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17in"/>
    </style:style>
    <style:style style:name="co2" style:family="table-column">
      <style:table-column-properties fo:break-before="auto" style:column-width="1.3417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511in"/>
    </style:style>
    <style:style style:name="co5" style:family="table-column">
      <style:table-column-properties fo:break-before="auto" style:column-width="1.4256in"/>
    </style:style>
    <style:style style:name="co6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0.9752in"/>
    </style:style>
    <style:style style:name="co8" style:family="table-column">
      <style:table-column-properties fo:break-before="auto" style:column-width="0.9965in"/>
    </style:style>
    <style:style style:name="co9" style:family="table-column">
      <style:table-column-properties fo:break-before="auto" style:column-width="1.1256in"/>
    </style:style>
    <style:style style:name="co10" style:family="table-column">
      <style:table-column-properties fo:break-before="auto" style:column-width="0.8362in"/>
    </style:style>
    <style:style style:name="co11" style:family="table-column">
      <style:table-column-properties fo:break-before="auto" style:column-width="1.8437in"/>
    </style:style>
    <style:style style:name="co12" style:family="table-column">
      <style:table-column-properties fo:break-before="auto" style:column-width="0.9327in"/>
    </style:style>
    <style:style style:name="co13" style:family="table-column">
      <style:table-column-properties fo:break-before="auto" style:column-width="0.6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43"/>
    <style:style style:name="ce7" style:family="table-cell" style:parent-style-name="Default" style:data-style-name="N44"/>
    <style:style style:name="ce4" style:family="table-cell" style:parent-style-name="Default" style:data-style-name="N121"/>
    <style:style style:name="ce3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8" table:default-cell-style-name="ce1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ormalised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T-start</text:p>
          </table:table-cell>
          <table:table-cell office:value-type="string" calcext:value-type="string">
            <text:p>T-stop</text:p>
          </table:table-cell>
          <table:table-cell office:value-type="string" calcext:value-type="string">
            <text:p>ProductionTime</text:p>
          </table:table-cell>
          <table:table-cell office:value-type="string" calcext:value-type="string">
            <text:p>PlannedProdTime</text:p>
          </table:table-cell>
          <table:table-cell office:value-type="string" calcext:value-type="string">
            <text:p>IdealCycleTime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Avaliability(A)</text:p>
          </table:table-cell>
          <table:table-cell office:value-type="string" calcext:value-type="string">
            <text:p>Performance(P)</text:p>
          </table:table-cell>
          <table:table-cell office:value-type="string" calcext:value-type="string">
            <text:p>Quality(Q)</text:p>
          </table:table-cell>
          <table:table-cell office:value-type="string" calcext:value-type="string">
            <text:p>OEE(good*ideal)/planned</text:p>
          </table:table-cell>
          <table:table-cell office:value-type="string" calcext:value-type="string">
            <text:p>OEE(A*P*Q)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[.C2]*1000" office:value-type="float" office:value="33.3333333333333" calcext:value-type="float">
            <text:p>33.3333333333333</text:p>
          </table:table-cell>
          <table:table-cell table:formula="of:=[.H2]" office:value-type="float" office:value="33.3333333333333" calcext:value-type="float">
            <text:p>33.3333333333333</text:p>
          </table:table-cell>
          <table:table-cell table:formula="of:=1/[.C2]" office:value-type="float" office:value="0.0333333333333333" calcext:value-type="float">
            <text:p>0.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]/[.I2]" office:value-type="float" office:value="1" calcext:value-type="float">
            <text:p>1</text:p>
          </table:table-cell>
          <table:table-cell table:formula="of:=([.J2]*[.K2])/[.H2]" office:value-type="float" office:value="1" calcext:value-type="float">
            <text:p>1</text:p>
          </table:table-cell>
          <table:table-cell table:formula="of:=[.D2]/[.K2]" office:value-type="float" office:value="0.999" calcext:value-type="float">
            <text:p>0.999</text:p>
          </table:table-cell>
          <table:table-cell table:formula="of:=([.D2]*[.J2])/[.I2]" office:value-type="float" office:value="0.999" calcext:value-type="float">
            <text:p>0.999</text:p>
          </table:table-cell>
          <table:table-cell table:formula="of:=[.L2]*[.M2]*[.N2]" office:value-type="float" office:value="0.999" calcext:value-type="float">
            <text:p>0.99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3]*1000" office:value-type="float" office:value="16.6666666666667" calcext:value-type="float">
            <text:p>16.6666666666667</text:p>
          </table:table-cell>
          <table:table-cell table:formula="of:=[.H3]" office:value-type="float" office:value="16.6666666666667" calcext:value-type="float">
            <text:p>16.6666666666667</text:p>
          </table:table-cell>
          <table:table-cell table:formula="of:=1/[.C3]" office:value-type="float" office:value="0.0166666666666667" calcext:value-type="float">
            <text:p>0.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]/[.I3]" office:value-type="float" office:value="1" calcext:value-type="float">
            <text:p>1</text:p>
          </table:table-cell>
          <table:table-cell table:formula="of:=([.J3]*[.K3])/[.H3]" office:value-type="float" office:value="1" calcext:value-type="float">
            <text:p>1</text:p>
          </table:table-cell>
          <table:table-cell table:formula="of:=[.D3]/[.K3]" office:value-type="float" office:value="0.997" calcext:value-type="float">
            <text:p>0.997</text:p>
          </table:table-cell>
          <table:table-cell table:formula="of:=([.D3]*[.J3])/[.I3]" office:value-type="float" office:value="0.997" calcext:value-type="float">
            <text:p>0.997</text:p>
          </table:table-cell>
          <table:table-cell table:formula="of:=[.L3]*[.M3]*[.N3]" office:value-type="float" office:value="0.997" calcext:value-type="float">
            <text:p>0.99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[.C4]*1000" office:value-type="float" office:value="11.1111111111111" calcext:value-type="float">
            <text:p>11.1111111111111</text:p>
          </table:table-cell>
          <table:table-cell table:formula="of:=[.H4]" office:value-type="float" office:value="11.1111111111111" calcext:value-type="float">
            <text:p>11.1111111111111</text:p>
          </table:table-cell>
          <table:table-cell table:formula="of:=1/[.C4]" office:value-type="float" office:value="0.0111111111111111" calcext:value-type="float">
            <text:p>0.011111111111111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]/[.I4]" office:value-type="float" office:value="1" calcext:value-type="float">
            <text:p>1</text:p>
          </table:table-cell>
          <table:table-cell table:formula="of:=([.J4]*[.K4])/[.H4]" office:value-type="float" office:value="1" calcext:value-type="float">
            <text:p>1</text:p>
          </table:table-cell>
          <table:table-cell table:formula="of:=[.D4]/[.K4]" office:value-type="float" office:value="0.999" calcext:value-type="float">
            <text:p>0.999</text:p>
          </table:table-cell>
          <table:table-cell table:formula="of:=([.D4]*[.J4])/[.I4]" office:value-type="float" office:value="0.999" calcext:value-type="float">
            <text:p>0.999</text:p>
          </table:table-cell>
          <table:table-cell table:formula="of:=[.L4]*[.M4]*[.N4]" office:value-type="float" office:value="0.999" calcext:value-type="float">
            <text:p>0.99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[.C5]*1000" office:value-type="float" office:value="8.33333333333333" calcext:value-type="float">
            <text:p>8.33333333333333</text:p>
          </table:table-cell>
          <table:table-cell table:formula="of:=[.H5]" office:value-type="float" office:value="8.33333333333333" calcext:value-type="float">
            <text:p>8.33333333333333</text:p>
          </table:table-cell>
          <table:table-cell table:formula="of:=1/[.C5]" office:value-type="float" office:value="0.00833333333333333" calcext:value-type="float">
            <text:p>0.008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]/[.I5]" office:value-type="float" office:value="1" calcext:value-type="float">
            <text:p>1</text:p>
          </table:table-cell>
          <table:table-cell table:formula="of:=([.J5]*[.K5])/[.H5]" office:value-type="float" office:value="1" calcext:value-type="float">
            <text:p>1</text:p>
          </table:table-cell>
          <table:table-cell table:formula="of:=[.D5]/[.K5]" office:value-type="float" office:value="1" calcext:value-type="float">
            <text:p>1</text:p>
          </table:table-cell>
          <table:table-cell table:formula="of:=([.D5]*[.J5])/[.I5]" office:value-type="float" office:value="1" calcext:value-type="float">
            <text:p>1</text:p>
          </table:table-cell>
          <table:table-cell table:formula="of:=[.L5]*[.M5]*[.N5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[.C6]*1000" office:value-type="float" office:value="6.66666666666667" calcext:value-type="float">
            <text:p>6.66666666666667</text:p>
          </table:table-cell>
          <table:table-cell table:formula="of:=[.H6]" office:value-type="float" office:value="6.66666666666667" calcext:value-type="float">
            <text:p>6.66666666666667</text:p>
          </table:table-cell>
          <table:table-cell table:formula="of:=1/[.C6]" office:value-type="float" office:value="0.00666666666666667" calcext:value-type="float">
            <text:p>0.0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]/[.I6]" office:value-type="float" office:value="1" calcext:value-type="float">
            <text:p>1</text:p>
          </table:table-cell>
          <table:table-cell table:formula="of:=([.J6]*[.K6])/[.H6]" office:value-type="float" office:value="1" calcext:value-type="float">
            <text:p>1</text:p>
          </table:table-cell>
          <table:table-cell table:formula="of:=[.D6]/[.K6]" office:value-type="float" office:value="0.999" calcext:value-type="float">
            <text:p>0.999</text:p>
          </table:table-cell>
          <table:table-cell table:formula="of:=([.D6]*[.J6])/[.I6]" office:value-type="float" office:value="0.999" calcext:value-type="float">
            <text:p>0.999</text:p>
          </table:table-cell>
          <table:table-cell table:formula="of:=[.L6]*[.M6]*[.N6]" office:value-type="float" office:value="0.999" calcext:value-type="float">
            <text:p>0.99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1/[.C7]*1000" office:value-type="float" office:value="5.55555555555556" calcext:value-type="float">
            <text:p>5.55555555555556</text:p>
          </table:table-cell>
          <table:table-cell table:formula="of:=[.H7]" office:value-type="float" office:value="5.55555555555556" calcext:value-type="float">
            <text:p>5.55555555555556</text:p>
          </table:table-cell>
          <table:table-cell table:formula="of:=1/[.C7]" office:value-type="float" office:value="0.00555555555555556" calcext:value-type="float">
            <text:p>0.005555555555555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7]/[.I7]" office:value-type="float" office:value="1" calcext:value-type="float">
            <text:p>1</text:p>
          </table:table-cell>
          <table:table-cell table:formula="of:=([.J7]*[.K7])/[.H7]" office:value-type="float" office:value="1" calcext:value-type="float">
            <text:p>1</text:p>
          </table:table-cell>
          <table:table-cell table:formula="of:=[.D7]/[.K7]" office:value-type="float" office:value="0.998" calcext:value-type="float">
            <text:p>0.998</text:p>
          </table:table-cell>
          <table:table-cell table:formula="of:=([.D7]*[.J7])/[.I7]" office:value-type="float" office:value="0.998" calcext:value-type="float">
            <text:p>0.998</text:p>
          </table:table-cell>
          <table:table-cell table:formula="of:=[.L7]*[.M7]*[.N7]" office:value-type="float" office:value="0.998" calcext:value-type="float">
            <text:p>0.998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1/[.C8]*1000" office:value-type="float" office:value="4.76190476190476" calcext:value-type="float">
            <text:p>4.76190476190476</text:p>
          </table:table-cell>
          <table:table-cell table:formula="of:=[.H8]" office:value-type="float" office:value="4.76190476190476" calcext:value-type="float">
            <text:p>4.76190476190476</text:p>
          </table:table-cell>
          <table:table-cell table:formula="of:=1/[.C8]" office:value-type="float" office:value="0.00476190476190476" calcext:value-type="float">
            <text:p>0.0047619047619047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8]/[.I8]" office:value-type="float" office:value="1" calcext:value-type="float">
            <text:p>1</text:p>
          </table:table-cell>
          <table:table-cell table:formula="of:=([.J8]*[.K8])/[.H8]" office:value-type="float" office:value="1" calcext:value-type="float">
            <text:p>1</text:p>
          </table:table-cell>
          <table:table-cell table:formula="of:=[.D8]/[.K8]" office:value-type="float" office:value="0.99" calcext:value-type="float">
            <text:p>0.99</text:p>
          </table:table-cell>
          <table:table-cell table:formula="of:=([.D8]*[.J8])/[.I8]" office:value-type="float" office:value="0.99" calcext:value-type="float">
            <text:p>0.99</text:p>
          </table:table-cell>
          <table:table-cell table:formula="of:=[.L8]*[.M8]*[.N8]" office:value-type="float" office:value="0.99" calcext:value-type="float">
            <text:p>0.9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1/[.C9]*1000" office:value-type="float" office:value="4.16666666666667" calcext:value-type="float">
            <text:p>4.16666666666667</text:p>
          </table:table-cell>
          <table:table-cell table:formula="of:=[.H9]" office:value-type="float" office:value="4.16666666666667" calcext:value-type="float">
            <text:p>4.16666666666667</text:p>
          </table:table-cell>
          <table:table-cell table:formula="of:=1/[.C9]" office:value-type="float" office:value="0.00416666666666667" calcext:value-type="float">
            <text:p>0.0041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9]/[.I9]" office:value-type="float" office:value="1" calcext:value-type="float">
            <text:p>1</text:p>
          </table:table-cell>
          <table:table-cell table:formula="of:=([.J9]*[.K9])/[.H9]" office:value-type="float" office:value="1" calcext:value-type="float">
            <text:p>1</text:p>
          </table:table-cell>
          <table:table-cell table:formula="of:=[.D9]/[.K9]" office:value-type="float" office:value="0.995" calcext:value-type="float">
            <text:p>0.995</text:p>
          </table:table-cell>
          <table:table-cell table:formula="of:=([.D9]*[.J9])/[.I9]" office:value-type="float" office:value="0.995" calcext:value-type="float">
            <text:p>0.995</text:p>
          </table:table-cell>
          <table:table-cell table:formula="of:=[.L9]*[.M9]*[.N9]" office:value-type="float" office:value="0.995" calcext:value-type="float">
            <text:p>0.995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985" calcext:value-type="float">
            <text:p>98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1/[.C10]*1000" office:value-type="float" office:value="3.7037037037037" calcext:value-type="float">
            <text:p>3.7037037037037</text:p>
          </table:table-cell>
          <table:table-cell table:formula="of:=[.H10]" office:value-type="float" office:value="3.7037037037037" calcext:value-type="float">
            <text:p>3.7037037037037</text:p>
          </table:table-cell>
          <table:table-cell table:formula="of:=1/[.C10]" office:value-type="float" office:value="0.0037037037037037" calcext:value-type="float">
            <text:p>0.003703703703703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0]/[.I10]" office:value-type="float" office:value="1" calcext:value-type="float">
            <text:p>1</text:p>
          </table:table-cell>
          <table:table-cell table:formula="of:=([.J10]*[.K10])/[.H10]" office:value-type="float" office:value="1" calcext:value-type="float">
            <text:p>1</text:p>
          </table:table-cell>
          <table:table-cell table:formula="of:=[.D10]/[.K10]" office:value-type="float" office:value="0.985" calcext:value-type="float">
            <text:p>0.985</text:p>
          </table:table-cell>
          <table:table-cell table:formula="of:=([.D10]*[.J10])/[.I10]" office:value-type="float" office:value="0.985" calcext:value-type="float">
            <text:p>0.985</text:p>
          </table:table-cell>
          <table:table-cell table:formula="of:=[.L10]*[.M10]*[.N10]" office:value-type="float" office:value="0.985" calcext:value-type="float">
            <text:p>0.985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1/[.C11]*1000" office:value-type="float" office:value="3.33333333333333" calcext:value-type="float">
            <text:p>3.33333333333333</text:p>
          </table:table-cell>
          <table:table-cell table:formula="of:=[.H11]" office:value-type="float" office:value="3.33333333333333" calcext:value-type="float">
            <text:p>3.33333333333333</text:p>
          </table:table-cell>
          <table:table-cell table:formula="of:=1/[.C11]" office:value-type="float" office:value="0.00333333333333333" calcext:value-type="float">
            <text:p>0.0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1]/[.I11]" office:value-type="float" office:value="1" calcext:value-type="float">
            <text:p>1</text:p>
          </table:table-cell>
          <table:table-cell table:formula="of:=([.J11]*[.K11])/[.H11]" office:value-type="float" office:value="1" calcext:value-type="float">
            <text:p>1</text:p>
          </table:table-cell>
          <table:table-cell table:formula="of:=[.D11]/[.K11]" office:value-type="float" office:value="0.974" calcext:value-type="float">
            <text:p>0.974</text:p>
          </table:table-cell>
          <table:table-cell table:formula="of:=([.D11]*[.J11])/[.I11]" office:value-type="float" office:value="0.974" calcext:value-type="float">
            <text:p>0.974</text:p>
          </table:table-cell>
          <table:table-cell table:formula="of:=[.L11]*[.M11]*[.N11]" office:value-type="float" office:value="0.974" calcext:value-type="float">
            <text:p>0.974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0" calcext:value-type="float">
            <text:p>33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1/[.C12]*1000" office:value-type="float" office:value="3.03030303030303" calcext:value-type="float">
            <text:p>3.03030303030303</text:p>
          </table:table-cell>
          <table:table-cell table:formula="of:=[.H12]" office:value-type="float" office:value="3.03030303030303" calcext:value-type="float">
            <text:p>3.03030303030303</text:p>
          </table:table-cell>
          <table:table-cell table:formula="of:=1/[.C12]" office:value-type="float" office:value="0.00303030303030303" calcext:value-type="float">
            <text:p>0.0030303030303030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2]/[.I12]" office:value-type="float" office:value="1" calcext:value-type="float">
            <text:p>1</text:p>
          </table:table-cell>
          <table:table-cell table:formula="of:=([.J12]*[.K12])/[.H12]" office:value-type="float" office:value="1" calcext:value-type="float">
            <text:p>1</text:p>
          </table:table-cell>
          <table:table-cell table:formula="of:=[.D12]/[.K12]" office:value-type="float" office:value="0.974" calcext:value-type="float">
            <text:p>0.974</text:p>
          </table:table-cell>
          <table:table-cell table:formula="of:=([.D12]*[.J12])/[.I12]" office:value-type="float" office:value="0.974" calcext:value-type="float">
            <text:p>0.974</text:p>
          </table:table-cell>
          <table:table-cell table:formula="of:=[.L12]*[.M12]*[.N12]" office:value-type="float" office:value="0.974" calcext:value-type="float">
            <text:p>0.974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 office:value-type="float" office:value="961" calcext:value-type="float">
            <text:p>961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1/[.C13]*1000" office:value-type="float" office:value="2.77777777777778" calcext:value-type="float">
            <text:p>2.77777777777778</text:p>
          </table:table-cell>
          <table:table-cell table:formula="of:=[.H13]" office:value-type="float" office:value="2.77777777777778" calcext:value-type="float">
            <text:p>2.77777777777778</text:p>
          </table:table-cell>
          <table:table-cell table:formula="of:=1/[.C13]" office:value-type="float" office:value="0.00277777777777778" calcext:value-type="float">
            <text:p>0.0027777777777777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3]/[.I13]" office:value-type="float" office:value="1" calcext:value-type="float">
            <text:p>1</text:p>
          </table:table-cell>
          <table:table-cell table:formula="of:=([.J13]*[.K13])/[.H13]" office:value-type="float" office:value="1" calcext:value-type="float">
            <text:p>1</text:p>
          </table:table-cell>
          <table:table-cell table:formula="of:=[.D13]/[.K13]" office:value-type="float" office:value="0.961" calcext:value-type="float">
            <text:p>0.961</text:p>
          </table:table-cell>
          <table:table-cell table:formula="of:=([.D13]*[.J13])/[.I13]" office:value-type="float" office:value="0.961" calcext:value-type="float">
            <text:p>0.961</text:p>
          </table:table-cell>
          <table:table-cell table:formula="of:=[.L13]*[.M13]*[.N13]" office:value-type="float" office:value="0.961" calcext:value-type="float">
            <text:p>0.96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90" calcext:value-type="float">
            <text:p>390</text:p>
          </table:table-cell>
          <table:table-cell office:value-type="float" office:value="948" calcext:value-type="float">
            <text:p>948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1/[.C14]*1000" office:value-type="float" office:value="2.56410256410256" calcext:value-type="float">
            <text:p>2.56410256410256</text:p>
          </table:table-cell>
          <table:table-cell table:formula="of:=[.H14]" office:value-type="float" office:value="2.56410256410256" calcext:value-type="float">
            <text:p>2.56410256410256</text:p>
          </table:table-cell>
          <table:table-cell table:formula="of:=1/[.C14]" office:value-type="float" office:value="0.00256410256410256" calcext:value-type="float">
            <text:p>0.002564102564102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4]/[.I14]" office:value-type="float" office:value="1" calcext:value-type="float">
            <text:p>1</text:p>
          </table:table-cell>
          <table:table-cell table:formula="of:=([.J14]*[.K14])/[.H14]" office:value-type="float" office:value="1" calcext:value-type="float">
            <text:p>1</text:p>
          </table:table-cell>
          <table:table-cell table:formula="of:=[.D14]/[.K14]" office:value-type="float" office:value="0.948" calcext:value-type="float">
            <text:p>0.948</text:p>
          </table:table-cell>
          <table:table-cell table:formula="of:=([.D14]*[.J14])/[.I14]" office:value-type="float" office:value="0.948" calcext:value-type="float">
            <text:p>0.948</text:p>
          </table:table-cell>
          <table:table-cell table:formula="of:=[.L14]*[.M14]*[.N14]" office:value-type="float" office:value="0.948" calcext:value-type="float">
            <text:p>0.948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10" calcext:value-type="float">
            <text:p>410</text:p>
          </table:table-cell>
          <table:table-cell office:value-type="float" office:value="925" calcext:value-type="float">
            <text:p>92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1/[.C15]*1000" office:value-type="float" office:value="2.4390243902439" calcext:value-type="float">
            <text:p>2.4390243902439</text:p>
          </table:table-cell>
          <table:table-cell table:formula="of:=[.H15]" office:value-type="float" office:value="2.4390243902439" calcext:value-type="float">
            <text:p>2.4390243902439</text:p>
          </table:table-cell>
          <table:table-cell table:formula="of:=1/[.C15]" office:value-type="float" office:value="0.0024390243902439" calcext:value-type="float">
            <text:p>0.002439024390243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5]/[.I15]" office:value-type="float" office:value="1" calcext:value-type="float">
            <text:p>1</text:p>
          </table:table-cell>
          <table:table-cell table:formula="of:=([.J15]*[.K15])/[.H15]" office:value-type="float" office:value="1" calcext:value-type="float">
            <text:p>1</text:p>
          </table:table-cell>
          <table:table-cell table:formula="of:=[.D15]/[.K15]" office:value-type="float" office:value="0.925" calcext:value-type="float">
            <text:p>0.925</text:p>
          </table:table-cell>
          <table:table-cell table:formula="of:=([.D15]*[.J15])/[.I15]" office:value-type="float" office:value="0.925" calcext:value-type="float">
            <text:p>0.925</text:p>
          </table:table-cell>
          <table:table-cell table:formula="of:=[.L15]*[.M15]*[.N15]" office:value-type="float" office:value="0.925" calcext:value-type="float">
            <text:p>0.925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40" calcext:value-type="float">
            <text:p>440</text:p>
          </table:table-cell>
          <table:table-cell office:value-type="float" office:value="888" calcext:value-type="float">
            <text:p>888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formula="of:=1/[.C16]*1000" office:value-type="float" office:value="2.27272727272727" calcext:value-type="float">
            <text:p>2.27272727272727</text:p>
          </table:table-cell>
          <table:table-cell table:formula="of:=[.H16]" office:value-type="float" office:value="2.27272727272727" calcext:value-type="float">
            <text:p>2.27272727272727</text:p>
          </table:table-cell>
          <table:table-cell table:formula="of:=1/[.C16]" office:value-type="float" office:value="0.00227272727272727" calcext:value-type="float">
            <text:p>0.0022727272727272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6]/[.I16]" office:value-type="float" office:value="1" calcext:value-type="float">
            <text:p>1</text:p>
          </table:table-cell>
          <table:table-cell table:formula="of:=([.J16]*[.K16])/[.H16]" office:value-type="float" office:value="1" calcext:value-type="float">
            <text:p>1</text:p>
          </table:table-cell>
          <table:table-cell table:formula="of:=[.D16]/[.K16]" office:value-type="float" office:value="0.888" calcext:value-type="float">
            <text:p>0.888</text:p>
          </table:table-cell>
          <table:table-cell table:formula="of:=([.D16]*[.J16])/[.I16]" office:value-type="float" office:value="0.888" calcext:value-type="float">
            <text:p>0.888</text:p>
          </table:table-cell>
          <table:table-cell table:formula="of:=[.L16]*[.M16]*[.N16]" office:value-type="float" office:value="0.888" calcext:value-type="float">
            <text:p>0.888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70" calcext:value-type="float">
            <text:p>470</text:p>
          </table:table-cell>
          <table:table-cell office:value-type="float" office:value="849" calcext:value-type="float">
            <text:p>849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1/[.C17]*1000" office:value-type="float" office:value="2.12765957446808" calcext:value-type="float">
            <text:p>2.12765957446808</text:p>
          </table:table-cell>
          <table:table-cell table:formula="of:=[.H17]" office:value-type="float" office:value="2.12765957446808" calcext:value-type="float">
            <text:p>2.12765957446808</text:p>
          </table:table-cell>
          <table:table-cell table:formula="of:=1/[.C17]" office:value-type="float" office:value="0.00212765957446808" calcext:value-type="float">
            <text:p>0.0021276595744680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7]/[.I17]" office:value-type="float" office:value="1" calcext:value-type="float">
            <text:p>1</text:p>
          </table:table-cell>
          <table:table-cell table:formula="of:=([.J17]*[.K17])/[.H17]" office:value-type="float" office:value="1" calcext:value-type="float">
            <text:p>1</text:p>
          </table:table-cell>
          <table:table-cell table:formula="of:=[.D17]/[.K17]" office:value-type="float" office:value="0.849" calcext:value-type="float">
            <text:p>0.849</text:p>
          </table:table-cell>
          <table:table-cell table:formula="of:=([.D17]*[.J17])/[.I17]" office:value-type="float" office:value="0.849" calcext:value-type="float">
            <text:p>0.849</text:p>
          </table:table-cell>
          <table:table-cell table:formula="of:=[.L17]*[.M17]*[.N17]" office:value-type="float" office:value="0.849" calcext:value-type="float">
            <text:p>0.84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00" calcext:value-type="float">
            <text:p>500</text:p>
          </table:table-cell>
          <table:table-cell office:value-type="float" office:value="786" calcext:value-type="float">
            <text:p>786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table:formula="of:=1/[.C18]*1000" office:value-type="float" office:value="2" calcext:value-type="float">
            <text:p>2</text:p>
          </table:table-cell>
          <table:table-cell table:formula="of:=[.H18]" office:value-type="float" office:value="2" calcext:value-type="float">
            <text:p>2</text:p>
          </table:table-cell>
          <table:table-cell table:formula="of:=1/[.C18]" office:value-type="float" office:value="0.002" calcext:value-type="float">
            <text:p>0.00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8]/[.I18]" office:value-type="float" office:value="1" calcext:value-type="float">
            <text:p>1</text:p>
          </table:table-cell>
          <table:table-cell table:formula="of:=([.J18]*[.K18])/[.H18]" office:value-type="float" office:value="1" calcext:value-type="float">
            <text:p>1</text:p>
          </table:table-cell>
          <table:table-cell table:formula="of:=[.D18]/[.K18]" office:value-type="float" office:value="0.786" calcext:value-type="float">
            <text:p>0.786</text:p>
          </table:table-cell>
          <table:table-cell table:formula="of:=([.D18]*[.J18])/[.I18]" office:value-type="float" office:value="0.786" calcext:value-type="float">
            <text:p>0.786</text:p>
          </table:table-cell>
          <table:table-cell table:formula="of:=[.L18]*[.M18]*[.N18]" office:value-type="float" office:value="0.786" calcext:value-type="float">
            <text:p>0.786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30" calcext:value-type="float">
            <text:p>530</text:p>
          </table:table-cell>
          <table:table-cell office:value-type="float" office:value="686" calcext:value-type="float">
            <text:p>686</text:p>
          </table:table-cell>
          <table:table-cell office:value-type="float" office:value="314" calcext:value-type="float">
            <text:p>314</text:p>
          </table:table-cell>
          <table:table-cell table:number-columns-repeated="2"/>
          <table:table-cell table:formula="of:=1/[.C19]*1000" office:value-type="float" office:value="1.88679245283019" calcext:value-type="float">
            <text:p>1.88679245283019</text:p>
          </table:table-cell>
          <table:table-cell table:formula="of:=[.H19]" office:value-type="float" office:value="1.88679245283019" calcext:value-type="float">
            <text:p>1.88679245283019</text:p>
          </table:table-cell>
          <table:table-cell table:formula="of:=1/[.C19]" office:value-type="float" office:value="0.00188679245283019" calcext:value-type="float">
            <text:p>0.0018867924528301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9]/[.I19]" office:value-type="float" office:value="1" calcext:value-type="float">
            <text:p>1</text:p>
          </table:table-cell>
          <table:table-cell table:formula="of:=([.J19]*[.K19])/[.H19]" office:value-type="float" office:value="1" calcext:value-type="float">
            <text:p>1</text:p>
          </table:table-cell>
          <table:table-cell table:formula="of:=[.D19]/[.K19]" office:value-type="float" office:value="0.686" calcext:value-type="float">
            <text:p>0.686</text:p>
          </table:table-cell>
          <table:table-cell table:formula="of:=([.D19]*[.J19])/[.I19]" office:value-type="float" office:value="0.686" calcext:value-type="float">
            <text:p>0.686</text:p>
          </table:table-cell>
          <table:table-cell table:formula="of:=[.L19]*[.M19]*[.N19]" office:value-type="float" office:value="0.686" calcext:value-type="float">
            <text:p>0.686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60" calcext:value-type="float">
            <text:p>560</text:p>
          </table:table-cell>
          <table:table-cell office:value-type="float" office:value="609" calcext:value-type="float">
            <text:p>609</text:p>
          </table:table-cell>
          <table:table-cell office:value-type="float" office:value="391" calcext:value-type="float">
            <text:p>391</text:p>
          </table:table-cell>
          <table:table-cell table:number-columns-repeated="2"/>
          <table:table-cell table:formula="of:=1/[.C20]*1000" office:value-type="float" office:value="1.78571428571429" calcext:value-type="float">
            <text:p>1.78571428571429</text:p>
          </table:table-cell>
          <table:table-cell table:formula="of:=[.H20]" office:value-type="float" office:value="1.78571428571429" calcext:value-type="float">
            <text:p>1.78571428571429</text:p>
          </table:table-cell>
          <table:table-cell table:formula="of:=1/[.C20]" office:value-type="float" office:value="0.00178571428571429" calcext:value-type="float">
            <text:p>0.0017857142857142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0]/[.I20]" office:value-type="float" office:value="1" calcext:value-type="float">
            <text:p>1</text:p>
          </table:table-cell>
          <table:table-cell table:formula="of:=([.J20]*[.K20])/[.H20]" office:value-type="float" office:value="1" calcext:value-type="float">
            <text:p>1</text:p>
          </table:table-cell>
          <table:table-cell table:formula="of:=[.D20]/[.K20]" office:value-type="float" office:value="0.609" calcext:value-type="float">
            <text:p>0.609</text:p>
          </table:table-cell>
          <table:table-cell table:formula="of:=([.D20]*[.J20])/[.I20]" office:value-type="float" office:value="0.609" calcext:value-type="float">
            <text:p>0.609</text:p>
          </table:table-cell>
          <table:table-cell table:formula="of:=[.L20]*[.M20]*[.N20]" office:value-type="float" office:value="0.609" calcext:value-type="float">
            <text:p>0.60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366" calcext:value-type="float">
            <text:p>366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table:formula="of:=1/[.C21]*1000" office:value-type="float" office:value="1.66666666666667" calcext:value-type="float">
            <text:p>1.66666666666667</text:p>
          </table:table-cell>
          <table:table-cell table:formula="of:=[.H21]" office:value-type="float" office:value="1.66666666666667" calcext:value-type="float">
            <text:p>1.66666666666667</text:p>
          </table:table-cell>
          <table:table-cell table:formula="of:=1/[.C21]" office:value-type="float" office:value="0.00166666666666667" calcext:value-type="float">
            <text:p>0.0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1]/[.I21]" office:value-type="float" office:value="1" calcext:value-type="float">
            <text:p>1</text:p>
          </table:table-cell>
          <table:table-cell table:formula="of:=([.J21]*[.K21])/[.H21]" office:value-type="float" office:value="1" calcext:value-type="float">
            <text:p>1</text:p>
          </table:table-cell>
          <table:table-cell table:formula="of:=[.D21]/[.K21]" office:value-type="float" office:value="0.366" calcext:value-type="float">
            <text:p>0.366</text:p>
          </table:table-cell>
          <table:table-cell table:formula="of:=([.D21]*[.J21])/[.I21]" office:value-type="float" office:value="0.366" calcext:value-type="float">
            <text:p>0.366</text:p>
          </table:table-cell>
          <table:table-cell table:formula="of:=[.L21]*[.M21]*[.N21]" office:value-type="float" office:value="0.366" calcext:value-type="float">
            <text:p>0.366</text:p>
          </table:table-cell>
          <table:table-cell table:number-columns-repeated="1008"/>
        </table:table-row>
        <table:table-row table:style-name="ro1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66" calcext:value-type="float">
            <text:p>96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1/[.C23]*1000" office:value-type="float" office:value="66.6666666666667" calcext:value-type="float">
            <text:p>66.6666666666667</text:p>
          </table:table-cell>
          <table:table-cell table:formula="of:=[.H23]" office:value-type="float" office:value="66.6666666666667" calcext:value-type="float">
            <text:p>66.6666666666667</text:p>
          </table:table-cell>
          <table:table-cell table:formula="of:=1/[.C23]" office:value-type="float" office:value="0.0666666666666667" calcext:value-type="float">
            <text:p>0.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3]/[.I23]" office:value-type="float" office:value="1" calcext:value-type="float">
            <text:p>1</text:p>
          </table:table-cell>
          <table:table-cell table:formula="of:=([.J23]*[.K23])/[.H23]" office:value-type="float" office:value="1" calcext:value-type="float">
            <text:p>1</text:p>
          </table:table-cell>
          <table:table-cell table:formula="of:=[.D23]/[.K23]" office:value-type="float" office:value="0.966" calcext:value-type="float">
            <text:p>0.966</text:p>
          </table:table-cell>
          <table:table-cell table:formula="of:=([.D23]*[.J23])/[.I23]" office:value-type="float" office:value="0.966" calcext:value-type="float">
            <text:p>0.966</text:p>
          </table:table-cell>
          <table:table-cell table:formula="of:=[.L23]*[.M23]*[.N23]" office:value-type="float" office:value="0.966" calcext:value-type="float">
            <text:p>0.966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16" calcext:value-type="float">
            <text:p>916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formula="of:=1/[.C24]*1000" office:value-type="float" office:value="33.3333333333333" calcext:value-type="float">
            <text:p>33.3333333333333</text:p>
          </table:table-cell>
          <table:table-cell table:formula="of:=[.H24]" office:value-type="float" office:value="33.3333333333333" calcext:value-type="float">
            <text:p>33.3333333333333</text:p>
          </table:table-cell>
          <table:table-cell table:formula="of:=1/[.C24]" office:value-type="float" office:value="0.0333333333333333" calcext:value-type="float">
            <text:p>0.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4]/[.I24]" office:value-type="float" office:value="1" calcext:value-type="float">
            <text:p>1</text:p>
          </table:table-cell>
          <table:table-cell table:formula="of:=([.J24]*[.K24])/[.H24]" office:value-type="float" office:value="1" calcext:value-type="float">
            <text:p>1</text:p>
          </table:table-cell>
          <table:table-cell table:formula="of:=[.D24]/[.K24]" office:value-type="float" office:value="0.916" calcext:value-type="float">
            <text:p>0.916</text:p>
          </table:table-cell>
          <table:table-cell table:formula="of:=([.D24]*[.J24])/[.I24]" office:value-type="float" office:value="0.916" calcext:value-type="float">
            <text:p>0.916</text:p>
          </table:table-cell>
          <table:table-cell table:formula="of:=[.L24]*[.M24]*[.N24]" office:value-type="float" office:value="0.916" calcext:value-type="float">
            <text:p>0.916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843" calcext:value-type="float">
            <text:p>843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table:formula="of:=1/[.C25]*1000" office:value-type="float" office:value="22.2222222222222" calcext:value-type="float">
            <text:p>22.2222222222222</text:p>
          </table:table-cell>
          <table:table-cell table:formula="of:=[.H25]" office:value-type="float" office:value="22.2222222222222" calcext:value-type="float">
            <text:p>22.2222222222222</text:p>
          </table:table-cell>
          <table:table-cell table:formula="of:=1/[.C25]" office:value-type="float" office:value="0.0222222222222222" calcext:value-type="float">
            <text:p>0.022222222222222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5]/[.I25]" office:value-type="float" office:value="1" calcext:value-type="float">
            <text:p>1</text:p>
          </table:table-cell>
          <table:table-cell table:formula="of:=([.J25]*[.K25])/[.H25]" office:value-type="float" office:value="1" calcext:value-type="float">
            <text:p>1</text:p>
          </table:table-cell>
          <table:table-cell table:formula="of:=[.D25]/[.K25]" office:value-type="float" office:value="0.843" calcext:value-type="float">
            <text:p>0.843</text:p>
          </table:table-cell>
          <table:table-cell table:formula="of:=([.D25]*[.J25])/[.I25]" office:value-type="float" office:value="0.843" calcext:value-type="float">
            <text:p>0.843</text:p>
          </table:table-cell>
          <table:table-cell table:formula="of:=[.L25]*[.M25]*[.N25]" office:value-type="float" office:value="0.843" calcext:value-type="float">
            <text:p>0.843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13" calcext:value-type="float">
            <text:p>813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table:formula="of:=1/[.C26]*1000" office:value-type="float" office:value="16.6666666666667" calcext:value-type="float">
            <text:p>16.6666666666667</text:p>
          </table:table-cell>
          <table:table-cell table:formula="of:=[.H26]" office:value-type="float" office:value="16.6666666666667" calcext:value-type="float">
            <text:p>16.6666666666667</text:p>
          </table:table-cell>
          <table:table-cell table:formula="of:=1/[.C26]" office:value-type="float" office:value="0.0166666666666667" calcext:value-type="float">
            <text:p>0.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6]/[.I26]" office:value-type="float" office:value="1" calcext:value-type="float">
            <text:p>1</text:p>
          </table:table-cell>
          <table:table-cell table:formula="of:=([.J26]*[.K26])/[.H26]" office:value-type="float" office:value="1" calcext:value-type="float">
            <text:p>1</text:p>
          </table:table-cell>
          <table:table-cell table:formula="of:=[.D26]/[.K26]" office:value-type="float" office:value="0.813" calcext:value-type="float">
            <text:p>0.813</text:p>
          </table:table-cell>
          <table:table-cell table:formula="of:=([.D26]*[.J26])/[.I26]" office:value-type="float" office:value="0.813" calcext:value-type="float">
            <text:p>0.813</text:p>
          </table:table-cell>
          <table:table-cell table:formula="of:=[.L26]*[.M26]*[.N26]" office:value-type="float" office:value="0.813" calcext:value-type="float">
            <text:p>0.813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751" calcext:value-type="float">
            <text:p>751</text:p>
          </table:table-cell>
          <table:table-cell office:value-type="float" office:value="249" calcext:value-type="float">
            <text:p>249</text:p>
          </table:table-cell>
          <table:table-cell table:number-columns-repeated="2"/>
          <table:table-cell table:formula="of:=1/[.C27]*1000" office:value-type="float" office:value="13.3333333333333" calcext:value-type="float">
            <text:p>13.3333333333333</text:p>
          </table:table-cell>
          <table:table-cell table:formula="of:=[.H27]" office:value-type="float" office:value="13.3333333333333" calcext:value-type="float">
            <text:p>13.3333333333333</text:p>
          </table:table-cell>
          <table:table-cell table:formula="of:=1/[.C27]" office:value-type="float" office:value="0.0133333333333333" calcext:value-type="float">
            <text:p>0.01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7]/[.I27]" office:value-type="float" office:value="1" calcext:value-type="float">
            <text:p>1</text:p>
          </table:table-cell>
          <table:table-cell table:formula="of:=([.J27]*[.K27])/[.H27]" office:value-type="float" office:value="1" calcext:value-type="float">
            <text:p>1</text:p>
          </table:table-cell>
          <table:table-cell table:formula="of:=[.D27]/[.K27]" office:value-type="float" office:value="0.751" calcext:value-type="float">
            <text:p>0.751</text:p>
          </table:table-cell>
          <table:table-cell table:formula="of:=([.D27]*[.J27])/[.I27]" office:value-type="float" office:value="0.751" calcext:value-type="float">
            <text:p>0.751</text:p>
          </table:table-cell>
          <table:table-cell table:formula="of:=[.L27]*[.M27]*[.N27]" office:value-type="float" office:value="0.751" calcext:value-type="float">
            <text:p>0.75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16" calcext:value-type="float">
            <text:p>716</text:p>
          </table:table-cell>
          <table:table-cell office:value-type="float" office:value="284" calcext:value-type="float">
            <text:p>284</text:p>
          </table:table-cell>
          <table:table-cell table:number-columns-repeated="2"/>
          <table:table-cell table:formula="of:=1/[.C28]*1000" office:value-type="float" office:value="11.1111111111111" calcext:value-type="float">
            <text:p>11.1111111111111</text:p>
          </table:table-cell>
          <table:table-cell table:formula="of:=[.H28]" office:value-type="float" office:value="11.1111111111111" calcext:value-type="float">
            <text:p>11.1111111111111</text:p>
          </table:table-cell>
          <table:table-cell table:formula="of:=1/[.C28]" office:value-type="float" office:value="0.0111111111111111" calcext:value-type="float">
            <text:p>0.011111111111111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8]/[.I28]" office:value-type="float" office:value="1" calcext:value-type="float">
            <text:p>1</text:p>
          </table:table-cell>
          <table:table-cell table:formula="of:=([.J28]*[.K28])/[.H28]" office:value-type="float" office:value="1" calcext:value-type="float">
            <text:p>1</text:p>
          </table:table-cell>
          <table:table-cell table:formula="of:=[.D28]/[.K28]" office:value-type="float" office:value="0.716" calcext:value-type="float">
            <text:p>0.716</text:p>
          </table:table-cell>
          <table:table-cell table:formula="of:=([.D28]*[.J28])/[.I28]" office:value-type="float" office:value="0.716" calcext:value-type="float">
            <text:p>0.716</text:p>
          </table:table-cell>
          <table:table-cell table:formula="of:=[.L28]*[.M28]*[.N28]" office:value-type="float" office:value="0.716" calcext:value-type="float">
            <text:p>0.716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652" calcext:value-type="float">
            <text:p>652</text:p>
          </table:table-cell>
          <table:table-cell office:value-type="float" office:value="348" calcext:value-type="float">
            <text:p>348</text:p>
          </table:table-cell>
          <table:table-cell table:number-columns-repeated="2"/>
          <table:table-cell table:formula="of:=1/[.C29]*1000" office:value-type="float" office:value="9.52380952380953" calcext:value-type="float">
            <text:p>9.52380952380953</text:p>
          </table:table-cell>
          <table:table-cell table:formula="of:=[.H29]" office:value-type="float" office:value="9.52380952380953" calcext:value-type="float">
            <text:p>9.52380952380953</text:p>
          </table:table-cell>
          <table:table-cell table:formula="of:=1/[.C29]" office:value-type="float" office:value="0.00952380952380952" calcext:value-type="float">
            <text:p>0.0095238095238095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9]/[.I29]" office:value-type="float" office:value="1" calcext:value-type="float">
            <text:p>1</text:p>
          </table:table-cell>
          <table:table-cell table:formula="of:=([.J29]*[.K29])/[.H29]" office:value-type="float" office:value="1" calcext:value-type="float">
            <text:p>1</text:p>
          </table:table-cell>
          <table:table-cell table:formula="of:=[.D29]/[.K29]" office:value-type="float" office:value="0.652" calcext:value-type="float">
            <text:p>0.652</text:p>
          </table:table-cell>
          <table:table-cell table:formula="of:=([.D29]*[.J29])/[.I29]" office:value-type="float" office:value="0.652" calcext:value-type="float">
            <text:p>0.652</text:p>
          </table:table-cell>
          <table:table-cell table:formula="of:=[.L29]*[.M29]*[.N29]" office:value-type="float" office:value="0.652" calcext:value-type="float">
            <text:p>0.652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606" calcext:value-type="float">
            <text:p>606</text:p>
          </table:table-cell>
          <table:table-cell office:value-type="float" office:value="394" calcext:value-type="float">
            <text:p>394</text:p>
          </table:table-cell>
          <table:table-cell table:number-columns-repeated="2"/>
          <table:table-cell table:formula="of:=1/[.C30]*1000" office:value-type="float" office:value="8.33333333333333" calcext:value-type="float">
            <text:p>8.33333333333333</text:p>
          </table:table-cell>
          <table:table-cell table:formula="of:=[.H30]" office:value-type="float" office:value="8.33333333333333" calcext:value-type="float">
            <text:p>8.33333333333333</text:p>
          </table:table-cell>
          <table:table-cell table:formula="of:=1/[.C30]" office:value-type="float" office:value="0.00833333333333333" calcext:value-type="float">
            <text:p>0.008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0]/[.I30]" office:value-type="float" office:value="1" calcext:value-type="float">
            <text:p>1</text:p>
          </table:table-cell>
          <table:table-cell table:formula="of:=([.J30]*[.K30])/[.H30]" office:value-type="float" office:value="1" calcext:value-type="float">
            <text:p>1</text:p>
          </table:table-cell>
          <table:table-cell table:formula="of:=[.D30]/[.K30]" office:value-type="float" office:value="0.606" calcext:value-type="float">
            <text:p>0.606</text:p>
          </table:table-cell>
          <table:table-cell table:formula="of:=([.D30]*[.J30])/[.I30]" office:value-type="float" office:value="0.606" calcext:value-type="float">
            <text:p>0.606</text:p>
          </table:table-cell>
          <table:table-cell table:formula="of:=[.L30]*[.M30]*[.N30]" office:value-type="float" office:value="0.606" calcext:value-type="float">
            <text:p>0.606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540" calcext:value-type="float">
            <text:p>540</text:p>
          </table:table-cell>
          <table:table-cell office:value-type="float" office:value="460" calcext:value-type="float">
            <text:p>460</text:p>
          </table:table-cell>
          <table:table-cell table:number-columns-repeated="2"/>
          <table:table-cell table:formula="of:=1/[.C31]*1000" office:value-type="float" office:value="7.40740740740741" calcext:value-type="float">
            <text:p>7.40740740740741</text:p>
          </table:table-cell>
          <table:table-cell table:formula="of:=[.H31]" office:value-type="float" office:value="7.40740740740741" calcext:value-type="float">
            <text:p>7.40740740740741</text:p>
          </table:table-cell>
          <table:table-cell table:formula="of:=1/[.C31]" office:value-type="float" office:value="0.00740740740740741" calcext:value-type="float">
            <text:p>0.0074074074074074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1]/[.I31]" office:value-type="float" office:value="1" calcext:value-type="float">
            <text:p>1</text:p>
          </table:table-cell>
          <table:table-cell table:formula="of:=([.J31]*[.K31])/[.H31]" office:value-type="float" office:value="1" calcext:value-type="float">
            <text:p>1</text:p>
          </table:table-cell>
          <table:table-cell table:formula="of:=[.D31]/[.K31]" office:value-type="float" office:value="0.54" calcext:value-type="float">
            <text:p>0.54</text:p>
          </table:table-cell>
          <table:table-cell table:formula="of:=([.D31]*[.J31])/[.I31]" office:value-type="float" office:value="0.54" calcext:value-type="float">
            <text:p>0.54</text:p>
          </table:table-cell>
          <table:table-cell table:formula="of:=[.L31]*[.M31]*[.N31]" office:value-type="float" office:value="0.54" calcext:value-type="float">
            <text:p>0.54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table:formula="of:=1/[.C32]*1000" office:value-type="float" office:value="6.66666666666667" calcext:value-type="float">
            <text:p>6.66666666666667</text:p>
          </table:table-cell>
          <table:table-cell table:formula="of:=[.H32]" office:value-type="float" office:value="6.66666666666667" calcext:value-type="float">
            <text:p>6.66666666666667</text:p>
          </table:table-cell>
          <table:table-cell table:formula="of:=1/[.C32]" office:value-type="float" office:value="0.00666666666666667" calcext:value-type="float">
            <text:p>0.0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2]/[.I32]" office:value-type="float" office:value="1" calcext:value-type="float">
            <text:p>1</text:p>
          </table:table-cell>
          <table:table-cell table:formula="of:=([.J32]*[.K32])/[.H32]" office:value-type="float" office:value="1" calcext:value-type="float">
            <text:p>1</text:p>
          </table:table-cell>
          <table:table-cell table:formula="of:=[.D32]/[.K32]" office:value-type="float" office:value="0.48" calcext:value-type="float">
            <text:p>0.48</text:p>
          </table:table-cell>
          <table:table-cell table:formula="of:=([.D32]*[.J32])/[.I32]" office:value-type="float" office:value="0.48" calcext:value-type="float">
            <text:p>0.48</text:p>
          </table:table-cell>
          <table:table-cell table:formula="of:=[.L32]*[.M32]*[.N32]" office:value-type="float" office:value="0.48" calcext:value-type="float">
            <text:p>0.4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471" calcext:value-type="float">
            <text:p>471</text:p>
          </table:table-cell>
          <table:table-cell office:value-type="float" office:value="529" calcext:value-type="float">
            <text:p>529</text:p>
          </table:table-cell>
          <table:table-cell table:number-columns-repeated="2"/>
          <table:table-cell table:formula="of:=1/[.C33]*1000" office:value-type="float" office:value="6.06060606060606" calcext:value-type="float">
            <text:p>6.06060606060606</text:p>
          </table:table-cell>
          <table:table-cell table:formula="of:=[.H33]" office:value-type="float" office:value="6.06060606060606" calcext:value-type="float">
            <text:p>6.06060606060606</text:p>
          </table:table-cell>
          <table:table-cell table:formula="of:=1/[.C33]" office:value-type="float" office:value="0.00606060606060606" calcext:value-type="float">
            <text:p>0.0060606060606060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3]/[.I33]" office:value-type="float" office:value="1" calcext:value-type="float">
            <text:p>1</text:p>
          </table:table-cell>
          <table:table-cell table:formula="of:=([.J33]*[.K33])/[.H33]" office:value-type="float" office:value="1" calcext:value-type="float">
            <text:p>1</text:p>
          </table:table-cell>
          <table:table-cell table:formula="of:=[.D33]/[.K33]" office:value-type="float" office:value="0.471" calcext:value-type="float">
            <text:p>0.471</text:p>
          </table:table-cell>
          <table:table-cell table:formula="of:=([.D33]*[.J33])/[.I33]" office:value-type="float" office:value="0.471" calcext:value-type="float">
            <text:p>0.471</text:p>
          </table:table-cell>
          <table:table-cell table:formula="of:=[.L33]*[.M33]*[.N33]" office:value-type="float" office:value="0.471" calcext:value-type="float">
            <text:p>0.47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423" calcext:value-type="float">
            <text:p>423</text:p>
          </table:table-cell>
          <table:table-cell office:value-type="float" office:value="577" calcext:value-type="float">
            <text:p>577</text:p>
          </table:table-cell>
          <table:table-cell table:number-columns-repeated="2"/>
          <table:table-cell table:formula="of:=1/[.C34]*1000" office:value-type="float" office:value="5.55555555555556" calcext:value-type="float">
            <text:p>5.55555555555556</text:p>
          </table:table-cell>
          <table:table-cell table:formula="of:=[.H34]" office:value-type="float" office:value="5.55555555555556" calcext:value-type="float">
            <text:p>5.55555555555556</text:p>
          </table:table-cell>
          <table:table-cell table:formula="of:=1/[.C34]" office:value-type="float" office:value="0.00555555555555556" calcext:value-type="float">
            <text:p>0.005555555555555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4]/[.I34]" office:value-type="float" office:value="1" calcext:value-type="float">
            <text:p>1</text:p>
          </table:table-cell>
          <table:table-cell table:formula="of:=([.J34]*[.K34])/[.H34]" office:value-type="float" office:value="1" calcext:value-type="float">
            <text:p>1</text:p>
          </table:table-cell>
          <table:table-cell table:formula="of:=[.D34]/[.K34]" office:value-type="float" office:value="0.423" calcext:value-type="float">
            <text:p>0.423</text:p>
          </table:table-cell>
          <table:table-cell table:formula="of:=([.D34]*[.J34])/[.I34]" office:value-type="float" office:value="0.423" calcext:value-type="float">
            <text:p>0.423</text:p>
          </table:table-cell>
          <table:table-cell table:formula="of:=[.L34]*[.M34]*[.N34]" office:value-type="float" office:value="0.423" calcext:value-type="float">
            <text:p>0.423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95" calcext:value-type="float">
            <text:p>195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table:number-columns-repeated="2"/>
          <table:table-cell table:formula="of:=1/[.C35]*1000" office:value-type="float" office:value="5.12820512820513" calcext:value-type="float">
            <text:p>5.12820512820513</text:p>
          </table:table-cell>
          <table:table-cell table:formula="of:=[.H35]" office:value-type="float" office:value="5.12820512820513" calcext:value-type="float">
            <text:p>5.12820512820513</text:p>
          </table:table-cell>
          <table:table-cell table:formula="of:=1/[.C35]" office:value-type="float" office:value="0.00512820512820513" calcext:value-type="float">
            <text:p>0.0051282051282051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5]/[.I35]" office:value-type="float" office:value="1" calcext:value-type="float">
            <text:p>1</text:p>
          </table:table-cell>
          <table:table-cell table:formula="of:=([.J35]*[.K35])/[.H35]" office:value-type="float" office:value="1" calcext:value-type="float">
            <text:p>1</text:p>
          </table:table-cell>
          <table:table-cell table:formula="of:=[.D35]/[.K35]" office:value-type="float" office:value="0.361" calcext:value-type="float">
            <text:p>0.361</text:p>
          </table:table-cell>
          <table:table-cell table:formula="of:=([.D35]*[.J35])/[.I35]" office:value-type="float" office:value="0.361" calcext:value-type="float">
            <text:p>0.361</text:p>
          </table:table-cell>
          <table:table-cell table:formula="of:=[.L35]*[.M35]*[.N35]" office:value-type="float" office:value="0.361" calcext:value-type="float">
            <text:p>0.36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334" calcext:value-type="float">
            <text:p>334</text:p>
          </table:table-cell>
          <table:table-cell office:value-type="float" office:value="666" calcext:value-type="float">
            <text:p>666</text:p>
          </table:table-cell>
          <table:table-cell table:number-columns-repeated="2"/>
          <table:table-cell table:formula="of:=1/[.C36]*1000" office:value-type="float" office:value="4.76190476190476" calcext:value-type="float">
            <text:p>4.76190476190476</text:p>
          </table:table-cell>
          <table:table-cell table:formula="of:=[.H36]" office:value-type="float" office:value="4.76190476190476" calcext:value-type="float">
            <text:p>4.76190476190476</text:p>
          </table:table-cell>
          <table:table-cell table:formula="of:=1/[.C36]" office:value-type="float" office:value="0.00476190476190476" calcext:value-type="float">
            <text:p>0.0047619047619047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6]/[.I36]" office:value-type="float" office:value="1" calcext:value-type="float">
            <text:p>1</text:p>
          </table:table-cell>
          <table:table-cell table:formula="of:=([.J36]*[.K36])/[.H36]" office:value-type="float" office:value="1" calcext:value-type="float">
            <text:p>1</text:p>
          </table:table-cell>
          <table:table-cell table:formula="of:=[.D36]/[.K36]" office:value-type="float" office:value="0.334" calcext:value-type="float">
            <text:p>0.334</text:p>
          </table:table-cell>
          <table:table-cell table:formula="of:=([.D36]*[.J36])/[.I36]" office:value-type="float" office:value="0.334" calcext:value-type="float">
            <text:p>0.334</text:p>
          </table:table-cell>
          <table:table-cell table:formula="of:=[.L36]*[.M36]*[.N36]" office:value-type="float" office:value="0.334" calcext:value-type="float">
            <text:p>0.334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25" calcext:value-type="float">
            <text:p>225</text:p>
          </table:table-cell>
          <table:table-cell office:value-type="float" office:value="258" calcext:value-type="float">
            <text:p>258</text:p>
          </table:table-cell>
          <table:table-cell office:value-type="float" office:value="742" calcext:value-type="float">
            <text:p>742</text:p>
          </table:table-cell>
          <table:table-cell table:number-columns-repeated="2"/>
          <table:table-cell table:formula="of:=1/[.C37]*1000" office:value-type="float" office:value="4.44444444444444" calcext:value-type="float">
            <text:p>4.44444444444444</text:p>
          </table:table-cell>
          <table:table-cell table:formula="of:=[.H37]" office:value-type="float" office:value="4.44444444444444" calcext:value-type="float">
            <text:p>4.44444444444444</text:p>
          </table:table-cell>
          <table:table-cell table:formula="of:=1/[.C37]" office:value-type="float" office:value="0.00444444444444444" calcext:value-type="float">
            <text:p>0.00444444444444444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7]/[.I37]" office:value-type="float" office:value="1" calcext:value-type="float">
            <text:p>1</text:p>
          </table:table-cell>
          <table:table-cell table:formula="of:=([.J37]*[.K37])/[.H37]" office:value-type="float" office:value="1" calcext:value-type="float">
            <text:p>1</text:p>
          </table:table-cell>
          <table:table-cell table:formula="of:=[.D37]/[.K37]" office:value-type="float" office:value="0.258" calcext:value-type="float">
            <text:p>0.258</text:p>
          </table:table-cell>
          <table:table-cell table:formula="of:=([.D37]*[.J37])/[.I37]" office:value-type="float" office:value="0.258" calcext:value-type="float">
            <text:p>0.258</text:p>
          </table:table-cell>
          <table:table-cell table:formula="of:=[.L37]*[.M37]*[.N37]" office:value-type="float" office:value="0.258" calcext:value-type="float">
            <text:p>0.25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float" office:value="770" calcext:value-type="float">
            <text:p>770</text:p>
          </table:table-cell>
          <table:table-cell table:number-columns-repeated="2"/>
          <table:table-cell table:formula="of:=1/[.C38]*1000" office:value-type="float" office:value="4.16666666666667" calcext:value-type="float">
            <text:p>4.16666666666667</text:p>
          </table:table-cell>
          <table:table-cell table:formula="of:=[.H38]" office:value-type="float" office:value="4.16666666666667" calcext:value-type="float">
            <text:p>4.16666666666667</text:p>
          </table:table-cell>
          <table:table-cell table:formula="of:=1/[.C38]" office:value-type="float" office:value="0.00416666666666667" calcext:value-type="float">
            <text:p>0.0041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8]/[.I38]" office:value-type="float" office:value="1" calcext:value-type="float">
            <text:p>1</text:p>
          </table:table-cell>
          <table:table-cell table:formula="of:=([.J38]*[.K38])/[.H38]" office:value-type="float" office:value="1" calcext:value-type="float">
            <text:p>1</text:p>
          </table:table-cell>
          <table:table-cell table:formula="of:=[.D38]/[.K38]" office:value-type="float" office:value="0.23" calcext:value-type="float">
            <text:p>0.23</text:p>
          </table:table-cell>
          <table:table-cell table:formula="of:=([.D38]*[.J38])/[.I38]" office:value-type="float" office:value="0.23" calcext:value-type="float">
            <text:p>0.23</text:p>
          </table:table-cell>
          <table:table-cell table:formula="of:=[.L38]*[.M38]*[.N38]" office:value-type="float" office:value="0.23" calcext:value-type="float">
            <text:p>0.23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 office:value-type="float" office:value="831" calcext:value-type="float">
            <text:p>831</text:p>
          </table:table-cell>
          <table:table-cell table:number-columns-repeated="2"/>
          <table:table-cell table:formula="of:=1/[.C39]*1000" office:value-type="float" office:value="3.92156862745098" calcext:value-type="float">
            <text:p>3.92156862745098</text:p>
          </table:table-cell>
          <table:table-cell table:formula="of:=[.H39]" office:value-type="float" office:value="3.92156862745098" calcext:value-type="float">
            <text:p>3.92156862745098</text:p>
          </table:table-cell>
          <table:table-cell table:formula="of:=1/[.C39]" office:value-type="float" office:value="0.00392156862745098" calcext:value-type="float">
            <text:p>0.0039215686274509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9]/[.I39]" office:value-type="float" office:value="1" calcext:value-type="float">
            <text:p>1</text:p>
          </table:table-cell>
          <table:table-cell table:formula="of:=([.J39]*[.K39])/[.H39]" office:value-type="float" office:value="1" calcext:value-type="float">
            <text:p>1</text:p>
          </table:table-cell>
          <table:table-cell table:formula="of:=[.D39]/[.K39]" office:value-type="float" office:value="0.169" calcext:value-type="float">
            <text:p>0.169</text:p>
          </table:table-cell>
          <table:table-cell table:formula="of:=([.D39]*[.J39])/[.I39]" office:value-type="float" office:value="0.169" calcext:value-type="float">
            <text:p>0.169</text:p>
          </table:table-cell>
          <table:table-cell table:formula="of:=[.L39]*[.M39]*[.N39]" office:value-type="float" office:value="0.169" calcext:value-type="float">
            <text:p>0.169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office:value-type="float" office:value="115" calcext:value-type="float">
            <text:p>115</text:p>
          </table:table-cell>
          <table:table-cell office:value-type="float" office:value="885" calcext:value-type="float">
            <text:p>885</text:p>
          </table:table-cell>
          <table:table-cell table:number-columns-repeated="2"/>
          <table:table-cell table:formula="of:=1/[.C40]*1000" office:value-type="float" office:value="3.7037037037037" calcext:value-type="float">
            <text:p>3.7037037037037</text:p>
          </table:table-cell>
          <table:table-cell table:formula="of:=[.H40]" office:value-type="float" office:value="3.7037037037037" calcext:value-type="float">
            <text:p>3.7037037037037</text:p>
          </table:table-cell>
          <table:table-cell table:formula="of:=1/[.C40]" office:value-type="float" office:value="0.0037037037037037" calcext:value-type="float">
            <text:p>0.003703703703703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0]/[.I40]" office:value-type="float" office:value="1" calcext:value-type="float">
            <text:p>1</text:p>
          </table:table-cell>
          <table:table-cell table:formula="of:=([.J40]*[.K40])/[.H40]" office:value-type="float" office:value="1" calcext:value-type="float">
            <text:p>1</text:p>
          </table:table-cell>
          <table:table-cell table:formula="of:=[.D40]/[.K40]" office:value-type="float" office:value="0.115" calcext:value-type="float">
            <text:p>0.115</text:p>
          </table:table-cell>
          <table:table-cell table:formula="of:=([.D40]*[.J40])/[.I40]" office:value-type="float" office:value="0.115" calcext:value-type="float">
            <text:p>0.115</text:p>
          </table:table-cell>
          <table:table-cell table:formula="of:=[.L40]*[.M40]*[.N40]" office:value-type="float" office:value="0.115" calcext:value-type="float">
            <text:p>0.115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85" calcext:value-type="float">
            <text:p>285</text:p>
          </table:table-cell>
          <table:table-cell office:value-type="float" office:value="59" calcext:value-type="float">
            <text:p>59</text:p>
          </table:table-cell>
          <table:table-cell office:value-type="float" office:value="941" calcext:value-type="float">
            <text:p>941</text:p>
          </table:table-cell>
          <table:table-cell table:number-columns-repeated="2"/>
          <table:table-cell table:formula="of:=1/[.C41]*1000" office:value-type="float" office:value="3.50877192982456" calcext:value-type="float">
            <text:p>3.50877192982456</text:p>
          </table:table-cell>
          <table:table-cell table:formula="of:=[.H41]" office:value-type="float" office:value="3.50877192982456" calcext:value-type="float">
            <text:p>3.50877192982456</text:p>
          </table:table-cell>
          <table:table-cell table:formula="of:=1/[.C41]" office:value-type="float" office:value="0.00350877192982456" calcext:value-type="float">
            <text:p>0.003508771929824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1]/[.I41]" office:value-type="float" office:value="1" calcext:value-type="float">
            <text:p>1</text:p>
          </table:table-cell>
          <table:table-cell table:formula="of:=([.J41]*[.K41])/[.H41]" office:value-type="float" office:value="1" calcext:value-type="float">
            <text:p>1</text:p>
          </table:table-cell>
          <table:table-cell table:formula="of:=[.D41]/[.K41]" office:value-type="float" office:value="0.059" calcext:value-type="float">
            <text:p>0.059</text:p>
          </table:table-cell>
          <table:table-cell table:formula="of:=([.D41]*[.J41])/[.I41]" office:value-type="float" office:value="0.059" calcext:value-type="float">
            <text:p>0.059</text:p>
          </table:table-cell>
          <table:table-cell table:formula="of:=[.L41]*[.M41]*[.N41]" office:value-type="float" office:value="0.059" calcext:value-type="float">
            <text:p>0.059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1/[.C42]*1000" office:value-type="float" office:value="3.33333333333333" calcext:value-type="float">
            <text:p>3.33333333333333</text:p>
          </table:table-cell>
          <table:table-cell table:formula="of:=[.H42]" office:value-type="float" office:value="3.33333333333333" calcext:value-type="float">
            <text:p>3.33333333333333</text:p>
          </table:table-cell>
          <table:table-cell table:formula="of:=1/[.C42]" office:value-type="float" office:value="0.00333333333333333" calcext:value-type="float">
            <text:p>0.0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2]/[.I42]" office:value-type="float" office:value="1" calcext:value-type="float">
            <text:p>1</text:p>
          </table:table-cell>
          <table:table-cell table:formula="of:=([.J42]*[.K42])/[.H42]" office:value-type="float" office:value="1" calcext:value-type="float">
            <text:p>1</text:p>
          </table:table-cell>
          <table:table-cell table:formula="of:=[.D42]/[.K42]" office:value-type="float" office:value="0" calcext:value-type="float">
            <text:p>0</text:p>
          </table:table-cell>
          <table:table-cell table:formula="of:=([.D42]*[.J42])/[.I42]" office:value-type="float" office:value="0" calcext:value-type="float">
            <text:p>0</text:p>
          </table:table-cell>
          <table:table-cell table:formula="of:=[.L42]*[.M42]*[.N4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44]*1000" office:value-type="float" office:value="133.333333333333" calcext:value-type="float">
            <text:p>133.333333333333</text:p>
          </table:table-cell>
          <table:table-cell table:formula="of:=[.H44]" office:value-type="float" office:value="133.333333333333" calcext:value-type="float">
            <text:p>133.333333333333</text:p>
          </table:table-cell>
          <table:table-cell table:formula="of:=1/[.C44]" office:value-type="float" office:value="0.133333333333333" calcext:value-type="float">
            <text:p>0.1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4]/[.I44]" office:value-type="float" office:value="1" calcext:value-type="float">
            <text:p>1</text:p>
          </table:table-cell>
          <table:table-cell table:formula="of:=([.J44]*[.K44])/[.H44]" office:value-type="float" office:value="1" calcext:value-type="float">
            <text:p>1</text:p>
          </table:table-cell>
          <table:table-cell table:formula="of:=[.D44]/[.K44]" office:value-type="float" office:value="0.997" calcext:value-type="float">
            <text:p>0.997</text:p>
          </table:table-cell>
          <table:table-cell table:formula="of:=([.D44]*[.J44])/[.I44]" office:value-type="float" office:value="0.997" calcext:value-type="float">
            <text:p>0.997</text:p>
          </table:table-cell>
          <table:table-cell table:formula="of:=[.L44]*[.M44]*[.N44]" office:value-type="float" office:value="0.997" calcext:value-type="float">
            <text:p>0.99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1/[.C45]*1000" office:value-type="float" office:value="66.6666666666667" calcext:value-type="float">
            <text:p>66.6666666666667</text:p>
          </table:table-cell>
          <table:table-cell table:formula="of:=[.H45]" office:value-type="float" office:value="66.6666666666667" calcext:value-type="float">
            <text:p>66.6666666666667</text:p>
          </table:table-cell>
          <table:table-cell table:formula="of:=1/[.C45]" office:value-type="float" office:value="0.0666666666666667" calcext:value-type="float">
            <text:p>0.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5]/[.I45]" office:value-type="float" office:value="1" calcext:value-type="float">
            <text:p>1</text:p>
          </table:table-cell>
          <table:table-cell table:formula="of:=([.J45]*[.K45])/[.H45]" office:value-type="float" office:value="1" calcext:value-type="float">
            <text:p>1</text:p>
          </table:table-cell>
          <table:table-cell table:formula="of:=[.D45]/[.K45]" office:value-type="float" office:value="0.996" calcext:value-type="float">
            <text:p>0.996</text:p>
          </table:table-cell>
          <table:table-cell table:formula="of:=([.D45]*[.J45])/[.I45]" office:value-type="float" office:value="0.996" calcext:value-type="float">
            <text:p>0.996</text:p>
          </table:table-cell>
          <table:table-cell table:formula="of:=[.L45]*[.M45]*[.N45]" office:value-type="float" office:value="0.996" calcext:value-type="float">
            <text:p>0.996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2.5" calcext:value-type="float">
            <text:p>22.5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46]*1000" office:value-type="float" office:value="44.4444444444444" calcext:value-type="float">
            <text:p>44.4444444444444</text:p>
          </table:table-cell>
          <table:table-cell table:formula="of:=[.H46]" office:value-type="float" office:value="44.4444444444444" calcext:value-type="float">
            <text:p>44.4444444444444</text:p>
          </table:table-cell>
          <table:table-cell table:formula="of:=1/[.C46]" office:value-type="float" office:value="0.0444444444444444" calcext:value-type="float">
            <text:p>0.0444444444444444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6]/[.I46]" office:value-type="float" office:value="1" calcext:value-type="float">
            <text:p>1</text:p>
          </table:table-cell>
          <table:table-cell table:formula="of:=([.J46]*[.K46])/[.H46]" office:value-type="float" office:value="1" calcext:value-type="float">
            <text:p>1</text:p>
          </table:table-cell>
          <table:table-cell table:formula="of:=[.D46]/[.K46]" office:value-type="float" office:value="0.997" calcext:value-type="float">
            <text:p>0.997</text:p>
          </table:table-cell>
          <table:table-cell table:formula="of:=([.D46]*[.J46])/[.I46]" office:value-type="float" office:value="0.997" calcext:value-type="float">
            <text:p>0.997</text:p>
          </table:table-cell>
          <table:table-cell table:formula="of:=[.L46]*[.M46]*[.N46]" office:value-type="float" office:value="0.997" calcext:value-type="float">
            <text:p>0.99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47]*1000" office:value-type="float" office:value="33.3333333333333" calcext:value-type="float">
            <text:p>33.3333333333333</text:p>
          </table:table-cell>
          <table:table-cell table:formula="of:=[.H47]" office:value-type="float" office:value="33.3333333333333" calcext:value-type="float">
            <text:p>33.3333333333333</text:p>
          </table:table-cell>
          <table:table-cell table:formula="of:=1/[.C47]" office:value-type="float" office:value="0.0333333333333333" calcext:value-type="float">
            <text:p>0.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7]/[.I47]" office:value-type="float" office:value="1" calcext:value-type="float">
            <text:p>1</text:p>
          </table:table-cell>
          <table:table-cell table:formula="of:=([.J47]*[.K47])/[.H47]" office:value-type="float" office:value="1" calcext:value-type="float">
            <text:p>1</text:p>
          </table:table-cell>
          <table:table-cell table:formula="of:=[.D47]/[.K47]" office:value-type="float" office:value="0.997" calcext:value-type="float">
            <text:p>0.997</text:p>
          </table:table-cell>
          <table:table-cell table:formula="of:=([.D47]*[.J47])/[.I47]" office:value-type="float" office:value="0.997" calcext:value-type="float">
            <text:p>0.997</text:p>
          </table:table-cell>
          <table:table-cell table:formula="of:=[.L47]*[.M47]*[.N47]" office:value-type="float" office:value="0.997" calcext:value-type="float">
            <text:p>0.99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office:value-type="float" office:value="991" calcext:value-type="float">
            <text:p>99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1/[.C48]*1000" office:value-type="float" office:value="26.6666666666667" calcext:value-type="float">
            <text:p>26.6666666666667</text:p>
          </table:table-cell>
          <table:table-cell table:formula="of:=[.H48]" office:value-type="float" office:value="26.6666666666667" calcext:value-type="float">
            <text:p>26.6666666666667</text:p>
          </table:table-cell>
          <table:table-cell table:formula="of:=1/[.C48]" office:value-type="float" office:value="0.0266666666666667" calcext:value-type="float">
            <text:p>0.02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8]/[.I48]" office:value-type="float" office:value="1" calcext:value-type="float">
            <text:p>1</text:p>
          </table:table-cell>
          <table:table-cell table:formula="of:=([.J48]*[.K48])/[.H48]" office:value-type="float" office:value="1" calcext:value-type="float">
            <text:p>1</text:p>
          </table:table-cell>
          <table:table-cell table:formula="of:=[.D48]/[.K48]" office:value-type="float" office:value="0.991" calcext:value-type="float">
            <text:p>0.991</text:p>
          </table:table-cell>
          <table:table-cell table:formula="of:=([.D48]*[.J48])/[.I48]" office:value-type="float" office:value="0.991" calcext:value-type="float">
            <text:p>0.991</text:p>
          </table:table-cell>
          <table:table-cell table:formula="of:=[.L48]*[.M48]*[.N48]" office:value-type="float" office:value="0.991" calcext:value-type="float">
            <text:p>0.99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980" calcext:value-type="float">
            <text:p>98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1/[.C49]*1000" office:value-type="float" office:value="22.2222222222222" calcext:value-type="float">
            <text:p>22.2222222222222</text:p>
          </table:table-cell>
          <table:table-cell table:formula="of:=[.H49]" office:value-type="float" office:value="22.2222222222222" calcext:value-type="float">
            <text:p>22.2222222222222</text:p>
          </table:table-cell>
          <table:table-cell table:formula="of:=1/[.C49]" office:value-type="float" office:value="0.0222222222222222" calcext:value-type="float">
            <text:p>0.022222222222222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9]/[.I49]" office:value-type="float" office:value="1" calcext:value-type="float">
            <text:p>1</text:p>
          </table:table-cell>
          <table:table-cell table:formula="of:=([.J49]*[.K49])/[.H49]" office:value-type="float" office:value="1" calcext:value-type="float">
            <text:p>1</text:p>
          </table:table-cell>
          <table:table-cell table:formula="of:=[.D49]/[.K49]" office:value-type="float" office:value="0.98" calcext:value-type="float">
            <text:p>0.98</text:p>
          </table:table-cell>
          <table:table-cell table:formula="of:=([.D49]*[.J49])/[.I49]" office:value-type="float" office:value="0.98" calcext:value-type="float">
            <text:p>0.98</text:p>
          </table:table-cell>
          <table:table-cell table:formula="of:=[.L49]*[.M49]*[.N49]" office:value-type="float" office:value="0.98" calcext:value-type="float">
            <text:p>0.98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52.5" calcext:value-type="float">
            <text:p>52.5</text:p>
          </table:table-cell>
          <table:table-cell office:value-type="float" office:value="977" calcext:value-type="float">
            <text:p>97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1/[.C50]*1000" office:value-type="float" office:value="19.0476190476191" calcext:value-type="float">
            <text:p>19.0476190476191</text:p>
          </table:table-cell>
          <table:table-cell table:formula="of:=[.H50]" office:value-type="float" office:value="19.0476190476191" calcext:value-type="float">
            <text:p>19.0476190476191</text:p>
          </table:table-cell>
          <table:table-cell table:formula="of:=1/[.C50]" office:value-type="float" office:value="0.0190476190476191" calcext:value-type="float">
            <text:p>0.019047619047619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0]/[.I50]" office:value-type="float" office:value="1" calcext:value-type="float">
            <text:p>1</text:p>
          </table:table-cell>
          <table:table-cell table:formula="of:=([.J50]*[.K50])/[.H50]" office:value-type="float" office:value="1" calcext:value-type="float">
            <text:p>1</text:p>
          </table:table-cell>
          <table:table-cell table:formula="of:=[.D50]/[.K50]" office:value-type="float" office:value="0.977" calcext:value-type="float">
            <text:p>0.977</text:p>
          </table:table-cell>
          <table:table-cell table:formula="of:=([.D50]*[.J50])/[.I50]" office:value-type="float" office:value="0.977" calcext:value-type="float">
            <text:p>0.977</text:p>
          </table:table-cell>
          <table:table-cell table:formula="of:=[.L50]*[.M50]*[.N50]" office:value-type="float" office:value="0.977" calcext:value-type="float">
            <text:p>0.97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1/[.C51]*1000" office:value-type="float" office:value="16.6666666666667" calcext:value-type="float">
            <text:p>16.6666666666667</text:p>
          </table:table-cell>
          <table:table-cell table:formula="of:=[.H51]" office:value-type="float" office:value="16.6666666666667" calcext:value-type="float">
            <text:p>16.6666666666667</text:p>
          </table:table-cell>
          <table:table-cell table:formula="of:=1/[.C51]" office:value-type="float" office:value="0.0166666666666667" calcext:value-type="float">
            <text:p>0.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1]/[.I51]" office:value-type="float" office:value="1" calcext:value-type="float">
            <text:p>1</text:p>
          </table:table-cell>
          <table:table-cell table:formula="of:=([.J51]*[.K51])/[.H51]" office:value-type="float" office:value="1" calcext:value-type="float">
            <text:p>1</text:p>
          </table:table-cell>
          <table:table-cell table:formula="of:=[.D51]/[.K51]" office:value-type="float" office:value="0.974" calcext:value-type="float">
            <text:p>0.974</text:p>
          </table:table-cell>
          <table:table-cell table:formula="of:=([.D51]*[.J51])/[.I51]" office:value-type="float" office:value="0.974" calcext:value-type="float">
            <text:p>0.974</text:p>
          </table:table-cell>
          <table:table-cell table:formula="of:=[.L51]*[.M51]*[.N51]" office:value-type="float" office:value="0.974" calcext:value-type="float">
            <text:p>0.97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67.5" calcext:value-type="float">
            <text:p>67.5</text:p>
          </table:table-cell>
          <table:table-cell office:value-type="float" office:value="965" calcext:value-type="float">
            <text:p>96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1/[.C52]*1000" office:value-type="float" office:value="14.8148148148148" calcext:value-type="float">
            <text:p>14.8148148148148</text:p>
          </table:table-cell>
          <table:table-cell table:formula="of:=[.H52]" office:value-type="float" office:value="14.8148148148148" calcext:value-type="float">
            <text:p>14.8148148148148</text:p>
          </table:table-cell>
          <table:table-cell table:formula="of:=1/[.C52]" office:value-type="float" office:value="0.0148148148148148" calcext:value-type="float">
            <text:p>0.014814814814814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2]/[.I52]" office:value-type="float" office:value="1" calcext:value-type="float">
            <text:p>1</text:p>
          </table:table-cell>
          <table:table-cell table:formula="of:=([.J52]*[.K52])/[.H52]" office:value-type="float" office:value="1" calcext:value-type="float">
            <text:p>1</text:p>
          </table:table-cell>
          <table:table-cell table:formula="of:=[.D52]/[.K52]" office:value-type="float" office:value="0.965" calcext:value-type="float">
            <text:p>0.965</text:p>
          </table:table-cell>
          <table:table-cell table:formula="of:=([.D52]*[.J52])/[.I52]" office:value-type="float" office:value="0.965" calcext:value-type="float">
            <text:p>0.965</text:p>
          </table:table-cell>
          <table:table-cell table:formula="of:=[.L52]*[.M52]*[.N52]" office:value-type="float" office:value="0.965" calcext:value-type="float">
            <text:p>0.965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945" calcext:value-type="float">
            <text:p>94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1/[.C53]*1000" office:value-type="float" office:value="13.3333333333333" calcext:value-type="float">
            <text:p>13.3333333333333</text:p>
          </table:table-cell>
          <table:table-cell table:formula="of:=[.H53]" office:value-type="float" office:value="13.3333333333333" calcext:value-type="float">
            <text:p>13.3333333333333</text:p>
          </table:table-cell>
          <table:table-cell table:formula="of:=1/[.C53]" office:value-type="float" office:value="0.0133333333333333" calcext:value-type="float">
            <text:p>0.01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3]/[.I53]" office:value-type="float" office:value="1" calcext:value-type="float">
            <text:p>1</text:p>
          </table:table-cell>
          <table:table-cell table:formula="of:=([.J53]*[.K53])/[.H53]" office:value-type="float" office:value="1" calcext:value-type="float">
            <text:p>1</text:p>
          </table:table-cell>
          <table:table-cell table:formula="of:=[.D53]/[.K53]" office:value-type="float" office:value="0.945" calcext:value-type="float">
            <text:p>0.945</text:p>
          </table:table-cell>
          <table:table-cell table:formula="of:=([.D53]*[.J53])/[.I53]" office:value-type="float" office:value="0.945" calcext:value-type="float">
            <text:p>0.945</text:p>
          </table:table-cell>
          <table:table-cell table:formula="of:=[.L53]*[.M53]*[.N53]" office:value-type="float" office:value="0.945" calcext:value-type="float">
            <text:p>0.945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82.5" calcext:value-type="float">
            <text:p>82.5</text:p>
          </table:table-cell>
          <table:table-cell office:value-type="float" office:value="909" calcext:value-type="float">
            <text:p>909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formula="of:=1/[.C54]*1000" office:value-type="float" office:value="12.1212121212121" calcext:value-type="float">
            <text:p>12.1212121212121</text:p>
          </table:table-cell>
          <table:table-cell table:formula="of:=[.H54]" office:value-type="float" office:value="12.1212121212121" calcext:value-type="float">
            <text:p>12.1212121212121</text:p>
          </table:table-cell>
          <table:table-cell table:formula="of:=1/[.C54]" office:value-type="float" office:value="0.0121212121212121" calcext:value-type="float">
            <text:p>0.012121212121212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4]/[.I54]" office:value-type="float" office:value="1" calcext:value-type="float">
            <text:p>1</text:p>
          </table:table-cell>
          <table:table-cell table:formula="of:=([.J54]*[.K54])/[.H54]" office:value-type="float" office:value="1" calcext:value-type="float">
            <text:p>1</text:p>
          </table:table-cell>
          <table:table-cell table:formula="of:=[.D54]/[.K54]" office:value-type="float" office:value="0.909" calcext:value-type="float">
            <text:p>0.909</text:p>
          </table:table-cell>
          <table:table-cell table:formula="of:=([.D54]*[.J54])/[.I54]" office:value-type="float" office:value="0.909" calcext:value-type="float">
            <text:p>0.909</text:p>
          </table:table-cell>
          <table:table-cell table:formula="of:=[.L54]*[.M54]*[.N54]" office:value-type="float" office:value="0.909" calcext:value-type="float">
            <text:p>0.909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907" calcext:value-type="float">
            <text:p>907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table:formula="of:=1/[.C55]*1000" office:value-type="float" office:value="11.1111111111111" calcext:value-type="float">
            <text:p>11.1111111111111</text:p>
          </table:table-cell>
          <table:table-cell table:formula="of:=[.H55]" office:value-type="float" office:value="11.1111111111111" calcext:value-type="float">
            <text:p>11.1111111111111</text:p>
          </table:table-cell>
          <table:table-cell table:formula="of:=1/[.C55]" office:value-type="float" office:value="0.0111111111111111" calcext:value-type="float">
            <text:p>0.011111111111111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5]/[.I55]" office:value-type="float" office:value="1" calcext:value-type="float">
            <text:p>1</text:p>
          </table:table-cell>
          <table:table-cell table:formula="of:=([.J55]*[.K55])/[.H55]" office:value-type="float" office:value="1" calcext:value-type="float">
            <text:p>1</text:p>
          </table:table-cell>
          <table:table-cell table:formula="of:=[.D55]/[.K55]" office:value-type="float" office:value="0.907" calcext:value-type="float">
            <text:p>0.907</text:p>
          </table:table-cell>
          <table:table-cell table:formula="of:=([.D55]*[.J55])/[.I55]" office:value-type="float" office:value="0.907" calcext:value-type="float">
            <text:p>0.907</text:p>
          </table:table-cell>
          <table:table-cell table:formula="of:=[.L55]*[.M55]*[.N55]" office:value-type="float" office:value="0.907" calcext:value-type="float">
            <text:p>0.90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97.5" calcext:value-type="float">
            <text:p>97.5</text:p>
          </table:table-cell>
          <table:table-cell office:value-type="float" office:value="849" calcext:value-type="float">
            <text:p>849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1/[.C56]*1000" office:value-type="float" office:value="10.2564102564103" calcext:value-type="float">
            <text:p>10.2564102564103</text:p>
          </table:table-cell>
          <table:table-cell table:formula="of:=[.H56]" office:value-type="float" office:value="10.2564102564103" calcext:value-type="float">
            <text:p>10.2564102564103</text:p>
          </table:table-cell>
          <table:table-cell table:formula="of:=1/[.C56]" office:value-type="float" office:value="0.0102564102564103" calcext:value-type="float">
            <text:p>0.010256410256410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6]/[.I56]" office:value-type="float" office:value="1" calcext:value-type="float">
            <text:p>1</text:p>
          </table:table-cell>
          <table:table-cell table:formula="of:=([.J56]*[.K56])/[.H56]" office:value-type="float" office:value="1" calcext:value-type="float">
            <text:p>1</text:p>
          </table:table-cell>
          <table:table-cell table:formula="of:=[.D56]/[.K56]" office:value-type="float" office:value="0.849" calcext:value-type="float">
            <text:p>0.849</text:p>
          </table:table-cell>
          <table:table-cell table:formula="of:=([.D56]*[.J56])/[.I56]" office:value-type="float" office:value="0.849" calcext:value-type="float">
            <text:p>0.849</text:p>
          </table:table-cell>
          <table:table-cell table:formula="of:=[.L56]*[.M56]*[.N56]" office:value-type="float" office:value="0.849" calcext:value-type="float">
            <text:p>0.849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784" calcext:value-type="float">
            <text:p>784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table:formula="of:=1/[.C57]*1000" office:value-type="float" office:value="9.52380952380953" calcext:value-type="float">
            <text:p>9.52380952380953</text:p>
          </table:table-cell>
          <table:table-cell table:formula="of:=[.H57]" office:value-type="float" office:value="9.52380952380953" calcext:value-type="float">
            <text:p>9.52380952380953</text:p>
          </table:table-cell>
          <table:table-cell table:formula="of:=1/[.C57]" office:value-type="float" office:value="0.00952380952380952" calcext:value-type="float">
            <text:p>0.0095238095238095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7]/[.I57]" office:value-type="float" office:value="1" calcext:value-type="float">
            <text:p>1</text:p>
          </table:table-cell>
          <table:table-cell table:formula="of:=([.J57]*[.K57])/[.H57]" office:value-type="float" office:value="1" calcext:value-type="float">
            <text:p>1</text:p>
          </table:table-cell>
          <table:table-cell table:formula="of:=[.D57]/[.K57]" office:value-type="float" office:value="0.784" calcext:value-type="float">
            <text:p>0.784</text:p>
          </table:table-cell>
          <table:table-cell table:formula="of:=([.D57]*[.J57])/[.I57]" office:value-type="float" office:value="0.784" calcext:value-type="float">
            <text:p>0.784</text:p>
          </table:table-cell>
          <table:table-cell table:formula="of:=[.L57]*[.M57]*[.N57]" office:value-type="float" office:value="0.784" calcext:value-type="float">
            <text:p>0.78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12.5" calcext:value-type="float">
            <text:p>112.5</text:p>
          </table:table-cell>
          <table:table-cell office:value-type="float" office:value="709" calcext:value-type="float">
            <text:p>709</text:p>
          </table:table-cell>
          <table:table-cell office:value-type="float" office:value="291" calcext:value-type="float">
            <text:p>291</text:p>
          </table:table-cell>
          <table:table-cell table:style-name="ce2" office:value-type="time" office:time-value="PT02H47M00S" calcext:value-type="time">
            <text:p>02:47:00 AM</text:p>
          </table:table-cell>
          <table:table-cell table:style-name="ce2" office:value-type="time" office:time-value="PT02H57M00S" calcext:value-type="time">
            <text:p>02:57:00 AM</text:p>
          </table:table-cell>
          <table:table-cell table:formula="of:=1/[.C58]*1000" office:value-type="float" office:value="8.88888888888889" calcext:value-type="float">
            <text:p>8.88888888888889</text:p>
          </table:table-cell>
          <table:table-cell table:formula="of:=[.H58]" office:value-type="float" office:value="8.88888888888889" calcext:value-type="float">
            <text:p>8.88888888888889</text:p>
          </table:table-cell>
          <table:table-cell table:formula="of:=1/[.C58]" office:value-type="float" office:value="0.00888888888888889" calcext:value-type="float">
            <text:p>0.0088888888888888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8]/[.I58]" office:value-type="float" office:value="1" calcext:value-type="float">
            <text:p>1</text:p>
          </table:table-cell>
          <table:table-cell table:formula="of:=([.J58]*[.K58])/[.H58]" office:value-type="float" office:value="1" calcext:value-type="float">
            <text:p>1</text:p>
          </table:table-cell>
          <table:table-cell table:formula="of:=[.D58]/[.K58]" office:value-type="float" office:value="0.709" calcext:value-type="float">
            <text:p>0.709</text:p>
          </table:table-cell>
          <table:table-cell table:formula="of:=([.D58]*[.J58])/[.I58]" office:value-type="float" office:value="0.709" calcext:value-type="float">
            <text:p>0.709</text:p>
          </table:table-cell>
          <table:table-cell table:formula="of:=[.L58]*[.M58]*[.N58]" office:value-type="float" office:value="0.709" calcext:value-type="float">
            <text:p>0.709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571" calcext:value-type="float">
            <text:p>571</text:p>
          </table:table-cell>
          <table:table-cell office:value-type="float" office:value="429" calcext:value-type="float">
            <text:p>429</text:p>
          </table:table-cell>
          <table:table-cell table:style-name="ce2" office:value-type="time" office:time-value="PT02H57M00S" calcext:value-type="time">
            <text:p>02:57:00 AM</text:p>
          </table:table-cell>
          <table:table-cell table:style-name="ce2" office:value-type="time" office:time-value="PT03H06M00S" calcext:value-type="time">
            <text:p>03:06:00 AM</text:p>
          </table:table-cell>
          <table:table-cell table:formula="of:=1/[.C59]*1000" office:value-type="float" office:value="8.33333333333333" calcext:value-type="float">
            <text:p>8.33333333333333</text:p>
          </table:table-cell>
          <table:table-cell table:formula="of:=[.H59]" office:value-type="float" office:value="8.33333333333333" calcext:value-type="float">
            <text:p>8.33333333333333</text:p>
          </table:table-cell>
          <table:table-cell table:formula="of:=1/[.C59]" office:value-type="float" office:value="0.00833333333333333" calcext:value-type="float">
            <text:p>0.008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9]/[.I59]" office:value-type="float" office:value="1" calcext:value-type="float">
            <text:p>1</text:p>
          </table:table-cell>
          <table:table-cell table:formula="of:=([.J59]*[.K59])/[.H59]" office:value-type="float" office:value="1" calcext:value-type="float">
            <text:p>1</text:p>
          </table:table-cell>
          <table:table-cell table:formula="of:=[.D59]/[.K59]" office:value-type="float" office:value="0.571" calcext:value-type="float">
            <text:p>0.571</text:p>
          </table:table-cell>
          <table:table-cell table:formula="of:=([.D59]*[.J59])/[.I59]" office:value-type="float" office:value="0.571" calcext:value-type="float">
            <text:p>0.571</text:p>
          </table:table-cell>
          <table:table-cell table:formula="of:=[.L59]*[.M59]*[.N59]" office:value-type="float" office:value="0.571" calcext:value-type="float">
            <text:p>0.57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127.5" calcext:value-type="float">
            <text:p>127.5</text:p>
          </table:table-cell>
          <table:table-cell office:value-type="float" office:value="402" calcext:value-type="float">
            <text:p>402</text:p>
          </table:table-cell>
          <table:table-cell office:value-type="float" office:value="598" calcext:value-type="float">
            <text:p>598</text:p>
          </table:table-cell>
          <table:table-cell table:style-name="ce2" office:value-type="time" office:time-value="PT03H15M39S" calcext:value-type="time">
            <text:p>03:15:39 AM</text:p>
          </table:table-cell>
          <table:table-cell table:style-name="ce2" office:value-type="time" office:time-value="PT03H23M59S" calcext:value-type="time">
            <text:p>03:23:59 AM</text:p>
          </table:table-cell>
          <table:table-cell table:formula="of:=1/[.C60]*1000" office:value-type="float" office:value="7.84313725490196" calcext:value-type="float">
            <text:p>7.84313725490196</text:p>
          </table:table-cell>
          <table:table-cell table:formula="of:=[.H60]" office:value-type="float" office:value="7.84313725490196" calcext:value-type="float">
            <text:p>7.84313725490196</text:p>
          </table:table-cell>
          <table:table-cell table:formula="of:=1/[.C60]" office:value-type="float" office:value="0.00784313725490196" calcext:value-type="float">
            <text:p>0.0078431372549019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0]/[.I60]" office:value-type="float" office:value="1" calcext:value-type="float">
            <text:p>1</text:p>
          </table:table-cell>
          <table:table-cell table:formula="of:=([.J60]*[.K60])/[.H60]" office:value-type="float" office:value="1" calcext:value-type="float">
            <text:p>1</text:p>
          </table:table-cell>
          <table:table-cell table:formula="of:=[.D60]/[.K60]" office:value-type="float" office:value="0.402" calcext:value-type="float">
            <text:p>0.402</text:p>
          </table:table-cell>
          <table:table-cell table:formula="of:=([.D60]*[.J60])/[.I60]" office:value-type="float" office:value="0.402" calcext:value-type="float">
            <text:p>0.402</text:p>
          </table:table-cell>
          <table:table-cell table:formula="of:=[.L60]*[.M60]*[.N60]" office:value-type="float" office:value="0.402" calcext:value-type="float">
            <text:p>0.402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157" calcext:value-type="float">
            <text:p>157</text:p>
          </table:table-cell>
          <table:table-cell office:value-type="float" office:value="843" calcext:value-type="float">
            <text:p>843</text:p>
          </table:table-cell>
          <table:table-cell table:style-name="ce2" office:value-type="time" office:time-value="PT03H07M22S" calcext:value-type="time">
            <text:p>03:07:22 AM</text:p>
          </table:table-cell>
          <table:table-cell table:style-name="ce2" office:value-type="time" office:time-value="PT03H15M12S" calcext:value-type="time">
            <text:p>03:15:12 AM</text:p>
          </table:table-cell>
          <table:table-cell table:formula="of:=1/[.C61]*1000" office:value-type="float" office:value="7.40740740740741" calcext:value-type="float">
            <text:p>7.40740740740741</text:p>
          </table:table-cell>
          <table:table-cell table:formula="of:=[.H61]" office:value-type="float" office:value="7.40740740740741" calcext:value-type="float">
            <text:p>7.40740740740741</text:p>
          </table:table-cell>
          <table:table-cell table:formula="of:=1/[.C61]" office:value-type="float" office:value="0.00740740740740741" calcext:value-type="float">
            <text:p>0.0074074074074074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1]/[.I61]" office:value-type="float" office:value="1" calcext:value-type="float">
            <text:p>1</text:p>
          </table:table-cell>
          <table:table-cell table:formula="of:=([.J61]*[.K61])/[.H61]" office:value-type="float" office:value="1" calcext:value-type="float">
            <text:p>1</text:p>
          </table:table-cell>
          <table:table-cell table:formula="of:=[.D61]/[.K61]" office:value-type="float" office:value="0.157" calcext:value-type="float">
            <text:p>0.157</text:p>
          </table:table-cell>
          <table:table-cell table:formula="of:=([.D61]*[.J61])/[.I61]" office:value-type="float" office:value="0.157" calcext:value-type="float">
            <text:p>0.157</text:p>
          </table:table-cell>
          <table:table-cell table:formula="of:=[.L61]*[.M61]*[.N61]" office:value-type="float" office:value="0.157" calcext:value-type="float">
            <text:p>0.15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42.5" calcext:value-type="float">
            <text:p>142.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2" office:value-type="time" office:time-value="PT03H26M01S" calcext:value-type="time">
            <text:p>03:26:01 AM</text:p>
          </table:table-cell>
          <table:table-cell table:style-name="ce2" office:value-type="time" office:time-value="PT03H33M31S" calcext:value-type="time">
            <text:p>03:33:31 AM</text:p>
          </table:table-cell>
          <table:table-cell table:formula="of:=1/[.C62]*1000" office:value-type="float" office:value="7.01754385964912" calcext:value-type="float">
            <text:p>7.01754385964912</text:p>
          </table:table-cell>
          <table:table-cell table:formula="of:=[.H62]" office:value-type="float" office:value="7.01754385964912" calcext:value-type="float">
            <text:p>7.01754385964912</text:p>
          </table:table-cell>
          <table:table-cell table:formula="of:=1/[.C62]" office:value-type="float" office:value="0.00701754385964912" calcext:value-type="float">
            <text:p>0.0070175438596491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2]/[.I62]" office:value-type="float" office:value="1" calcext:value-type="float">
            <text:p>1</text:p>
          </table:table-cell>
          <table:table-cell table:formula="of:=([.J62]*[.K62])/[.H62]" office:value-type="float" office:value="1" calcext:value-type="float">
            <text:p>1</text:p>
          </table:table-cell>
          <table:table-cell table:formula="of:=[.D62]/[.K62]" office:value-type="float" office:value="0" calcext:value-type="float">
            <text:p>0</text:p>
          </table:table-cell>
          <table:table-cell table:formula="of:=([.D62]*[.J62])/[.I62]" office:value-type="float" office:value="0" calcext:value-type="float">
            <text:p>0</text:p>
          </table:table-cell>
          <table:table-cell table:formula="of:=[.L62]*[.M62]*[.N6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2" office:value-type="time" office:time-value="PT03H34M00S" calcext:value-type="time">
            <text:p>03:34:00 AM</text:p>
          </table:table-cell>
          <table:table-cell table:style-name="ce2" office:value-type="time" office:time-value="PT03H41M00S" calcext:value-type="time">
            <text:p>03:41:00 AM</text:p>
          </table:table-cell>
          <table:table-cell table:formula="of:=1/[.C63]*1000" office:value-type="float" office:value="6.66666666666667" calcext:value-type="float">
            <text:p>6.66666666666667</text:p>
          </table:table-cell>
          <table:table-cell table:formula="of:=[.H63]" office:value-type="float" office:value="6.66666666666667" calcext:value-type="float">
            <text:p>6.66666666666667</text:p>
          </table:table-cell>
          <table:table-cell table:formula="of:=1/[.C63]" office:value-type="float" office:value="0.00666666666666667" calcext:value-type="float">
            <text:p>0.0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3]/[.I63]" office:value-type="float" office:value="1" calcext:value-type="float">
            <text:p>1</text:p>
          </table:table-cell>
          <table:table-cell table:formula="of:=([.J63]*[.K63])/[.H63]" office:value-type="float" office:value="1" calcext:value-type="float">
            <text:p>1</text:p>
          </table:table-cell>
          <table:table-cell table:formula="of:=[.D63]/[.K63]" office:value-type="float" office:value="0" calcext:value-type="float">
            <text:p>0</text:p>
          </table:table-cell>
          <table:table-cell table:formula="of:=([.D63]*[.J63])/[.I63]" office:value-type="float" office:value="0" calcext:value-type="float">
            <text:p>0</text:p>
          </table:table-cell>
          <table:table-cell table:formula="of:=[.L63]*[.M63]*[.N6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7" table:number-columns-repeated="2"/>
          <table:table-cell table:number-columns-repeated="9"/>
          <table:table-cell table:style-name="ce3"/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table:style-name="ce2" office:value-type="time" office:time-value="PT03H41M52S" calcext:value-type="time">
            <text:p>03:41:52 AM</text:p>
          </table:table-cell>
          <table:table-cell table:style-name="ce2" office:value-type="time" office:time-value="PT04H11M58S" calcext:value-type="time">
            <text:p>04:11:58 AM</text:p>
          </table:table-cell>
          <table:table-cell table:formula="of:=1/[.C65]*300" office:value-type="float" office:value="30" calcext:value-type="float">
            <text:p>30</text:p>
          </table:table-cell>
          <table:table-cell table:formula="of:=[.H65]" office:value-type="float" office:value="30" calcext:value-type="float">
            <text:p>30</text:p>
          </table:table-cell>
          <table:table-cell table:formula="of:=1/[.C65]" office:value-type="float" office:value="0.1" calcext:value-type="float">
            <text:p>0.1</text:p>
          </table:table-cell>
          <table:table-cell table:formula="of:=300" office:value-type="float" office:value="300" calcext:value-type="float">
            <text:p>300</text:p>
          </table:table-cell>
          <table:table-cell table:formula="of:=[.H65]/[.I65]" office:value-type="float" office:value="1" calcext:value-type="float">
            <text:p>1</text:p>
          </table:table-cell>
          <table:table-cell table:formula="of:=([.J65]*[.K65])/[.H65]" office:value-type="float" office:value="1" calcext:value-type="float">
            <text:p>1</text:p>
          </table:table-cell>
          <table:table-cell table:formula="of:=[.D65]/[.K65]" office:value-type="float" office:value="0.533333333333333" calcext:value-type="float">
            <text:p>0.533333333333333</text:p>
          </table:table-cell>
          <table:table-cell table:formula="of:=([.D65]*[.J65])/[.I65]" office:value-type="float" office:value="0.533333333333333" calcext:value-type="float">
            <text:p>0.533333333333333</text:p>
          </table:table-cell>
          <table:table-cell table:formula="of:=[.L65]*[.M65]*[.N65]" office:value-type="float" office:value="0.533333333333333" calcext:value-type="float">
            <text:p>0.53333333333333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table:style-name="ce2" office:value-type="time" office:time-value="PT12H48M17S" calcext:value-type="time">
            <text:p>12:48:17 PM</text:p>
          </table:table-cell>
          <table:table-cell table:style-name="ce2" office:value-type="time" office:time-value="PT13H03M20S" calcext:value-type="time">
            <text:p>01:03:20 PM</text:p>
          </table:table-cell>
          <table:table-cell table:formula="of:=1/[.C66]*300" office:value-type="float" office:value="15" calcext:value-type="float">
            <text:p>15</text:p>
          </table:table-cell>
          <table:table-cell table:formula="of:=[.H66]" office:value-type="float" office:value="15" calcext:value-type="float">
            <text:p>15</text:p>
          </table:table-cell>
          <table:table-cell table:formula="of:=1/[.C66]" office:value-type="float" office:value="0.05" calcext:value-type="float">
            <text:p>0.05</text:p>
          </table:table-cell>
          <table:table-cell table:formula="of:=300" office:value-type="float" office:value="300" calcext:value-type="float">
            <text:p>300</text:p>
          </table:table-cell>
          <table:table-cell table:formula="of:=[.H66]/[.I66]" office:value-type="float" office:value="1" calcext:value-type="float">
            <text:p>1</text:p>
          </table:table-cell>
          <table:table-cell table:formula="of:=([.J66]*[.K66])/[.H66]" office:value-type="float" office:value="1" calcext:value-type="float">
            <text:p>1</text:p>
          </table:table-cell>
          <table:table-cell table:formula="of:=[.D66]/[.K66]" office:value-type="float" office:value="0.503333333333333" calcext:value-type="float">
            <text:p>0.503333333333333</text:p>
          </table:table-cell>
          <table:table-cell table:formula="of:=([.D66]*[.J66])/[.I66]" office:value-type="float" office:value="0.503333333333333" calcext:value-type="float">
            <text:p>0.503333333333333</text:p>
          </table:table-cell>
          <table:table-cell table:formula="of:=[.L66]*[.M66]*[.N66]" office:value-type="float" office:value="0.503333333333333" calcext:value-type="float">
            <text:p>0.50333333333333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67" calcext:value-type="float">
            <text:p>167</text:p>
          </table:table-cell>
          <table:table-cell office:value-type="float" office:value="133" calcext:value-type="float">
            <text:p>133</text:p>
          </table:table-cell>
          <table:table-cell table:style-name="ce2" office:value-type="time" office:time-value="PT13H09M42S" calcext:value-type="time">
            <text:p>01:09:42 PM</text:p>
          </table:table-cell>
          <table:table-cell table:style-name="ce2" office:value-type="time" office:time-value="PT13H29M22S" calcext:value-type="time">
            <text:p>01:29:22 PM</text:p>
          </table:table-cell>
          <table:table-cell table:formula="of:=1/[.C67]*300" office:value-type="float" office:value="10" calcext:value-type="float">
            <text:p>10</text:p>
          </table:table-cell>
          <table:table-cell table:formula="of:=[.H67]" office:value-type="float" office:value="10" calcext:value-type="float">
            <text:p>10</text:p>
          </table:table-cell>
          <table:table-cell table:formula="of:=1/[.C67]" office:value-type="float" office:value="0.0333333333333333" calcext:value-type="float">
            <text:p>0.03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67]/[.I67]" office:value-type="float" office:value="1" calcext:value-type="float">
            <text:p>1</text:p>
          </table:table-cell>
          <table:table-cell table:formula="of:=([.J67]*[.K67])/[.H67]" office:value-type="float" office:value="1" calcext:value-type="float">
            <text:p>1</text:p>
          </table:table-cell>
          <table:table-cell table:formula="of:=[.D67]/[.K67]" office:value-type="float" office:value="0.556666666666667" calcext:value-type="float">
            <text:p>0.556666666666667</text:p>
          </table:table-cell>
          <table:table-cell table:formula="of:=([.D67]*[.J67])/[.I67]" office:value-type="float" office:value="0.556666666666667" calcext:value-type="float">
            <text:p>0.556666666666667</text:p>
          </table:table-cell>
          <table:table-cell table:formula="of:=[.L67]*[.M67]*[.N67]" office:value-type="float" office:value="0.556666666666667" calcext:value-type="float">
            <text:p>0.55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table:style-name="ce2" office:value-type="time" office:time-value="PT13H30M27S" calcext:value-type="time">
            <text:p>01:30:27 PM</text:p>
          </table:table-cell>
          <table:table-cell table:style-name="ce4" office:value-type="time" office:time-value="PT13H38M03S" calcext:value-type="time">
            <text:p>1:38:03 PM</text:p>
          </table:table-cell>
          <table:table-cell table:formula="of:=1/[.C68]*300" office:value-type="float" office:value="7.5" calcext:value-type="float">
            <text:p>7.5</text:p>
          </table:table-cell>
          <table:table-cell table:formula="of:=[.H68]" office:value-type="float" office:value="7.5" calcext:value-type="float">
            <text:p>7.5</text:p>
          </table:table-cell>
          <table:table-cell table:formula="of:=1/[.C68]" office:value-type="float" office:value="0.025" calcext:value-type="float">
            <text:p>0.0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68]/[.I68]" office:value-type="float" office:value="1" calcext:value-type="float">
            <text:p>1</text:p>
          </table:table-cell>
          <table:table-cell table:formula="of:=([.J68]*[.K68])/[.H68]" office:value-type="float" office:value="1" calcext:value-type="float">
            <text:p>1</text:p>
          </table:table-cell>
          <table:table-cell table:formula="of:=[.D68]/[.K68]" office:value-type="float" office:value="0.566666666666667" calcext:value-type="float">
            <text:p>0.566666666666667</text:p>
          </table:table-cell>
          <table:table-cell table:formula="of:=([.D68]*[.J68])/[.I68]" office:value-type="float" office:value="0.566666666666667" calcext:value-type="float">
            <text:p>0.566666666666667</text:p>
          </table:table-cell>
          <table:table-cell table:formula="of:=[.L68]*[.M68]*[.N68]" office:value-type="float" office:value="0.566666666666667" calcext:value-type="float">
            <text:p>0.56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  <table:table-cell table:style-name="ce2" office:value-type="time" office:time-value="PT13H43M17S" calcext:value-type="time">
            <text:p>01:43:17 PM</text:p>
          </table:table-cell>
          <table:table-cell table:style-name="ce4" office:value-type="time" office:time-value="PT13H49M23S" calcext:value-type="time">
            <text:p>1:49:23 PM</text:p>
          </table:table-cell>
          <table:table-cell table:formula="of:=1/[.C69]*300" office:value-type="float" office:value="6" calcext:value-type="float">
            <text:p>6</text:p>
          </table:table-cell>
          <table:table-cell table:formula="of:=[.H69]" office:value-type="float" office:value="6" calcext:value-type="float">
            <text:p>6</text:p>
          </table:table-cell>
          <table:table-cell table:formula="of:=1/[.C69]" office:value-type="float" office:value="0.02" calcext:value-type="float">
            <text:p>0.02</text:p>
          </table:table-cell>
          <table:table-cell table:formula="of:=300" office:value-type="float" office:value="300" calcext:value-type="float">
            <text:p>300</text:p>
          </table:table-cell>
          <table:table-cell table:formula="of:=[.H69]/[.I69]" office:value-type="float" office:value="1" calcext:value-type="float">
            <text:p>1</text:p>
          </table:table-cell>
          <table:table-cell table:formula="of:=([.J69]*[.K69])/[.H69]" office:value-type="float" office:value="1" calcext:value-type="float">
            <text:p>1</text:p>
          </table:table-cell>
          <table:table-cell table:formula="of:=[.D69]/[.K69]" office:value-type="float" office:value="0.52" calcext:value-type="float">
            <text:p>0.52</text:p>
          </table:table-cell>
          <table:table-cell table:formula="of:=([.D69]*[.J69])/[.I69]" office:value-type="float" office:value="0.52" calcext:value-type="float">
            <text:p>0.52</text:p>
          </table:table-cell>
          <table:table-cell table:formula="of:=[.L69]*[.M69]*[.N69]" office:value-type="float" office:value="0.52" calcext:value-type="float">
            <text:p>0.52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  <table:table-cell table:style-name="ce2" office:value-type="time" office:time-value="PT13H50M00S" calcext:value-type="time">
            <text:p>01:50:00 PM</text:p>
          </table:table-cell>
          <table:table-cell table:style-name="ce4" office:value-type="time" office:time-value="PT13H55M06S" calcext:value-type="time">
            <text:p>1:55:06 PM</text:p>
          </table:table-cell>
          <table:table-cell table:formula="of:=1/[.C70]*300" office:value-type="float" office:value="5" calcext:value-type="float">
            <text:p>5</text:p>
          </table:table-cell>
          <table:table-cell table:formula="of:=[.H70]" office:value-type="float" office:value="5" calcext:value-type="float">
            <text:p>5</text:p>
          </table:table-cell>
          <table:table-cell table:formula="of:=1/[.C70]" office:value-type="float" office:value="0.0166666666666667" calcext:value-type="float">
            <text:p>0.01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70]/[.I70]" office:value-type="float" office:value="1" calcext:value-type="float">
            <text:p>1</text:p>
          </table:table-cell>
          <table:table-cell table:formula="of:=([.J70]*[.K70])/[.H70]" office:value-type="float" office:value="1" calcext:value-type="float">
            <text:p>1</text:p>
          </table:table-cell>
          <table:table-cell table:formula="of:=[.D70]/[.K70]" office:value-type="float" office:value="0.52" calcext:value-type="float">
            <text:p>0.52</text:p>
          </table:table-cell>
          <table:table-cell table:formula="of:=([.D70]*[.J70])/[.I70]" office:value-type="float" office:value="0.52" calcext:value-type="float">
            <text:p>0.52</text:p>
          </table:table-cell>
          <table:table-cell table:formula="of:=[.L70]*[.M70]*[.N70]" office:value-type="float" office:value="0.52" calcext:value-type="float">
            <text:p>0.52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table:style-name="ce2" office:value-type="time" office:time-value="PT13H57M14S" calcext:value-type="time">
            <text:p>01:57:14 PM</text:p>
          </table:table-cell>
          <table:table-cell table:style-name="ce4" office:value-type="time" office:time-value="PT14H01M38S" calcext:value-type="time">
            <text:p>2:01:38 PM</text:p>
          </table:table-cell>
          <table:table-cell table:formula="of:=1/[.C71]*300" office:value-type="float" office:value="4.28571428571429" calcext:value-type="float">
            <text:p>4.28571428571429</text:p>
          </table:table-cell>
          <table:table-cell table:formula="of:=[.H71]" office:value-type="float" office:value="4.28571428571429" calcext:value-type="float">
            <text:p>4.28571428571429</text:p>
          </table:table-cell>
          <table:table-cell table:formula="of:=1/[.C71]" office:value-type="float" office:value="0.0142857142857143" calcext:value-type="float">
            <text:p>0.0142857142857143</text:p>
          </table:table-cell>
          <table:table-cell table:formula="of:=300" office:value-type="float" office:value="300" calcext:value-type="float">
            <text:p>300</text:p>
          </table:table-cell>
          <table:table-cell table:formula="of:=[.H71]/[.I71]" office:value-type="float" office:value="1" calcext:value-type="float">
            <text:p>1</text:p>
          </table:table-cell>
          <table:table-cell table:formula="of:=([.J71]*[.K71])/[.H71]" office:value-type="float" office:value="1" calcext:value-type="float">
            <text:p>1</text:p>
          </table:table-cell>
          <table:table-cell table:formula="of:=[.D71]/[.K71]" office:value-type="float" office:value="0.566666666666667" calcext:value-type="float">
            <text:p>0.566666666666667</text:p>
          </table:table-cell>
          <table:table-cell table:formula="of:=([.D71]*[.J71])/[.I71]" office:value-type="float" office:value="0.566666666666667" calcext:value-type="float">
            <text:p>0.566666666666667</text:p>
          </table:table-cell>
          <table:table-cell table:formula="of:=[.L71]*[.M71]*[.N71]" office:value-type="float" office:value="0.566666666666667" calcext:value-type="float">
            <text:p>0.56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68" calcext:value-type="float">
            <text:p>168</text:p>
          </table:table-cell>
          <table:table-cell office:value-type="float" office:value="132" calcext:value-type="float">
            <text:p>132</text:p>
          </table:table-cell>
          <table:table-cell table:style-name="ce2" office:value-type="time" office:time-value="PT14H02M31S" calcext:value-type="time">
            <text:p>02:02:31 PM</text:p>
          </table:table-cell>
          <table:table-cell table:style-name="ce2" office:value-type="time" office:time-value="PT14H06M22S" calcext:value-type="time">
            <text:p>02:06:22 PM</text:p>
          </table:table-cell>
          <table:table-cell table:formula="of:=1/[.C72]*300" office:value-type="float" office:value="3.75" calcext:value-type="float">
            <text:p>3.75</text:p>
          </table:table-cell>
          <table:table-cell table:formula="of:=[.H72]" office:value-type="float" office:value="3.75" calcext:value-type="float">
            <text:p>3.75</text:p>
          </table:table-cell>
          <table:table-cell table:formula="of:=1/[.C72]" office:value-type="float" office:value="0.0125" calcext:value-type="float">
            <text:p>0.01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72]/[.I72]" office:value-type="float" office:value="1" calcext:value-type="float">
            <text:p>1</text:p>
          </table:table-cell>
          <table:table-cell table:formula="of:=([.J72]*[.K72])/[.H72]" office:value-type="float" office:value="1" calcext:value-type="float">
            <text:p>1</text:p>
          </table:table-cell>
          <table:table-cell table:formula="of:=[.D72]/[.K72]" office:value-type="float" office:value="0.56" calcext:value-type="float">
            <text:p>0.56</text:p>
          </table:table-cell>
          <table:table-cell table:formula="of:=([.D72]*[.J72])/[.I72]" office:value-type="float" office:value="0.56" calcext:value-type="float">
            <text:p>0.56</text:p>
          </table:table-cell>
          <table:table-cell table:formula="of:=[.L72]*[.M72]*[.N72]" office:value-type="float" office:value="0.56" calcext:value-type="float">
            <text:p>0.56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173" calcext:value-type="float">
            <text:p>173</text:p>
          </table:table-cell>
          <table:table-cell office:value-type="float" office:value="127" calcext:value-type="float">
            <text:p>127</text:p>
          </table:table-cell>
          <table:table-cell table:style-name="ce2" office:value-type="time" office:time-value="PT14H07M46S" calcext:value-type="time">
            <text:p>02:07:46 PM</text:p>
          </table:table-cell>
          <table:table-cell table:style-name="ce2" office:value-type="time" office:time-value="PT14H11M14S" calcext:value-type="time">
            <text:p>02:11:14 PM</text:p>
          </table:table-cell>
          <table:table-cell table:formula="of:=1/[.C73]*300" office:value-type="float" office:value="3.33333333333333" calcext:value-type="float">
            <text:p>3.33333333333333</text:p>
          </table:table-cell>
          <table:table-cell table:formula="of:=[.H73]" office:value-type="float" office:value="3.33333333333333" calcext:value-type="float">
            <text:p>3.33333333333333</text:p>
          </table:table-cell>
          <table:table-cell table:formula="of:=1/[.C73]" office:value-type="float" office:value="0.0111111111111111" calcext:value-type="float">
            <text:p>0.0111111111111111</text:p>
          </table:table-cell>
          <table:table-cell table:formula="of:=300" office:value-type="float" office:value="300" calcext:value-type="float">
            <text:p>300</text:p>
          </table:table-cell>
          <table:table-cell table:formula="of:=[.H73]/[.I73]" office:value-type="float" office:value="1" calcext:value-type="float">
            <text:p>1</text:p>
          </table:table-cell>
          <table:table-cell table:formula="of:=([.J73]*[.K73])/[.H73]" office:value-type="float" office:value="1" calcext:value-type="float">
            <text:p>1</text:p>
          </table:table-cell>
          <table:table-cell table:formula="of:=[.D73]/[.K73]" office:value-type="float" office:value="0.576666666666667" calcext:value-type="float">
            <text:p>0.576666666666667</text:p>
          </table:table-cell>
          <table:table-cell table:formula="of:=([.D73]*[.J73])/[.I73]" office:value-type="float" office:value="0.576666666666667" calcext:value-type="float">
            <text:p>0.576666666666667</text:p>
          </table:table-cell>
          <table:table-cell table:formula="of:=[.L73]*[.M73]*[.N73]" office:value-type="float" office:value="0.576666666666667" calcext:value-type="float">
            <text:p>0.57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9" calcext:value-type="float">
            <text:p>169</text:p>
          </table:table-cell>
          <table:table-cell office:value-type="float" office:value="131" calcext:value-type="float">
            <text:p>131</text:p>
          </table:table-cell>
          <table:table-cell table:style-name="ce2" office:value-type="time" office:time-value="PT14H11M54S" calcext:value-type="time">
            <text:p>02:11:54 PM</text:p>
          </table:table-cell>
          <table:table-cell table:style-name="ce2" office:value-type="time" office:time-value="PT14H15M00S" calcext:value-type="time">
            <text:p>02:15:00 PM</text:p>
          </table:table-cell>
          <table:table-cell table:formula="of:=1/[.C74]*300" office:value-type="float" office:value="3" calcext:value-type="float">
            <text:p>3</text:p>
          </table:table-cell>
          <table:table-cell table:formula="of:=[.H74]" office:value-type="float" office:value="3" calcext:value-type="float">
            <text:p>3</text:p>
          </table:table-cell>
          <table:table-cell table:formula="of:=1/[.C74]" office:value-type="float" office:value="0.01" calcext:value-type="float">
            <text:p>0.01</text:p>
          </table:table-cell>
          <table:table-cell table:formula="of:=300" office:value-type="float" office:value="300" calcext:value-type="float">
            <text:p>300</text:p>
          </table:table-cell>
          <table:table-cell table:formula="of:=[.H74]/[.I74]" office:value-type="float" office:value="1" calcext:value-type="float">
            <text:p>1</text:p>
          </table:table-cell>
          <table:table-cell table:formula="of:=([.J74]*[.K74])/[.H74]" office:value-type="float" office:value="1" calcext:value-type="float">
            <text:p>1</text:p>
          </table:table-cell>
          <table:table-cell table:formula="of:=[.D74]/[.K74]" office:value-type="float" office:value="0.563333333333333" calcext:value-type="float">
            <text:p>0.563333333333333</text:p>
          </table:table-cell>
          <table:table-cell table:formula="of:=([.D74]*[.J74])/[.I74]" office:value-type="float" office:value="0.563333333333333" calcext:value-type="float">
            <text:p>0.563333333333333</text:p>
          </table:table-cell>
          <table:table-cell table:formula="of:=[.L74]*[.M74]*[.N74]" office:value-type="float" office:value="0.563333333333333" calcext:value-type="float">
            <text:p>0.56333333333333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175" calcext:value-type="float">
            <text:p>175</text:p>
          </table:table-cell>
          <table:table-cell office:value-type="float" office:value="125" calcext:value-type="float">
            <text:p>125</text:p>
          </table:table-cell>
          <table:table-cell table:style-name="ce2" office:value-type="time" office:time-value="PT14H16M26S" calcext:value-type="time">
            <text:p>02:16:26 PM</text:p>
          </table:table-cell>
          <table:table-cell table:style-name="ce2" office:value-type="time" office:time-value="PT14H19M18S" calcext:value-type="time">
            <text:p>02:19:18 PM</text:p>
          </table:table-cell>
          <table:table-cell table:formula="of:=1/[.C75]*300" office:value-type="float" office:value="2.72727272727273" calcext:value-type="float">
            <text:p>2.72727272727273</text:p>
          </table:table-cell>
          <table:table-cell table:formula="of:=[.H75]" office:value-type="float" office:value="2.72727272727273" calcext:value-type="float">
            <text:p>2.72727272727273</text:p>
          </table:table-cell>
          <table:table-cell table:formula="of:=1/[.C75]" office:value-type="float" office:value="0.00909090909090909" calcext:value-type="float">
            <text:p>0.00909090909090909</text:p>
          </table:table-cell>
          <table:table-cell table:formula="of:=300" office:value-type="float" office:value="300" calcext:value-type="float">
            <text:p>300</text:p>
          </table:table-cell>
          <table:table-cell table:formula="of:=[.H75]/[.I75]" office:value-type="float" office:value="1" calcext:value-type="float">
            <text:p>1</text:p>
          </table:table-cell>
          <table:table-cell table:formula="of:=([.J75]*[.K75])/[.H75]" office:value-type="float" office:value="1" calcext:value-type="float">
            <text:p>1</text:p>
          </table:table-cell>
          <table:table-cell table:formula="of:=[.D75]/[.K75]" office:value-type="float" office:value="0.583333333333333" calcext:value-type="float">
            <text:p>0.583333333333333</text:p>
          </table:table-cell>
          <table:table-cell table:formula="of:=([.D75]*[.J75])/[.I75]" office:value-type="float" office:value="0.583333333333333" calcext:value-type="float">
            <text:p>0.583333333333333</text:p>
          </table:table-cell>
          <table:table-cell table:formula="of:=[.L75]*[.M75]*[.N75]" office:value-type="float" office:value="0.583333333333333" calcext:value-type="float">
            <text:p>0.58333333333333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82" calcext:value-type="float">
            <text:p>182</text:p>
          </table:table-cell>
          <table:table-cell office:value-type="float" office:value="118" calcext:value-type="float">
            <text:p>118</text:p>
          </table:table-cell>
          <table:table-cell table:style-name="ce2" office:value-type="time" office:time-value="PT14H19M51S" calcext:value-type="time">
            <text:p>02:19:51 PM</text:p>
          </table:table-cell>
          <table:table-cell table:style-name="ce2" office:value-type="time" office:time-value="PT14H22M28S" calcext:value-type="time">
            <text:p>02:22:28 PM</text:p>
          </table:table-cell>
          <table:table-cell table:formula="of:=1/[.C76]*300" office:value-type="float" office:value="2.5" calcext:value-type="float">
            <text:p>2.5</text:p>
          </table:table-cell>
          <table:table-cell table:formula="of:=[.H76]" office:value-type="float" office:value="2.5" calcext:value-type="float">
            <text:p>2.5</text:p>
          </table:table-cell>
          <table:table-cell table:formula="of:=1/[.C76]" office:value-type="float" office:value="0.00833333333333333" calcext:value-type="float">
            <text:p>0.008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76]/[.I76]" office:value-type="float" office:value="1" calcext:value-type="float">
            <text:p>1</text:p>
          </table:table-cell>
          <table:table-cell table:formula="of:=([.J76]*[.K76])/[.H76]" office:value-type="float" office:value="1" calcext:value-type="float">
            <text:p>1</text:p>
          </table:table-cell>
          <table:table-cell table:formula="of:=[.D76]/[.K76]" office:value-type="float" office:value="0.606666666666667" calcext:value-type="float">
            <text:p>0.606666666666667</text:p>
          </table:table-cell>
          <table:table-cell table:formula="of:=([.D76]*[.J76])/[.I76]" office:value-type="float" office:value="0.606666666666667" calcext:value-type="float">
            <text:p>0.606666666666667</text:p>
          </table:table-cell>
          <table:table-cell table:formula="of:=[.L76]*[.M76]*[.N76]" office:value-type="float" office:value="0.606666666666667" calcext:value-type="float">
            <text:p>0.60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194" calcext:value-type="float">
            <text:p>194</text:p>
          </table:table-cell>
          <table:table-cell office:value-type="float" office:value="106" calcext:value-type="float">
            <text:p>106</text:p>
          </table:table-cell>
          <table:table-cell table:style-name="ce2" office:value-type="time" office:time-value="PT14H23M38S" calcext:value-type="time">
            <text:p>02:23:38 PM</text:p>
          </table:table-cell>
          <table:table-cell table:style-name="ce2" office:value-type="time" office:time-value="PT14H26M06S" calcext:value-type="time">
            <text:p>02:26:06 PM</text:p>
          </table:table-cell>
          <table:table-cell table:formula="of:=1/[.C77]*300" office:value-type="float" office:value="2.30769230769231" calcext:value-type="float">
            <text:p>2.30769230769231</text:p>
          </table:table-cell>
          <table:table-cell table:formula="of:=[.H77]" office:value-type="float" office:value="2.30769230769231" calcext:value-type="float">
            <text:p>2.30769230769231</text:p>
          </table:table-cell>
          <table:table-cell table:formula="of:=1/[.C77]" office:value-type="float" office:value="0.00769230769230769" calcext:value-type="float">
            <text:p>0.00769230769230769</text:p>
          </table:table-cell>
          <table:table-cell table:formula="of:=300" office:value-type="float" office:value="300" calcext:value-type="float">
            <text:p>300</text:p>
          </table:table-cell>
          <table:table-cell table:formula="of:=[.H77]/[.I77]" office:value-type="float" office:value="1" calcext:value-type="float">
            <text:p>1</text:p>
          </table:table-cell>
          <table:table-cell table:formula="of:=([.J77]*[.K77])/[.H77]" office:value-type="float" office:value="1" calcext:value-type="float">
            <text:p>1</text:p>
          </table:table-cell>
          <table:table-cell table:formula="of:=[.D77]/[.K77]" office:value-type="float" office:value="0.646666666666667" calcext:value-type="float">
            <text:p>0.646666666666667</text:p>
          </table:table-cell>
          <table:table-cell table:formula="of:=([.D77]*[.J77])/[.I77]" office:value-type="float" office:value="0.646666666666667" calcext:value-type="float">
            <text:p>0.646666666666667</text:p>
          </table:table-cell>
          <table:table-cell table:formula="of:=[.L77]*[.M77]*[.N77]" office:value-type="float" office:value="0.646666666666667" calcext:value-type="float">
            <text:p>0.64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91" calcext:value-type="float">
            <text:p>191</text:p>
          </table:table-cell>
          <table:table-cell office:value-type="float" office:value="109" calcext:value-type="float">
            <text:p>109</text:p>
          </table:table-cell>
          <table:table-cell table:style-name="ce2" office:value-type="time" office:time-value="PT14H26M40S" calcext:value-type="time">
            <text:p>02:26:40 PM</text:p>
          </table:table-cell>
          <table:table-cell table:style-name="ce2" office:value-type="time" office:time-value="PT14H28M55S" calcext:value-type="time">
            <text:p>02:28:55 PM</text:p>
          </table:table-cell>
          <table:table-cell table:formula="of:=1/[.C78]*300" office:value-type="float" office:value="2.14285714285714" calcext:value-type="float">
            <text:p>2.14285714285714</text:p>
          </table:table-cell>
          <table:table-cell table:formula="of:=[.H78]" office:value-type="float" office:value="2.14285714285714" calcext:value-type="float">
            <text:p>2.14285714285714</text:p>
          </table:table-cell>
          <table:table-cell table:formula="of:=1/[.C78]" office:value-type="float" office:value="0.00714285714285714" calcext:value-type="float">
            <text:p>0.00714285714285714</text:p>
          </table:table-cell>
          <table:table-cell table:formula="of:=300" office:value-type="float" office:value="300" calcext:value-type="float">
            <text:p>300</text:p>
          </table:table-cell>
          <table:table-cell table:formula="of:=[.H78]/[.I78]" office:value-type="float" office:value="1" calcext:value-type="float">
            <text:p>1</text:p>
          </table:table-cell>
          <table:table-cell table:formula="of:=([.J78]*[.K78])/[.H78]" office:value-type="float" office:value="1" calcext:value-type="float">
            <text:p>1</text:p>
          </table:table-cell>
          <table:table-cell table:formula="of:=[.D78]/[.K78]" office:value-type="float" office:value="0.636666666666667" calcext:value-type="float">
            <text:p>0.636666666666667</text:p>
          </table:table-cell>
          <table:table-cell table:formula="of:=([.D78]*[.J78])/[.I78]" office:value-type="float" office:value="0.636666666666667" calcext:value-type="float">
            <text:p>0.636666666666667</text:p>
          </table:table-cell>
          <table:table-cell table:formula="of:=[.L78]*[.M78]*[.N78]" office:value-type="float" office:value="0.636666666666667" calcext:value-type="float">
            <text:p>0.63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204" calcext:value-type="float">
            <text:p>204</text:p>
          </table:table-cell>
          <table:table-cell office:value-type="float" office:value="96" calcext:value-type="float">
            <text:p>96</text:p>
          </table:table-cell>
          <table:table-cell table:style-name="ce2" office:value-type="time" office:time-value="PT14H29M41S" calcext:value-type="time">
            <text:p>02:29:41 PM</text:p>
          </table:table-cell>
          <table:table-cell table:style-name="ce2" office:value-type="time" office:time-value="PT14H31M47S" calcext:value-type="time">
            <text:p>02:31:47 PM</text:p>
          </table:table-cell>
          <table:table-cell table:formula="of:=1/[.C79]*300" office:value-type="float" office:value="2" calcext:value-type="float">
            <text:p>2</text:p>
          </table:table-cell>
          <table:table-cell table:formula="of:=[.H79]" office:value-type="float" office:value="2" calcext:value-type="float">
            <text:p>2</text:p>
          </table:table-cell>
          <table:table-cell table:formula="of:=1/[.C79]" office:value-type="float" office:value="0.00666666666666667" calcext:value-type="float">
            <text:p>0.006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79]/[.I79]" office:value-type="float" office:value="1" calcext:value-type="float">
            <text:p>1</text:p>
          </table:table-cell>
          <table:table-cell table:formula="of:=([.J79]*[.K79])/[.H79]" office:value-type="float" office:value="1" calcext:value-type="float">
            <text:p>1</text:p>
          </table:table-cell>
          <table:table-cell table:formula="of:=[.D79]/[.K79]" office:value-type="float" office:value="0.68" calcext:value-type="float">
            <text:p>0.68</text:p>
          </table:table-cell>
          <table:table-cell table:formula="of:=([.D79]*[.J79])/[.I79]" office:value-type="float" office:value="0.68" calcext:value-type="float">
            <text:p>0.68</text:p>
          </table:table-cell>
          <table:table-cell table:formula="of:=[.L79]*[.M79]*[.N79]" office:value-type="float" office:value="0.68" calcext:value-type="float">
            <text:p>0.68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09" calcext:value-type="float">
            <text:p>209</text:p>
          </table:table-cell>
          <table:table-cell office:value-type="float" office:value="91" calcext:value-type="float">
            <text:p>91</text:p>
          </table:table-cell>
          <table:table-cell table:style-name="ce2" office:value-type="time" office:time-value="PT14H32M38S" calcext:value-type="time">
            <text:p>02:32:38 PM</text:p>
          </table:table-cell>
          <table:table-cell table:style-name="ce2" office:value-type="time" office:time-value="PT14H34M38S" calcext:value-type="time">
            <text:p>02:34:38 PM</text:p>
          </table:table-cell>
          <table:table-cell table:formula="of:=1/[.C80]*300" office:value-type="float" office:value="1.875" calcext:value-type="float">
            <text:p>1.875</text:p>
          </table:table-cell>
          <table:table-cell table:formula="of:=[.H80]" office:value-type="float" office:value="1.875" calcext:value-type="float">
            <text:p>1.875</text:p>
          </table:table-cell>
          <table:table-cell table:formula="of:=1/[.C80]" office:value-type="float" office:value="0.00625" calcext:value-type="float">
            <text:p>0.006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80]/[.I80]" office:value-type="float" office:value="1" calcext:value-type="float">
            <text:p>1</text:p>
          </table:table-cell>
          <table:table-cell table:formula="of:=([.J80]*[.K80])/[.H80]" office:value-type="float" office:value="1" calcext:value-type="float">
            <text:p>1</text:p>
          </table:table-cell>
          <table:table-cell table:formula="of:=[.D80]/[.K80]" office:value-type="float" office:value="0.696666666666667" calcext:value-type="float">
            <text:p>0.696666666666667</text:p>
          </table:table-cell>
          <table:table-cell table:formula="of:=([.D80]*[.J80])/[.I80]" office:value-type="float" office:value="0.696666666666667" calcext:value-type="float">
            <text:p>0.696666666666667</text:p>
          </table:table-cell>
          <table:table-cell table:formula="of:=[.L80]*[.M80]*[.N80]" office:value-type="float" office:value="0.696666666666667" calcext:value-type="float">
            <text:p>0.69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70" calcext:value-type="float">
            <text:p>170</text:p>
          </table:table-cell>
          <table:table-cell office:value-type="float" office:value="221" calcext:value-type="float">
            <text:p>221</text:p>
          </table:table-cell>
          <table:table-cell office:value-type="float" office:value="79" calcext:value-type="float">
            <text:p>79</text:p>
          </table:table-cell>
          <table:table-cell table:style-name="ce2" office:value-type="time" office:time-value="PT12H47M38S" calcext:value-type="time">
            <text:p>12:47:38 PM</text:p>
          </table:table-cell>
          <table:table-cell table:style-name="ce2" office:value-type="time" office:time-value="PT12H49M32S" calcext:value-type="time">
            <text:p>12:49:32 PM</text:p>
          </table:table-cell>
          <table:table-cell table:formula="of:=1/[.C81]*300" office:value-type="float" office:value="1.76470588235294" calcext:value-type="float">
            <text:p>1.76470588235294</text:p>
          </table:table-cell>
          <table:table-cell table:formula="of:=[.H81]" office:value-type="float" office:value="1.76470588235294" calcext:value-type="float">
            <text:p>1.76470588235294</text:p>
          </table:table-cell>
          <table:table-cell table:formula="of:=1/[.C81]" office:value-type="float" office:value="0.00588235294117647" calcext:value-type="float">
            <text:p>0.00588235294117647</text:p>
          </table:table-cell>
          <table:table-cell table:formula="of:=300" office:value-type="float" office:value="300" calcext:value-type="float">
            <text:p>300</text:p>
          </table:table-cell>
          <table:table-cell table:formula="of:=[.H81]/[.I81]" office:value-type="float" office:value="1" calcext:value-type="float">
            <text:p>1</text:p>
          </table:table-cell>
          <table:table-cell table:formula="of:=([.J81]*[.K81])/[.H81]" office:value-type="float" office:value="1" calcext:value-type="float">
            <text:p>1</text:p>
          </table:table-cell>
          <table:table-cell table:formula="of:=[.D81]/[.K81]" office:value-type="float" office:value="0.736666666666667" calcext:value-type="float">
            <text:p>0.736666666666667</text:p>
          </table:table-cell>
          <table:table-cell table:formula="of:=([.D81]*[.J81])/[.I81]" office:value-type="float" office:value="0.736666666666667" calcext:value-type="float">
            <text:p>0.736666666666667</text:p>
          </table:table-cell>
          <table:table-cell table:formula="of:=[.L81]*[.M81]*[.N81]" office:value-type="float" office:value="0.736666666666667" calcext:value-type="float">
            <text:p>0.73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233" calcext:value-type="float">
            <text:p>233</text:p>
          </table:table-cell>
          <table:table-cell office:value-type="float" office:value="67" calcext:value-type="float">
            <text:p>67</text:p>
          </table:table-cell>
          <table:table-cell table:style-name="ce2" office:value-type="time" office:time-value="PT12H50M00S" calcext:value-type="time">
            <text:p>12:50:00 PM</text:p>
          </table:table-cell>
          <table:table-cell table:style-name="ce2" office:value-type="time" office:time-value="PT12H51M48S" calcext:value-type="time">
            <text:p>12:51:48 PM</text:p>
          </table:table-cell>
          <table:table-cell table:formula="of:=1/[.C82]*300" office:value-type="float" office:value="1.66666666666667" calcext:value-type="float">
            <text:p>1.66666666666667</text:p>
          </table:table-cell>
          <table:table-cell table:formula="of:=[.H82]" office:value-type="float" office:value="1.66666666666667" calcext:value-type="float">
            <text:p>1.66666666666667</text:p>
          </table:table-cell>
          <table:table-cell table:formula="of:=1/[.C82]" office:value-type="float" office:value="0.00555555555555556" calcext:value-type="float">
            <text:p>0.00555555555555556</text:p>
          </table:table-cell>
          <table:table-cell table:formula="of:=300" office:value-type="float" office:value="300" calcext:value-type="float">
            <text:p>300</text:p>
          </table:table-cell>
          <table:table-cell table:formula="of:=[.H82]/[.I82]" office:value-type="float" office:value="1" calcext:value-type="float">
            <text:p>1</text:p>
          </table:table-cell>
          <table:table-cell table:formula="of:=([.J82]*[.K82])/[.H82]" office:value-type="float" office:value="1" calcext:value-type="float">
            <text:p>1</text:p>
          </table:table-cell>
          <table:table-cell table:formula="of:=[.D82]/[.K82]" office:value-type="float" office:value="0.776666666666667" calcext:value-type="float">
            <text:p>0.776666666666667</text:p>
          </table:table-cell>
          <table:table-cell table:formula="of:=([.D82]*[.J82])/[.I82]" office:value-type="float" office:value="0.776666666666667" calcext:value-type="float">
            <text:p>0.776666666666667</text:p>
          </table:table-cell>
          <table:table-cell table:formula="of:=[.L82]*[.M82]*[.N82]" office:value-type="float" office:value="0.776666666666667" calcext:value-type="float">
            <text:p>0.77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190" calcext:value-type="float">
            <text:p>190</text:p>
          </table:table-cell>
          <table:table-cell office:value-type="float" office:value="246" calcext:value-type="float">
            <text:p>246</text:p>
          </table:table-cell>
          <table:table-cell office:value-type="float" office:value="54" calcext:value-type="float">
            <text:p>54</text:p>
          </table:table-cell>
          <table:table-cell table:style-name="ce2" office:value-type="time" office:time-value="PT12H52M20S" calcext:value-type="time">
            <text:p>12:52:20 PM</text:p>
          </table:table-cell>
          <table:table-cell table:style-name="ce2" office:value-type="time" office:time-value="PT12H54M02S" calcext:value-type="time">
            <text:p>12:54:02 PM</text:p>
          </table:table-cell>
          <table:table-cell table:formula="of:=1/[.C83]*300" office:value-type="float" office:value="1.57894736842105" calcext:value-type="float">
            <text:p>1.57894736842105</text:p>
          </table:table-cell>
          <table:table-cell table:formula="of:=[.H83]" office:value-type="float" office:value="1.57894736842105" calcext:value-type="float">
            <text:p>1.57894736842105</text:p>
          </table:table-cell>
          <table:table-cell table:formula="of:=1/[.C83]" office:value-type="float" office:value="0.00526315789473684" calcext:value-type="float">
            <text:p>0.00526315789473684</text:p>
          </table:table-cell>
          <table:table-cell table:formula="of:=300" office:value-type="float" office:value="300" calcext:value-type="float">
            <text:p>300</text:p>
          </table:table-cell>
          <table:table-cell table:formula="of:=[.H83]/[.I83]" office:value-type="float" office:value="1" calcext:value-type="float">
            <text:p>1</text:p>
          </table:table-cell>
          <table:table-cell table:formula="of:=([.J83]*[.K83])/[.H83]" office:value-type="float" office:value="1" calcext:value-type="float">
            <text:p>1</text:p>
          </table:table-cell>
          <table:table-cell table:formula="of:=[.D83]/[.K83]" office:value-type="float" office:value="0.82" calcext:value-type="float">
            <text:p>0.82</text:p>
          </table:table-cell>
          <table:table-cell table:formula="of:=([.D83]*[.J83])/[.I83]" office:value-type="float" office:value="0.82" calcext:value-type="float">
            <text:p>0.82</text:p>
          </table:table-cell>
          <table:table-cell table:formula="of:=[.L83]*[.M83]*[.N83]" office:value-type="float" office:value="0.82" calcext:value-type="float">
            <text:p>0.82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266" calcext:value-type="float">
            <text:p>266</text:p>
          </table:table-cell>
          <table:table-cell office:value-type="float" office:value="34" calcext:value-type="float">
            <text:p>34</text:p>
          </table:table-cell>
          <table:table-cell table:style-name="ce2" office:value-type="time" office:time-value="PT12H54M34S" calcext:value-type="time">
            <text:p>12:54:34 PM</text:p>
          </table:table-cell>
          <table:table-cell table:style-name="ce2" office:value-type="time" office:time-value="PT12H56M10S" calcext:value-type="time">
            <text:p>12:56:10 PM</text:p>
          </table:table-cell>
          <table:table-cell table:formula="of:=1/[.C84]*300" office:value-type="float" office:value="1.5" calcext:value-type="float">
            <text:p>1.5</text:p>
          </table:table-cell>
          <table:table-cell table:formula="of:=[.H84]" office:value-type="float" office:value="1.5" calcext:value-type="float">
            <text:p>1.5</text:p>
          </table:table-cell>
          <table:table-cell table:formula="of:=1/[.C84]" office:value-type="float" office:value="0.005" calcext:value-type="float">
            <text:p>0.005</text:p>
          </table:table-cell>
          <table:table-cell table:formula="of:=300" office:value-type="float" office:value="300" calcext:value-type="float">
            <text:p>300</text:p>
          </table:table-cell>
          <table:table-cell table:formula="of:=[.H84]/[.I84]" office:value-type="float" office:value="1" calcext:value-type="float">
            <text:p>1</text:p>
          </table:table-cell>
          <table:table-cell table:formula="of:=([.J84]*[.K84])/[.H84]" office:value-type="float" office:value="1" calcext:value-type="float">
            <text:p>1</text:p>
          </table:table-cell>
          <table:table-cell table:formula="of:=[.D84]/[.K84]" office:value-type="float" office:value="0.886666666666667" calcext:value-type="float">
            <text:p>0.886666666666667</text:p>
          </table:table-cell>
          <table:table-cell table:formula="of:=([.D84]*[.J84])/[.I84]" office:value-type="float" office:value="0.886666666666667" calcext:value-type="float">
            <text:p>0.886666666666667</text:p>
          </table:table-cell>
          <table:table-cell table:formula="of:=[.L84]*[.M84]*[.N84]" office:value-type="float" office:value="0.886666666666667" calcext:value-type="float">
            <text:p>0.886666666666667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table:style-name="ce2" office:value-type="time" office:time-value="PT12H56M41S" calcext:value-type="time">
            <text:p>12:56:41 PM</text:p>
          </table:table-cell>
          <table:table-cell table:style-name="ce2" office:value-type="time" office:time-value="PT01H56M47S" calcext:value-type="time">
            <text:p>01:56:47 AM</text:p>
          </table:table-cell>
          <table:table-cell table:formula="of:=1/[.C86]*300" office:value-type="float" office:value="60" calcext:value-type="float">
            <text:p>60</text:p>
          </table:table-cell>
          <table:table-cell table:formula="of:=[.H86]" office:value-type="float" office:value="60" calcext:value-type="float">
            <text:p>60</text:p>
          </table:table-cell>
          <table:table-cell table:formula="of:=1/[.C86]" office:value-type="float" office:value="0.2" calcext:value-type="float">
            <text:p>0.2</text:p>
          </table:table-cell>
          <table:table-cell table:formula="of:=300" office:value-type="float" office:value="300" calcext:value-type="float">
            <text:p>300</text:p>
          </table:table-cell>
          <table:table-cell table:formula="of:=[.H86]/[.I86]" office:value-type="float" office:value="1" calcext:value-type="float">
            <text:p>1</text:p>
          </table:table-cell>
          <table:table-cell table:formula="of:=([.J86]*[.K86])/[.H86]" office:value-type="float" office:value="1" calcext:value-type="float">
            <text:p>1</text:p>
          </table:table-cell>
          <table:table-cell table:formula="of:=[.D86]/[.K86]" office:value-type="float" office:value="0.993333333333333" calcext:value-type="float">
            <text:p>0.993333333333333</text:p>
          </table:table-cell>
          <table:table-cell table:formula="of:=([.D86]*[.J86])/[.I86]" office:value-type="float" office:value="0.993333333333333" calcext:value-type="float">
            <text:p>0.993333333333333</text:p>
          </table:table-cell>
          <table:table-cell table:formula="of:=[.L86]*[.M86]*[.N86]" office:value-type="float" office:value="0.993333333333333" calcext:value-type="float">
            <text:p>0.99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01H57M45S" calcext:value-type="time">
            <text:p>01:57:45 AM</text:p>
          </table:table-cell>
          <table:table-cell table:style-name="ce2" office:value-type="time" office:time-value="PT02H27M51S" calcext:value-type="time">
            <text:p>02:27:51 AM</text:p>
          </table:table-cell>
          <table:table-cell table:formula="of:=1/[.C87]*300" office:value-type="float" office:value="30" calcext:value-type="float">
            <text:p>30</text:p>
          </table:table-cell>
          <table:table-cell table:formula="of:=[.H87]" office:value-type="float" office:value="30" calcext:value-type="float">
            <text:p>30</text:p>
          </table:table-cell>
          <table:table-cell table:formula="of:=1/[.C87]" office:value-type="float" office:value="0.1" calcext:value-type="float">
            <text:p>0.1</text:p>
          </table:table-cell>
          <table:table-cell table:formula="of:=300" office:value-type="float" office:value="300" calcext:value-type="float">
            <text:p>300</text:p>
          </table:table-cell>
          <table:table-cell table:formula="of:=[.H87]/[.I87]" office:value-type="float" office:value="1" calcext:value-type="float">
            <text:p>1</text:p>
          </table:table-cell>
          <table:table-cell table:formula="of:=([.J87]*[.K87])/[.H87]" office:value-type="float" office:value="1" calcext:value-type="float">
            <text:p>1</text:p>
          </table:table-cell>
          <table:table-cell table:formula="of:=[.D87]/[.K87]" office:value-type="float" office:value="0.996666666666667" calcext:value-type="float">
            <text:p>0.996666666666667</text:p>
          </table:table-cell>
          <table:table-cell table:formula="of:=([.D87]*[.J87])/[.I87]" office:value-type="float" office:value="0.996666666666667" calcext:value-type="float">
            <text:p>0.996666666666667</text:p>
          </table:table-cell>
          <table:table-cell table:formula="of:=[.L87]*[.M87]*[.N87]" office:value-type="float" office:value="0.996666666666667" calcext:value-type="float">
            <text:p>0.99666666666666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02H28M29S" calcext:value-type="time">
            <text:p>02:28:29 AM</text:p>
          </table:table-cell>
          <table:table-cell table:style-name="ce2" office:value-type="time" office:time-value="PT02H48M35S" calcext:value-type="time">
            <text:p>02:48:35 AM</text:p>
          </table:table-cell>
          <table:table-cell table:formula="of:=1/[.C88]*300" office:value-type="float" office:value="20" calcext:value-type="float">
            <text:p>20</text:p>
          </table:table-cell>
          <table:table-cell table:formula="of:=[.H88]" office:value-type="float" office:value="20" calcext:value-type="float">
            <text:p>20</text:p>
          </table:table-cell>
          <table:table-cell table:formula="of:=1/[.C88]" office:value-type="float" office:value="0.0666666666666667" calcext:value-type="float">
            <text:p>0.06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88]/[.I88]" office:value-type="float" office:value="1" calcext:value-type="float">
            <text:p>1</text:p>
          </table:table-cell>
          <table:table-cell table:formula="of:=([.J88]*[.K88])/[.H88]" office:value-type="float" office:value="1" calcext:value-type="float">
            <text:p>1</text:p>
          </table:table-cell>
          <table:table-cell table:formula="of:=[.D88]/[.K88]" office:value-type="float" office:value="0.983333333333333" calcext:value-type="float">
            <text:p>0.983333333333333</text:p>
          </table:table-cell>
          <table:table-cell table:formula="of:=([.D88]*[.J88])/[.I88]" office:value-type="float" office:value="0.983333333333333" calcext:value-type="float">
            <text:p>0.983333333333333</text:p>
          </table:table-cell>
          <table:table-cell table:formula="of:=[.L88]*[.M88]*[.N88]" office:value-type="float" office:value="0.983333333333333" calcext:value-type="float">
            <text:p>0.98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91" calcext:value-type="float">
            <text:p>291</text:p>
          </table:table-cell>
          <table:table-cell office:value-type="float" office:value="9" calcext:value-type="float">
            <text:p>9</text:p>
          </table:table-cell>
          <table:table-cell table:style-name="ce2" office:value-type="time" office:time-value="PT02H49M05S" calcext:value-type="time">
            <text:p>02:49:05 AM</text:p>
          </table:table-cell>
          <table:table-cell table:style-name="ce2" office:value-type="time" office:time-value="PT03H04M11S" calcext:value-type="time">
            <text:p>03:04:11 AM</text:p>
          </table:table-cell>
          <table:table-cell table:formula="of:=1/[.C89]*300" office:value-type="float" office:value="15" calcext:value-type="float">
            <text:p>15</text:p>
          </table:table-cell>
          <table:table-cell table:formula="of:=[.H89]" office:value-type="float" office:value="15" calcext:value-type="float">
            <text:p>15</text:p>
          </table:table-cell>
          <table:table-cell table:formula="of:=1/[.C89]" office:value-type="float" office:value="0.05" calcext:value-type="float">
            <text:p>0.05</text:p>
          </table:table-cell>
          <table:table-cell table:formula="of:=300" office:value-type="float" office:value="300" calcext:value-type="float">
            <text:p>300</text:p>
          </table:table-cell>
          <table:table-cell table:formula="of:=[.H89]/[.I89]" office:value-type="float" office:value="1" calcext:value-type="float">
            <text:p>1</text:p>
          </table:table-cell>
          <table:table-cell table:formula="of:=([.J89]*[.K89])/[.H89]" office:value-type="float" office:value="1" calcext:value-type="float">
            <text:p>1</text:p>
          </table:table-cell>
          <table:table-cell table:formula="of:=[.D89]/[.K89]" office:value-type="float" office:value="0.97" calcext:value-type="float">
            <text:p>0.97</text:p>
          </table:table-cell>
          <table:table-cell table:formula="of:=([.D89]*[.J89])/[.I89]" office:value-type="float" office:value="0.97" calcext:value-type="float">
            <text:p>0.97</text:p>
          </table:table-cell>
          <table:table-cell table:formula="of:=[.L89]*[.M89]*[.N89]" office:value-type="float" office:value="0.97" calcext:value-type="float">
            <text:p>0.9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84" calcext:value-type="float">
            <text:p>284</text:p>
          </table:table-cell>
          <table:table-cell office:value-type="float" office:value="16" calcext:value-type="float">
            <text:p>16</text:p>
          </table:table-cell>
          <table:table-cell table:style-name="ce2" office:value-type="time" office:time-value="PT03H04M39S" calcext:value-type="time">
            <text:p>03:04:39 AM</text:p>
          </table:table-cell>
          <table:table-cell table:style-name="ce2" office:value-type="time" office:time-value="PT03H16M45S" calcext:value-type="time">
            <text:p>03:16:45 AM</text:p>
          </table:table-cell>
          <table:table-cell table:formula="of:=1/[.C90]*300" office:value-type="float" office:value="12" calcext:value-type="float">
            <text:p>12</text:p>
          </table:table-cell>
          <table:table-cell table:formula="of:=[.H90]" office:value-type="float" office:value="12" calcext:value-type="float">
            <text:p>12</text:p>
          </table:table-cell>
          <table:table-cell table:formula="of:=1/[.C90]" office:value-type="float" office:value="0.04" calcext:value-type="float">
            <text:p>0.04</text:p>
          </table:table-cell>
          <table:table-cell table:formula="of:=300" office:value-type="float" office:value="300" calcext:value-type="float">
            <text:p>300</text:p>
          </table:table-cell>
          <table:table-cell table:formula="of:=[.H90]/[.I90]" office:value-type="float" office:value="1" calcext:value-type="float">
            <text:p>1</text:p>
          </table:table-cell>
          <table:table-cell table:formula="of:=([.J90]*[.K90])/[.H90]" office:value-type="float" office:value="1" calcext:value-type="float">
            <text:p>1</text:p>
          </table:table-cell>
          <table:table-cell table:formula="of:=[.D90]/[.K90]" office:value-type="float" office:value="0.946666666666667" calcext:value-type="float">
            <text:p>0.946666666666667</text:p>
          </table:table-cell>
          <table:table-cell table:formula="of:=([.D90]*[.J90])/[.I90]" office:value-type="float" office:value="0.946666666666667" calcext:value-type="float">
            <text:p>0.946666666666667</text:p>
          </table:table-cell>
          <table:table-cell table:formula="of:=[.L90]*[.M90]*[.N90]" office:value-type="float" office:value="0.946666666666667" calcext:value-type="float">
            <text:p>0.94666666666666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2" calcext:value-type="float">
            <text:p>292</text:p>
          </table:table-cell>
          <table:table-cell office:value-type="float" office:value="8" calcext:value-type="float">
            <text:p>8</text:p>
          </table:table-cell>
          <table:table-cell table:style-name="ce2" office:value-type="time" office:time-value="PT11H00M23S" calcext:value-type="time">
            <text:p>11:00:23 AM</text:p>
          </table:table-cell>
          <table:table-cell table:style-name="ce2" office:value-type="time" office:time-value="PT11H10M29S" calcext:value-type="time">
            <text:p>11:10:29 AM</text:p>
          </table:table-cell>
          <table:table-cell table:formula="of:=1/[.C91]*300" office:value-type="float" office:value="10" calcext:value-type="float">
            <text:p>10</text:p>
          </table:table-cell>
          <table:table-cell table:formula="of:=[.H91]" office:value-type="float" office:value="10" calcext:value-type="float">
            <text:p>10</text:p>
          </table:table-cell>
          <table:table-cell table:formula="of:=1/[.C91]" office:value-type="float" office:value="0.0333333333333333" calcext:value-type="float">
            <text:p>0.03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91]/[.I91]" office:value-type="float" office:value="1" calcext:value-type="float">
            <text:p>1</text:p>
          </table:table-cell>
          <table:table-cell table:formula="of:=([.J91]*[.K91])/[.H91]" office:value-type="float" office:value="1" calcext:value-type="float">
            <text:p>1</text:p>
          </table:table-cell>
          <table:table-cell table:formula="of:=[.D91]/[.K91]" office:value-type="float" office:value="0.973333333333333" calcext:value-type="float">
            <text:p>0.973333333333333</text:p>
          </table:table-cell>
          <table:table-cell table:formula="of:=([.D91]*[.J91])/[.I91]" office:value-type="float" office:value="0.973333333333333" calcext:value-type="float">
            <text:p>0.973333333333333</text:p>
          </table:table-cell>
          <table:table-cell table:formula="of:=[.L91]*[.M91]*[.N91]" office:value-type="float" office:value="0.973333333333333" calcext:value-type="float">
            <text:p>0.97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table:style-name="ce2" office:value-type="time" office:time-value="PT11H11M53S" calcext:value-type="time">
            <text:p>11:11:53 AM</text:p>
          </table:table-cell>
          <table:table-cell table:style-name="ce2" office:value-type="time" office:time-value="PT11H20M35S" calcext:value-type="time">
            <text:p>11:20:35 AM</text:p>
          </table:table-cell>
          <table:table-cell table:formula="of:=1/[.C92]*300" office:value-type="float" office:value="8.57142857142857" calcext:value-type="float">
            <text:p>8.57142857142857</text:p>
          </table:table-cell>
          <table:table-cell table:formula="of:=[.H92]" office:value-type="float" office:value="8.57142857142857" calcext:value-type="float">
            <text:p>8.57142857142857</text:p>
          </table:table-cell>
          <table:table-cell table:formula="of:=1/[.C92]" office:value-type="float" office:value="0.0285714285714286" calcext:value-type="float">
            <text:p>0.0285714285714286</text:p>
          </table:table-cell>
          <table:table-cell table:formula="of:=300" office:value-type="float" office:value="300" calcext:value-type="float">
            <text:p>300</text:p>
          </table:table-cell>
          <table:table-cell table:formula="of:=[.H92]/[.I92]" office:value-type="float" office:value="1" calcext:value-type="float">
            <text:p>1</text:p>
          </table:table-cell>
          <table:table-cell table:formula="of:=([.J92]*[.K92])/[.H92]" office:value-type="float" office:value="1" calcext:value-type="float">
            <text:p>1</text:p>
          </table:table-cell>
          <table:table-cell table:formula="of:=[.D92]/[.K92]" office:value-type="float" office:value="0.966666666666667" calcext:value-type="float">
            <text:p>0.966666666666667</text:p>
          </table:table-cell>
          <table:table-cell table:formula="of:=([.D92]*[.J92])/[.I92]" office:value-type="float" office:value="0.966666666666666" calcext:value-type="float">
            <text:p>0.966666666666666</text:p>
          </table:table-cell>
          <table:table-cell table:formula="of:=[.L92]*[.M92]*[.N92]" office:value-type="float" office:value="0.966666666666667" calcext:value-type="float">
            <text:p>0.96666666666666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88" calcext:value-type="float">
            <text:p>288</text:p>
          </table:table-cell>
          <table:table-cell office:value-type="float" office:value="12" calcext:value-type="float">
            <text:p>12</text:p>
          </table:table-cell>
          <table:table-cell table:style-name="ce2" office:value-type="time" office:time-value="PT11H21M52S" calcext:value-type="time">
            <text:p>11:21:52 AM</text:p>
          </table:table-cell>
          <table:table-cell table:style-name="ce2" office:value-type="time" office:time-value="PT11H29M28S" calcext:value-type="time">
            <text:p>11:29:28 AM</text:p>
          </table:table-cell>
          <table:table-cell table:formula="of:=1/[.C93]*300" office:value-type="float" office:value="7.5" calcext:value-type="float">
            <text:p>7.5</text:p>
          </table:table-cell>
          <table:table-cell table:formula="of:=[.H93]" office:value-type="float" office:value="7.5" calcext:value-type="float">
            <text:p>7.5</text:p>
          </table:table-cell>
          <table:table-cell table:formula="of:=1/[.C93]" office:value-type="float" office:value="0.025" calcext:value-type="float">
            <text:p>0.0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93]/[.I93]" office:value-type="float" office:value="1" calcext:value-type="float">
            <text:p>1</text:p>
          </table:table-cell>
          <table:table-cell table:formula="of:=([.J93]*[.K93])/[.H93]" office:value-type="float" office:value="1" calcext:value-type="float">
            <text:p>1</text:p>
          </table:table-cell>
          <table:table-cell table:formula="of:=[.D93]/[.K93]" office:value-type="float" office:value="0.96" calcext:value-type="float">
            <text:p>0.96</text:p>
          </table:table-cell>
          <table:table-cell table:formula="of:=([.D93]*[.J93])/[.I93]" office:value-type="float" office:value="0.96" calcext:value-type="float">
            <text:p>0.96</text:p>
          </table:table-cell>
          <table:table-cell table:formula="of:=[.L93]*[.M93]*[.N93]" office:value-type="float" office:value="0.96" calcext:value-type="float">
            <text:p>0.96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table:style-name="ce2" office:value-type="time" office:time-value="PT11H30M22S" calcext:value-type="time">
            <text:p>11:30:22 AM</text:p>
          </table:table-cell>
          <table:table-cell table:style-name="ce2" office:value-type="time" office:time-value="PT11H36M50S" calcext:value-type="time">
            <text:p>11:36:50 AM</text:p>
          </table:table-cell>
          <table:table-cell table:formula="of:=1/[.C94]*300" office:value-type="float" office:value="6.66666666666667" calcext:value-type="float">
            <text:p>6.66666666666667</text:p>
          </table:table-cell>
          <table:table-cell table:formula="of:=[.H94]" office:value-type="float" office:value="6.66666666666667" calcext:value-type="float">
            <text:p>6.66666666666667</text:p>
          </table:table-cell>
          <table:table-cell table:formula="of:=1/[.C94]" office:value-type="float" office:value="0.0222222222222222" calcext:value-type="float">
            <text:p>0.0222222222222222</text:p>
          </table:table-cell>
          <table:table-cell table:formula="of:=300" office:value-type="float" office:value="300" calcext:value-type="float">
            <text:p>300</text:p>
          </table:table-cell>
          <table:table-cell table:formula="of:=[.H94]/[.I94]" office:value-type="float" office:value="1" calcext:value-type="float">
            <text:p>1</text:p>
          </table:table-cell>
          <table:table-cell table:formula="of:=([.J94]*[.K94])/[.H94]" office:value-type="float" office:value="1" calcext:value-type="float">
            <text:p>1</text:p>
          </table:table-cell>
          <table:table-cell table:formula="of:=[.D94]/[.K94]" office:value-type="float" office:value="0.936666666666667" calcext:value-type="float">
            <text:p>0.936666666666667</text:p>
          </table:table-cell>
          <table:table-cell table:formula="of:=([.D94]*[.J94])/[.I94]" office:value-type="float" office:value="0.936666666666667" calcext:value-type="float">
            <text:p>0.936666666666667</text:p>
          </table:table-cell>
          <table:table-cell table:formula="of:=[.L94]*[.M94]*[.N94]" office:value-type="float" office:value="0.936666666666667" calcext:value-type="float">
            <text:p>0.93666666666666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table:style-name="ce2" office:value-type="time" office:time-value="PT11H39M52S" calcext:value-type="time">
            <text:p>11:39:52 AM</text:p>
          </table:table-cell>
          <table:table-cell table:style-name="ce2" office:value-type="time" office:time-value="PT11H45M45S" calcext:value-type="time">
            <text:p>11:45:45 AM</text:p>
          </table:table-cell>
          <table:table-cell table:formula="of:=1/[.C95]*300" office:value-type="float" office:value="6" calcext:value-type="float">
            <text:p>6</text:p>
          </table:table-cell>
          <table:table-cell table:formula="of:=[.H95]" office:value-type="float" office:value="6" calcext:value-type="float">
            <text:p>6</text:p>
          </table:table-cell>
          <table:table-cell table:formula="of:=1/[.C95]" office:value-type="float" office:value="0.02" calcext:value-type="float">
            <text:p>0.02</text:p>
          </table:table-cell>
          <table:table-cell table:formula="of:=300" office:value-type="float" office:value="300" calcext:value-type="float">
            <text:p>300</text:p>
          </table:table-cell>
          <table:table-cell table:formula="of:=[.H95]/[.I95]" office:value-type="float" office:value="1" calcext:value-type="float">
            <text:p>1</text:p>
          </table:table-cell>
          <table:table-cell table:formula="of:=([.J95]*[.K95])/[.H95]" office:value-type="float" office:value="1" calcext:value-type="float">
            <text:p>1</text:p>
          </table:table-cell>
          <table:table-cell table:formula="of:=[.D95]/[.K95]" office:value-type="float" office:value="0.936666666666667" calcext:value-type="float">
            <text:p>0.936666666666667</text:p>
          </table:table-cell>
          <table:table-cell table:formula="of:=([.D95]*[.J95])/[.I95]" office:value-type="float" office:value="0.936666666666667" calcext:value-type="float">
            <text:p>0.936666666666667</text:p>
          </table:table-cell>
          <table:table-cell table:formula="of:=[.L95]*[.M95]*[.N95]" office:value-type="float" office:value="0.936666666666667" calcext:value-type="float">
            <text:p>0.93666666666666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74" calcext:value-type="float">
            <text:p>274</text:p>
          </table:table-cell>
          <table:table-cell office:value-type="float" office:value="26" calcext:value-type="float">
            <text:p>26</text:p>
          </table:table-cell>
          <table:table-cell table:style-name="ce2" office:value-type="time" office:time-value="PT11H46M23S" calcext:value-type="time">
            <text:p>11:46:23 AM</text:p>
          </table:table-cell>
          <table:table-cell table:style-name="ce2" office:value-type="time" office:time-value="PT11H51M59S" calcext:value-type="time">
            <text:p>11:51:59 AM</text:p>
          </table:table-cell>
          <table:table-cell table:formula="of:=1/[.C96]*300" office:value-type="float" office:value="5.45454545454545" calcext:value-type="float">
            <text:p>5.45454545454545</text:p>
          </table:table-cell>
          <table:table-cell table:formula="of:=[.H96]" office:value-type="float" office:value="5.45454545454545" calcext:value-type="float">
            <text:p>5.45454545454545</text:p>
          </table:table-cell>
          <table:table-cell table:formula="of:=1/[.C96]" office:value-type="float" office:value="0.0181818181818182" calcext:value-type="float">
            <text:p>0.0181818181818182</text:p>
          </table:table-cell>
          <table:table-cell table:formula="of:=300" office:value-type="float" office:value="300" calcext:value-type="float">
            <text:p>300</text:p>
          </table:table-cell>
          <table:table-cell table:formula="of:=[.H96]/[.I96]" office:value-type="float" office:value="1" calcext:value-type="float">
            <text:p>1</text:p>
          </table:table-cell>
          <table:table-cell table:formula="of:=([.J96]*[.K96])/[.H96]" office:value-type="float" office:value="1" calcext:value-type="float">
            <text:p>1</text:p>
          </table:table-cell>
          <table:table-cell table:formula="of:=[.D96]/[.K96]" office:value-type="float" office:value="0.913333333333333" calcext:value-type="float">
            <text:p>0.913333333333333</text:p>
          </table:table-cell>
          <table:table-cell table:formula="of:=([.D96]*[.J96])/[.I96]" office:value-type="float" office:value="0.913333333333333" calcext:value-type="float">
            <text:p>0.913333333333333</text:p>
          </table:table-cell>
          <table:table-cell table:formula="of:=[.L96]*[.M96]*[.N96]" office:value-type="float" office:value="0.913333333333333" calcext:value-type="float">
            <text:p>0.91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61" calcext:value-type="float">
            <text:p>261</text:p>
          </table:table-cell>
          <table:table-cell office:value-type="float" office:value="36" calcext:value-type="float">
            <text:p>36</text:p>
          </table:table-cell>
          <table:table-cell table:style-name="ce2" office:value-type="time" office:time-value="PT11H52M23S" calcext:value-type="time">
            <text:p>11:52:23 AM</text:p>
          </table:table-cell>
          <table:table-cell table:style-name="ce2" office:value-type="time" office:time-value="PT11H57M29S" calcext:value-type="time">
            <text:p>11:57:29 AM</text:p>
          </table:table-cell>
          <table:table-cell table:formula="of:=1/[.C97]*300" office:value-type="float" office:value="5" calcext:value-type="float">
            <text:p>5</text:p>
          </table:table-cell>
          <table:table-cell table:formula="of:=[.H97]" office:value-type="float" office:value="5" calcext:value-type="float">
            <text:p>5</text:p>
          </table:table-cell>
          <table:table-cell table:formula="of:=1/[.C97]" office:value-type="float" office:value="0.0166666666666667" calcext:value-type="float">
            <text:p>0.01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97]/[.I97]" office:value-type="float" office:value="1" calcext:value-type="float">
            <text:p>1</text:p>
          </table:table-cell>
          <table:table-cell table:formula="of:=([.J97]*[.K97])/[.H97]" office:value-type="float" office:value="1" calcext:value-type="float">
            <text:p>1</text:p>
          </table:table-cell>
          <table:table-cell table:formula="of:=[.D97]/[.K97]" office:value-type="float" office:value="0.87" calcext:value-type="float">
            <text:p>0.87</text:p>
          </table:table-cell>
          <table:table-cell table:formula="of:=([.D97]*[.J97])/[.I97]" office:value-type="float" office:value="0.87" calcext:value-type="float">
            <text:p>0.87</text:p>
          </table:table-cell>
          <table:table-cell table:formula="of:=[.L97]*[.M97]*[.N97]" office:value-type="float" office:value="0.87" calcext:value-type="float">
            <text:p>0.8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57" calcext:value-type="float">
            <text:p>257</text:p>
          </table:table-cell>
          <table:table-cell office:value-type="float" office:value="43" calcext:value-type="float">
            <text:p>43</text:p>
          </table:table-cell>
          <table:table-cell table:style-name="ce2" office:value-type="time" office:time-value="PT11H57M50S" calcext:value-type="time">
            <text:p>11:57:50 AM</text:p>
          </table:table-cell>
          <table:table-cell table:style-name="ce2" office:value-type="time" office:time-value="PT12H02M35S" calcext:value-type="time">
            <text:p>12:02:35 PM</text:p>
          </table:table-cell>
          <table:table-cell table:formula="of:=1/[.C98]*300" office:value-type="float" office:value="4.61538461538462" calcext:value-type="float">
            <text:p>4.61538461538462</text:p>
          </table:table-cell>
          <table:table-cell table:formula="of:=[.H98]" office:value-type="float" office:value="4.61538461538462" calcext:value-type="float">
            <text:p>4.61538461538462</text:p>
          </table:table-cell>
          <table:table-cell table:formula="of:=1/[.C98]" office:value-type="float" office:value="0.0153846153846154" calcext:value-type="float">
            <text:p>0.0153846153846154</text:p>
          </table:table-cell>
          <table:table-cell table:formula="of:=300" office:value-type="float" office:value="300" calcext:value-type="float">
            <text:p>300</text:p>
          </table:table-cell>
          <table:table-cell table:formula="of:=[.H98]/[.I98]" office:value-type="float" office:value="1" calcext:value-type="float">
            <text:p>1</text:p>
          </table:table-cell>
          <table:table-cell table:formula="of:=([.J98]*[.K98])/[.H98]" office:value-type="float" office:value="1" calcext:value-type="float">
            <text:p>1</text:p>
          </table:table-cell>
          <table:table-cell table:formula="of:=[.D98]/[.K98]" office:value-type="float" office:value="0.856666666666667" calcext:value-type="float">
            <text:p>0.856666666666667</text:p>
          </table:table-cell>
          <table:table-cell table:formula="of:=([.D98]*[.J98])/[.I98]" office:value-type="float" office:value="0.856666666666666" calcext:value-type="float">
            <text:p>0.856666666666666</text:p>
          </table:table-cell>
          <table:table-cell table:formula="of:=[.L98]*[.M98]*[.N98]" office:value-type="float" office:value="0.856666666666667" calcext:value-type="float">
            <text:p>0.85666666666666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71" calcext:value-type="float">
            <text:p>271</text:p>
          </table:table-cell>
          <table:table-cell office:value-type="float" office:value="29" calcext:value-type="float">
            <text:p>29</text:p>
          </table:table-cell>
          <table:table-cell table:style-name="ce2" office:value-type="time" office:time-value="PT12H02M56S" calcext:value-type="time">
            <text:p>12:02:56 PM</text:p>
          </table:table-cell>
          <table:table-cell table:style-name="ce2" office:value-type="time" office:time-value="PT12H07M20S" calcext:value-type="time">
            <text:p>12:07:20 PM</text:p>
          </table:table-cell>
          <table:table-cell table:formula="of:=1/[.C99]*300" office:value-type="float" office:value="4.28571428571429" calcext:value-type="float">
            <text:p>4.28571428571429</text:p>
          </table:table-cell>
          <table:table-cell table:formula="of:=[.H99]" office:value-type="float" office:value="4.28571428571429" calcext:value-type="float">
            <text:p>4.28571428571429</text:p>
          </table:table-cell>
          <table:table-cell table:formula="of:=1/[.C99]" office:value-type="float" office:value="0.0142857142857143" calcext:value-type="float">
            <text:p>0.0142857142857143</text:p>
          </table:table-cell>
          <table:table-cell table:formula="of:=300" office:value-type="float" office:value="300" calcext:value-type="float">
            <text:p>300</text:p>
          </table:table-cell>
          <table:table-cell table:formula="of:=[.H99]/[.I99]" office:value-type="float" office:value="1" calcext:value-type="float">
            <text:p>1</text:p>
          </table:table-cell>
          <table:table-cell table:formula="of:=([.J99]*[.K99])/[.H99]" office:value-type="float" office:value="1" calcext:value-type="float">
            <text:p>1</text:p>
          </table:table-cell>
          <table:table-cell table:formula="of:=[.D99]/[.K99]" office:value-type="float" office:value="0.903333333333333" calcext:value-type="float">
            <text:p>0.903333333333333</text:p>
          </table:table-cell>
          <table:table-cell table:formula="of:=([.D99]*[.J99])/[.I99]" office:value-type="float" office:value="0.903333333333333" calcext:value-type="float">
            <text:p>0.903333333333333</text:p>
          </table:table-cell>
          <table:table-cell table:formula="of:=[.L99]*[.M99]*[.N99]" office:value-type="float" office:value="0.903333333333333" calcext:value-type="float">
            <text:p>0.90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256" calcext:value-type="float">
            <text:p>256</text:p>
          </table:table-cell>
          <table:table-cell office:value-type="float" office:value="44" calcext:value-type="float">
            <text:p>44</text:p>
          </table:table-cell>
          <table:table-cell table:style-name="ce2" office:value-type="time" office:time-value="PT12H07M41S" calcext:value-type="time">
            <text:p>12:07:41 PM</text:p>
          </table:table-cell>
          <table:table-cell table:style-name="ce2" office:value-type="time" office:time-value="PT12H11M47S" calcext:value-type="time">
            <text:p>12:11:47 PM</text:p>
          </table:table-cell>
          <table:table-cell table:formula="of:=1/[.C100]*300" office:value-type="float" office:value="4" calcext:value-type="float">
            <text:p>4</text:p>
          </table:table-cell>
          <table:table-cell table:formula="of:=[.H100]" office:value-type="float" office:value="4" calcext:value-type="float">
            <text:p>4</text:p>
          </table:table-cell>
          <table:table-cell table:formula="of:=1/[.C100]" office:value-type="float" office:value="0.0133333333333333" calcext:value-type="float">
            <text:p>0.01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0]/[.I100]" office:value-type="float" office:value="1" calcext:value-type="float">
            <text:p>1</text:p>
          </table:table-cell>
          <table:table-cell table:formula="of:=([.J100]*[.K100])/[.H100]" office:value-type="float" office:value="1" calcext:value-type="float">
            <text:p>1</text:p>
          </table:table-cell>
          <table:table-cell table:formula="of:=[.D100]/[.K100]" office:value-type="float" office:value="0.853333333333333" calcext:value-type="float">
            <text:p>0.853333333333333</text:p>
          </table:table-cell>
          <table:table-cell table:formula="of:=([.D100]*[.J100])/[.I100]" office:value-type="float" office:value="0.853333333333333" calcext:value-type="float">
            <text:p>0.853333333333333</text:p>
          </table:table-cell>
          <table:table-cell table:formula="of:=[.L100]*[.M100]*[.N100]" office:value-type="float" office:value="0.853333333333333" calcext:value-type="float">
            <text:p>0.85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  <table:table-cell office:value-type="float" office:value="51" calcext:value-type="float">
            <text:p>51</text:p>
          </table:table-cell>
          <table:table-cell table:style-name="ce2" office:value-type="time" office:time-value="PT12H12M08S" calcext:value-type="time">
            <text:p>12:12:08 PM</text:p>
          </table:table-cell>
          <table:table-cell table:style-name="ce2" office:value-type="time" office:time-value="PT12H15M59S" calcext:value-type="time">
            <text:p>12:15:59 PM</text:p>
          </table:table-cell>
          <table:table-cell table:formula="of:=1/[.C101]*300" office:value-type="float" office:value="3.75" calcext:value-type="float">
            <text:p>3.75</text:p>
          </table:table-cell>
          <table:table-cell table:formula="of:=[.H101]" office:value-type="float" office:value="3.75" calcext:value-type="float">
            <text:p>3.75</text:p>
          </table:table-cell>
          <table:table-cell table:formula="of:=1/[.C101]" office:value-type="float" office:value="0.0125" calcext:value-type="float">
            <text:p>0.01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1]/[.I101]" office:value-type="float" office:value="1" calcext:value-type="float">
            <text:p>1</text:p>
          </table:table-cell>
          <table:table-cell table:formula="of:=([.J101]*[.K101])/[.H101]" office:value-type="float" office:value="1" calcext:value-type="float">
            <text:p>1</text:p>
          </table:table-cell>
          <table:table-cell table:formula="of:=[.D101]/[.K101]" office:value-type="float" office:value="0.83" calcext:value-type="float">
            <text:p>0.83</text:p>
          </table:table-cell>
          <table:table-cell table:formula="of:=([.D101]*[.J101])/[.I101]" office:value-type="float" office:value="0.83" calcext:value-type="float">
            <text:p>0.83</text:p>
          </table:table-cell>
          <table:table-cell table:formula="of:=[.L101]*[.M101]*[.N101]" office:value-type="float" office:value="0.83" calcext:value-type="float">
            <text:p>0.8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office:value-type="float" office:value="74" calcext:value-type="float">
            <text:p>74</text:p>
          </table:table-cell>
          <table:table-cell table:style-name="ce2" office:value-type="time" office:time-value="PT12H17M18S" calcext:value-type="time">
            <text:p>12:17:18 PM</text:p>
          </table:table-cell>
          <table:table-cell table:style-name="ce2" office:value-type="time" office:time-value="PT12H20M57S" calcext:value-type="time">
            <text:p>12:20:57 PM</text:p>
          </table:table-cell>
          <table:table-cell table:formula="of:=1/[.C102]*300" office:value-type="float" office:value="3.52941176470588" calcext:value-type="float">
            <text:p>3.52941176470588</text:p>
          </table:table-cell>
          <table:table-cell table:formula="of:=[.H102]" office:value-type="float" office:value="3.52941176470588" calcext:value-type="float">
            <text:p>3.52941176470588</text:p>
          </table:table-cell>
          <table:table-cell table:formula="of:=1/[.C102]" office:value-type="float" office:value="0.0117647058823529" calcext:value-type="float">
            <text:p>0.011764705882352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2]/[.I102]" office:value-type="float" office:value="1" calcext:value-type="float">
            <text:p>1</text:p>
          </table:table-cell>
          <table:table-cell table:formula="of:=([.J102]*[.K102])/[.H102]" office:value-type="float" office:value="1" calcext:value-type="float">
            <text:p>1</text:p>
          </table:table-cell>
          <table:table-cell table:formula="of:=[.D102]/[.K102]" office:value-type="float" office:value="0.753333333333333" calcext:value-type="float">
            <text:p>0.753333333333333</text:p>
          </table:table-cell>
          <table:table-cell table:formula="of:=([.D102]*[.J102])/[.I102]" office:value-type="float" office:value="0.753333333333333" calcext:value-type="float">
            <text:p>0.753333333333333</text:p>
          </table:table-cell>
          <table:table-cell table:formula="of:=[.L102]*[.M102]*[.N102]" office:value-type="float" office:value="0.753333333333333" calcext:value-type="float">
            <text:p>0.75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table:style-name="ce2" office:value-type="time" office:time-value="PT12H21M50S" calcext:value-type="time">
            <text:p>12:21:50 PM</text:p>
          </table:table-cell>
          <table:table-cell table:style-name="ce2" office:value-type="time" office:time-value="PT12H25M17S" calcext:value-type="time">
            <text:p>12:25:17 PM</text:p>
          </table:table-cell>
          <table:table-cell table:formula="of:=1/[.C103]*300" office:value-type="float" office:value="3.33333333333333" calcext:value-type="float">
            <text:p>3.33333333333333</text:p>
          </table:table-cell>
          <table:table-cell table:formula="of:=[.H103]" office:value-type="float" office:value="3.33333333333333" calcext:value-type="float">
            <text:p>3.33333333333333</text:p>
          </table:table-cell>
          <table:table-cell table:formula="of:=1/[.C103]" office:value-type="float" office:value="0.0111111111111111" calcext:value-type="float">
            <text:p>0.0111111111111111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3]/[.I103]" office:value-type="float" office:value="1" calcext:value-type="float">
            <text:p>1</text:p>
          </table:table-cell>
          <table:table-cell table:formula="of:=([.J103]*[.K103])/[.H103]" office:value-type="float" office:value="1" calcext:value-type="float">
            <text:p>1</text:p>
          </table:table-cell>
          <table:table-cell table:formula="of:=[.D103]/[.K103]" office:value-type="float" office:value="0.71" calcext:value-type="float">
            <text:p>0.71</text:p>
          </table:table-cell>
          <table:table-cell table:formula="of:=([.D103]*[.J103])/[.I103]" office:value-type="float" office:value="0.71" calcext:value-type="float">
            <text:p>0.71</text:p>
          </table:table-cell>
          <table:table-cell table:formula="of:=[.L103]*[.M103]*[.N103]" office:value-type="float" office:value="0.71" calcext:value-type="float">
            <text:p>0.71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float" office:value="108" calcext:value-type="float">
            <text:p>108</text:p>
          </table:table-cell>
          <table:table-cell table:style-name="ce2" office:value-type="time" office:time-value="PT12H25M54S" calcext:value-type="time">
            <text:p>12:25:54 PM</text:p>
          </table:table-cell>
          <table:table-cell table:style-name="ce2" office:value-type="time" office:time-value="PT12H29M12S" calcext:value-type="time">
            <text:p>12:29:12 PM</text:p>
          </table:table-cell>
          <table:table-cell table:formula="of:=1/[.C104]*300" office:value-type="float" office:value="3.15789473684211" calcext:value-type="float">
            <text:p>3.15789473684211</text:p>
          </table:table-cell>
          <table:table-cell table:formula="of:=[.H104]" office:value-type="float" office:value="3.15789473684211" calcext:value-type="float">
            <text:p>3.15789473684211</text:p>
          </table:table-cell>
          <table:table-cell table:formula="of:=1/[.C104]" office:value-type="float" office:value="0.0105263157894737" calcext:value-type="float">
            <text:p>0.010526315789473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4]/[.I104]" office:value-type="float" office:value="1" calcext:value-type="float">
            <text:p>1</text:p>
          </table:table-cell>
          <table:table-cell table:formula="of:=([.J104]*[.K104])/[.H104]" office:value-type="float" office:value="1" calcext:value-type="float">
            <text:p>1</text:p>
          </table:table-cell>
          <table:table-cell table:formula="of:=[.D104]/[.K104]" office:value-type="float" office:value="0.64" calcext:value-type="float">
            <text:p>0.64</text:p>
          </table:table-cell>
          <table:table-cell table:formula="of:=([.D104]*[.J104])/[.I104]" office:value-type="float" office:value="0.64" calcext:value-type="float">
            <text:p>0.64</text:p>
          </table:table-cell>
          <table:table-cell table:formula="of:=[.L104]*[.M104]*[.N104]" office:value-type="float" office:value="0.64" calcext:value-type="float">
            <text:p>0.64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7" calcext:value-type="float">
            <text:p>187</text:p>
          </table:table-cell>
          <table:table-cell office:value-type="float" office:value="113" calcext:value-type="float">
            <text:p>113</text:p>
          </table:table-cell>
          <table:table-cell table:style-name="ce2" office:value-type="time" office:time-value="PT12H31M21S" calcext:value-type="time">
            <text:p>12:31:21 PM</text:p>
          </table:table-cell>
          <table:table-cell table:style-name="ce2" office:value-type="time" office:time-value="PT12H34M27S" calcext:value-type="time">
            <text:p>12:34:27 PM</text:p>
          </table:table-cell>
          <table:table-cell table:formula="of:=1/[.C105]*300" office:value-type="float" office:value="3" calcext:value-type="float">
            <text:p>3</text:p>
          </table:table-cell>
          <table:table-cell table:formula="of:=[.H105]" office:value-type="float" office:value="3" calcext:value-type="float">
            <text:p>3</text:p>
          </table:table-cell>
          <table:table-cell table:formula="of:=1/[.C105]" office:value-type="float" office:value="0.01" calcext:value-type="float">
            <text:p>0.01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5]/[.I105]" office:value-type="float" office:value="1" calcext:value-type="float">
            <text:p>1</text:p>
          </table:table-cell>
          <table:table-cell table:formula="of:=([.J105]*[.K105])/[.H105]" office:value-type="float" office:value="1" calcext:value-type="float">
            <text:p>1</text:p>
          </table:table-cell>
          <table:table-cell table:formula="of:=[.D105]/[.K105]" office:value-type="float" office:value="0.623333333333333" calcext:value-type="float">
            <text:p>0.623333333333333</text:p>
          </table:table-cell>
          <table:table-cell table:formula="of:=([.D105]*[.J105])/[.I105]" office:value-type="float" office:value="0.623333333333333" calcext:value-type="float">
            <text:p>0.623333333333333</text:p>
          </table:table-cell>
          <table:table-cell table:formula="of:=[.L105]*[.M105]*[.N105]" office:value-type="float" office:value="0.623333333333333" calcext:value-type="float">
            <text:p>0.62333333333333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.25" calcext:value-type="float">
            <text:p>6.25</text:p>
          </table:table-cell>
          <table:table-cell office:value-type="float" office:value="252" calcext:value-type="float">
            <text:p>252</text:p>
          </table:table-cell>
          <table:table-cell office:value-type="float" office:value="48" calcext:value-type="float">
            <text:p>48</text:p>
          </table:table-cell>
          <table:table-cell table:style-name="ce2" office:value-type="time" office:time-value="PT12H37M53S" calcext:value-type="time">
            <text:p>12:37:53 PM</text:p>
          </table:table-cell>
          <table:table-cell table:style-name="ce2" office:value-type="time" office:time-value="PT01H25M49S" calcext:value-type="time">
            <text:p>01:25:49 AM</text:p>
          </table:table-cell>
          <table:table-cell table:formula="of:=1/[.C107]*300" office:value-type="float" office:value="48" calcext:value-type="float">
            <text:p>48</text:p>
          </table:table-cell>
          <table:table-cell table:formula="of:=[.H107]" office:value-type="float" office:value="48" calcext:value-type="float">
            <text:p>48</text:p>
          </table:table-cell>
          <table:table-cell table:formula="of:=1/[.C107]" office:value-type="float" office:value="0.16" calcext:value-type="float">
            <text:p>0.16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7]/[.I107]" office:value-type="float" office:value="1" calcext:value-type="float">
            <text:p>1</text:p>
          </table:table-cell>
          <table:table-cell table:formula="of:=([.J107]*[.K107])/[.H107]" office:value-type="float" office:value="1" calcext:value-type="float">
            <text:p>1</text:p>
          </table:table-cell>
          <table:table-cell table:formula="of:=[.D107]/[.K107]" office:value-type="float" office:value="0.84" calcext:value-type="float">
            <text:p>0.84</text:p>
          </table:table-cell>
          <table:table-cell table:formula="of:=([.D107]*[.J107])/[.I107]" office:value-type="float" office:value="0.84" calcext:value-type="float">
            <text:p>0.84</text:p>
          </table:table-cell>
          <table:table-cell table:formula="of:=[.L107]*[.M107]*[.N107]" office:value-type="float" office:value="0.84" calcext:value-type="float">
            <text:p>0.84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239" calcext:value-type="float">
            <text:p>239</text:p>
          </table:table-cell>
          <table:table-cell office:value-type="float" office:value="61" calcext:value-type="float">
            <text:p>61</text:p>
          </table:table-cell>
          <table:table-cell table:style-name="ce2" office:value-type="time" office:time-value="PT01H26M29S" calcext:value-type="time">
            <text:p>01:26:29 AM</text:p>
          </table:table-cell>
          <table:table-cell table:style-name="ce2" office:value-type="time" office:time-value="PT01H50M35S" calcext:value-type="time">
            <text:p>01:50:35 AM</text:p>
          </table:table-cell>
          <table:table-cell table:formula="of:=1/[.C108]*300" office:value-type="float" office:value="24" calcext:value-type="float">
            <text:p>24</text:p>
          </table:table-cell>
          <table:table-cell table:formula="of:=[.H108]" office:value-type="float" office:value="24" calcext:value-type="float">
            <text:p>24</text:p>
          </table:table-cell>
          <table:table-cell table:formula="of:=1/[.C108]" office:value-type="float" office:value="0.08" calcext:value-type="float">
            <text:p>0.08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8]/[.I108]" office:value-type="float" office:value="1" calcext:value-type="float">
            <text:p>1</text:p>
          </table:table-cell>
          <table:table-cell table:formula="of:=([.J108]*[.K108])/[.H108]" office:value-type="float" office:value="1" calcext:value-type="float">
            <text:p>1</text:p>
          </table:table-cell>
          <table:table-cell table:formula="of:=[.D108]/[.K108]" office:value-type="float" office:value="0.796666666666667" calcext:value-type="float">
            <text:p>0.796666666666667</text:p>
          </table:table-cell>
          <table:table-cell table:formula="of:=([.D108]*[.J108])/[.I108]" office:value-type="float" office:value="0.796666666666667" calcext:value-type="float">
            <text:p>0.796666666666667</text:p>
          </table:table-cell>
          <table:table-cell table:formula="of:=[.L108]*[.M108]*[.N108]" office:value-type="float" office:value="0.796666666666667" calcext:value-type="float">
            <text:p>0.79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.75" calcext:value-type="float">
            <text:p>18.75</text:p>
          </table:table-cell>
          <table:table-cell office:value-type="float" office:value="248" calcext:value-type="float">
            <text:p>248</text:p>
          </table:table-cell>
          <table:table-cell office:value-type="float" office:value="52" calcext:value-type="float">
            <text:p>52</text:p>
          </table:table-cell>
          <table:table-cell table:style-name="ce2" office:value-type="time" office:time-value="PT01H51M28S" calcext:value-type="time">
            <text:p>01:51:28 AM</text:p>
          </table:table-cell>
          <table:table-cell table:style-name="ce2" office:value-type="time" office:time-value="PT02H07M34S" calcext:value-type="time">
            <text:p>02:07:34 AM</text:p>
          </table:table-cell>
          <table:table-cell table:formula="of:=1/[.C109]*300" office:value-type="float" office:value="16" calcext:value-type="float">
            <text:p>16</text:p>
          </table:table-cell>
          <table:table-cell table:formula="of:=[.H109]" office:value-type="float" office:value="16" calcext:value-type="float">
            <text:p>16</text:p>
          </table:table-cell>
          <table:table-cell table:formula="of:=1/[.C109]" office:value-type="float" office:value="0.0533333333333333" calcext:value-type="float">
            <text:p>0.05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9]/[.I109]" office:value-type="float" office:value="1" calcext:value-type="float">
            <text:p>1</text:p>
          </table:table-cell>
          <table:table-cell table:formula="of:=([.J109]*[.K109])/[.H109]" office:value-type="float" office:value="1" calcext:value-type="float">
            <text:p>1</text:p>
          </table:table-cell>
          <table:table-cell table:formula="of:=[.D109]/[.K109]" office:value-type="float" office:value="0.826666666666667" calcext:value-type="float">
            <text:p>0.826666666666667</text:p>
          </table:table-cell>
          <table:table-cell table:formula="of:=([.D109]*[.J109])/[.I109]" office:value-type="float" office:value="0.826666666666667" calcext:value-type="float">
            <text:p>0.826666666666667</text:p>
          </table:table-cell>
          <table:table-cell table:formula="of:=[.L109]*[.M109]*[.N109]" office:value-type="float" office:value="0.826666666666667" calcext:value-type="float">
            <text:p>0.82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39" calcext:value-type="float">
            <text:p>239</text:p>
          </table:table-cell>
          <table:table-cell office:value-type="float" office:value="61" calcext:value-type="float">
            <text:p>61</text:p>
          </table:table-cell>
          <table:table-cell table:style-name="ce2" office:value-type="time" office:time-value="PT02H10M17S" calcext:value-type="time">
            <text:p>02:10:17 AM</text:p>
          </table:table-cell>
          <table:table-cell table:style-name="ce2" office:value-type="time" office:time-value="PT02H22M23S" calcext:value-type="time">
            <text:p>02:22:23 AM</text:p>
          </table:table-cell>
          <table:table-cell table:formula="of:=1/[.C110]*300" office:value-type="float" office:value="12" calcext:value-type="float">
            <text:p>12</text:p>
          </table:table-cell>
          <table:table-cell table:formula="of:=[.H110]" office:value-type="float" office:value="12" calcext:value-type="float">
            <text:p>12</text:p>
          </table:table-cell>
          <table:table-cell table:formula="of:=1/[.C110]" office:value-type="float" office:value="0.04" calcext:value-type="float">
            <text:p>0.04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0]/[.I110]" office:value-type="float" office:value="1" calcext:value-type="float">
            <text:p>1</text:p>
          </table:table-cell>
          <table:table-cell table:formula="of:=([.J110]*[.K110])/[.H110]" office:value-type="float" office:value="1" calcext:value-type="float">
            <text:p>1</text:p>
          </table:table-cell>
          <table:table-cell table:formula="of:=[.D110]/[.K110]" office:value-type="float" office:value="0.796666666666667" calcext:value-type="float">
            <text:p>0.796666666666667</text:p>
          </table:table-cell>
          <table:table-cell table:formula="of:=([.D110]*[.J110])/[.I110]" office:value-type="float" office:value="0.796666666666667" calcext:value-type="float">
            <text:p>0.796666666666667</text:p>
          </table:table-cell>
          <table:table-cell table:formula="of:=[.L110]*[.M110]*[.N110]" office:value-type="float" office:value="0.796666666666667" calcext:value-type="float">
            <text:p>0.79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1.25" calcext:value-type="float">
            <text:p>31.25</text:p>
          </table:table-cell>
          <table:table-cell office:value-type="float" office:value="240" calcext:value-type="float">
            <text:p>240</text:p>
          </table:table-cell>
          <table:table-cell office:value-type="float" office:value="60" calcext:value-type="float">
            <text:p>60</text:p>
          </table:table-cell>
          <table:table-cell table:style-name="ce2" office:value-type="time" office:time-value="PT02H24M08S" calcext:value-type="time">
            <text:p>02:24:08 AM</text:p>
          </table:table-cell>
          <table:table-cell table:style-name="ce2" office:value-type="time" office:time-value="PT02H33M50S" calcext:value-type="time">
            <text:p>02:33:50 AM</text:p>
          </table:table-cell>
          <table:table-cell table:formula="of:=1/[.C111]*300" office:value-type="float" office:value="9.6" calcext:value-type="float">
            <text:p>9.6</text:p>
          </table:table-cell>
          <table:table-cell table:formula="of:=[.H111]" office:value-type="float" office:value="9.6" calcext:value-type="float">
            <text:p>9.6</text:p>
          </table:table-cell>
          <table:table-cell table:formula="of:=1/[.C111]" office:value-type="float" office:value="0.032" calcext:value-type="float">
            <text:p>0.032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1]/[.I111]" office:value-type="float" office:value="1" calcext:value-type="float">
            <text:p>1</text:p>
          </table:table-cell>
          <table:table-cell table:formula="of:=([.J111]*[.K111])/[.H111]" office:value-type="float" office:value="1" calcext:value-type="float">
            <text:p>1</text:p>
          </table:table-cell>
          <table:table-cell table:formula="of:=[.D111]/[.K111]" office:value-type="float" office:value="0.8" calcext:value-type="float">
            <text:p>0.8</text:p>
          </table:table-cell>
          <table:table-cell table:formula="of:=([.D111]*[.J111])/[.I111]" office:value-type="float" office:value="0.8" calcext:value-type="float">
            <text:p>0.8</text:p>
          </table:table-cell>
          <table:table-cell table:formula="of:=[.L111]*[.M111]*[.N111]" office:value-type="float" office:value="0.8" calcext:value-type="float">
            <text:p>0.8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7.5" calcext:value-type="float">
            <text:p>37.5</text:p>
          </table:table-cell>
          <table:table-cell office:value-type="float" office:value="230" calcext:value-type="float">
            <text:p>230</text:p>
          </table:table-cell>
          <table:table-cell office:value-type="float" office:value="70" calcext:value-type="float">
            <text:p>70</text:p>
          </table:table-cell>
          <table:table-cell table:style-name="ce2" office:value-type="time" office:time-value="PT02H35M29S" calcext:value-type="time">
            <text:p>02:35:29 AM</text:p>
          </table:table-cell>
          <table:table-cell table:style-name="ce2" office:value-type="time" office:time-value="PT02H45M35S" calcext:value-type="time">
            <text:p>02:45:35 AM</text:p>
          </table:table-cell>
          <table:table-cell table:formula="of:=1/[.C112]*300" office:value-type="float" office:value="8" calcext:value-type="float">
            <text:p>8</text:p>
          </table:table-cell>
          <table:table-cell table:formula="of:=[.H112]" office:value-type="float" office:value="8" calcext:value-type="float">
            <text:p>8</text:p>
          </table:table-cell>
          <table:table-cell table:formula="of:=1/[.C112]" office:value-type="float" office:value="0.0266666666666667" calcext:value-type="float">
            <text:p>0.02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2]/[.I112]" office:value-type="float" office:value="1" calcext:value-type="float">
            <text:p>1</text:p>
          </table:table-cell>
          <table:table-cell table:formula="of:=([.J112]*[.K112])/[.H112]" office:value-type="float" office:value="1" calcext:value-type="float">
            <text:p>1</text:p>
          </table:table-cell>
          <table:table-cell table:formula="of:=[.D112]/[.K112]" office:value-type="float" office:value="0.766666666666667" calcext:value-type="float">
            <text:p>0.766666666666667</text:p>
          </table:table-cell>
          <table:table-cell table:formula="of:=([.D112]*[.J112])/[.I112]" office:value-type="float" office:value="0.766666666666667" calcext:value-type="float">
            <text:p>0.766666666666667</text:p>
          </table:table-cell>
          <table:table-cell table:formula="of:=[.L112]*[.M112]*[.N112]" office:value-type="float" office:value="0.766666666666667" calcext:value-type="float">
            <text:p>0.76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43.75" calcext:value-type="float">
            <text:p>43.75</text:p>
          </table:table-cell>
          <table:table-cell office:value-type="float" office:value="219" calcext:value-type="float">
            <text:p>219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7"/>
          <table:table-cell table:formula="of:=1/[.C113]*300" office:value-type="float" office:value="6.85714285714286" calcext:value-type="float">
            <text:p>6.85714285714286</text:p>
          </table:table-cell>
          <table:table-cell table:formula="of:=[.H113]" office:value-type="float" office:value="6.85714285714286" calcext:value-type="float">
            <text:p>6.85714285714286</text:p>
          </table:table-cell>
          <table:table-cell table:formula="of:=1/[.C113]" office:value-type="float" office:value="0.0228571428571429" calcext:value-type="float">
            <text:p>0.022857142857142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3]/[.I113]" office:value-type="float" office:value="1" calcext:value-type="float">
            <text:p>1</text:p>
          </table:table-cell>
          <table:table-cell table:formula="of:=([.J113]*[.K113])/[.H113]" office:value-type="float" office:value="1" calcext:value-type="float">
            <text:p>1</text:p>
          </table:table-cell>
          <table:table-cell table:formula="of:=[.D113]/[.K113]" office:value-type="float" office:value="0.73" calcext:value-type="float">
            <text:p>0.73</text:p>
          </table:table-cell>
          <table:table-cell table:formula="of:=([.D113]*[.J113])/[.I113]" office:value-type="float" office:value="0.73" calcext:value-type="float">
            <text:p>0.73</text:p>
          </table:table-cell>
          <table:table-cell table:formula="of:=[.L113]*[.M113]*[.N113]" office:value-type="float" office:value="0.73" calcext:value-type="float">
            <text:p>0.7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4"/>
          <table:table-cell table:formula="of:=1/[.C114]*300" office:value-type="float" office:value="6" calcext:value-type="float">
            <text:p>6</text:p>
          </table:table-cell>
          <table:table-cell table:formula="of:=[.H114]" office:value-type="float" office:value="6" calcext:value-type="float">
            <text:p>6</text:p>
          </table:table-cell>
          <table:table-cell table:formula="of:=1/[.C114]" office:value-type="float" office:value="0.02" calcext:value-type="float">
            <text:p>0.02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4]/[.I114]" office:value-type="float" office:value="1" calcext:value-type="float">
            <text:p>1</text:p>
          </table:table-cell>
          <table:table-cell table:formula="of:=([.J114]*[.K114])/[.H114]" office:value-type="float" office:value="1" calcext:value-type="float">
            <text:p>1</text:p>
          </table:table-cell>
          <table:table-cell table:formula="of:=[.D114]/[.K114]" office:value-type="float" office:value="0" calcext:value-type="float">
            <text:p>0</text:p>
          </table:table-cell>
          <table:table-cell table:formula="of:=([.D114]*[.J114])/[.I114]" office:value-type="float" office:value="0" calcext:value-type="float">
            <text:p>0</text:p>
          </table:table-cell>
          <table:table-cell table:formula="of:=[.L114]*[.M114]*[.N11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56.25" calcext:value-type="float">
            <text:p>56.25</text:p>
          </table:table-cell>
          <table:table-cell table:number-columns-repeated="4"/>
          <table:table-cell table:formula="of:=1/[.C115]*300" office:value-type="float" office:value="5.33333333333333" calcext:value-type="float">
            <text:p>5.33333333333333</text:p>
          </table:table-cell>
          <table:table-cell table:formula="of:=[.H115]" office:value-type="float" office:value="5.33333333333333" calcext:value-type="float">
            <text:p>5.33333333333333</text:p>
          </table:table-cell>
          <table:table-cell table:formula="of:=1/[.C115]" office:value-type="float" office:value="0.0177777777777778" calcext:value-type="float">
            <text:p>0.0177777777777778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5]/[.I115]" office:value-type="float" office:value="1" calcext:value-type="float">
            <text:p>1</text:p>
          </table:table-cell>
          <table:table-cell table:formula="of:=([.J115]*[.K115])/[.H115]" office:value-type="float" office:value="1" calcext:value-type="float">
            <text:p>1</text:p>
          </table:table-cell>
          <table:table-cell table:formula="of:=[.D115]/[.K115]" office:value-type="float" office:value="0" calcext:value-type="float">
            <text:p>0</text:p>
          </table:table-cell>
          <table:table-cell table:formula="of:=([.D115]*[.J115])/[.I115]" office:value-type="float" office:value="0" calcext:value-type="float">
            <text:p>0</text:p>
          </table:table-cell>
          <table:table-cell table:formula="of:=[.L115]*[.M115]*[.N11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62.5" calcext:value-type="float">
            <text:p>62.5</text:p>
          </table:table-cell>
          <table:table-cell table:number-columns-repeated="4"/>
          <table:table-cell table:formula="of:=1/[.C116]*300" office:value-type="float" office:value="4.8" calcext:value-type="float">
            <text:p>4.8</text:p>
          </table:table-cell>
          <table:table-cell table:formula="of:=[.H116]" office:value-type="float" office:value="4.8" calcext:value-type="float">
            <text:p>4.8</text:p>
          </table:table-cell>
          <table:table-cell table:formula="of:=1/[.C116]" office:value-type="float" office:value="0.016" calcext:value-type="float">
            <text:p>0.016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6]/[.I116]" office:value-type="float" office:value="1" calcext:value-type="float">
            <text:p>1</text:p>
          </table:table-cell>
          <table:table-cell table:formula="of:=([.J116]*[.K116])/[.H116]" office:value-type="float" office:value="1" calcext:value-type="float">
            <text:p>1</text:p>
          </table:table-cell>
          <table:table-cell table:formula="of:=[.D116]/[.K116]" office:value-type="float" office:value="0" calcext:value-type="float">
            <text:p>0</text:p>
          </table:table-cell>
          <table:table-cell table:formula="of:=([.D116]*[.J116])/[.I116]" office:value-type="float" office:value="0" calcext:value-type="float">
            <text:p>0</text:p>
          </table:table-cell>
          <table:table-cell table:formula="of:=[.L116]*[.M116]*[.N11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68.75" calcext:value-type="float">
            <text:p>68.75</text:p>
          </table:table-cell>
          <table:table-cell table:number-columns-repeated="4"/>
          <table:table-cell table:formula="of:=1/[.C117]*300" office:value-type="float" office:value="4.36363636363636" calcext:value-type="float">
            <text:p>4.36363636363636</text:p>
          </table:table-cell>
          <table:table-cell table:formula="of:=[.H117]" office:value-type="float" office:value="4.36363636363636" calcext:value-type="float">
            <text:p>4.36363636363636</text:p>
          </table:table-cell>
          <table:table-cell table:formula="of:=1/[.C117]" office:value-type="float" office:value="0.0145454545454545" calcext:value-type="float">
            <text:p>0.0145454545454545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7]/[.I117]" office:value-type="float" office:value="1" calcext:value-type="float">
            <text:p>1</text:p>
          </table:table-cell>
          <table:table-cell table:formula="of:=([.J117]*[.K117])/[.H117]" office:value-type="float" office:value="1" calcext:value-type="float">
            <text:p>1</text:p>
          </table:table-cell>
          <table:table-cell table:formula="of:=[.D117]/[.K117]" office:value-type="float" office:value="0" calcext:value-type="float">
            <text:p>0</text:p>
          </table:table-cell>
          <table:table-cell table:formula="of:=([.D117]*[.J117])/[.I117]" office:value-type="float" office:value="0" calcext:value-type="float">
            <text:p>0</text:p>
          </table:table-cell>
          <table:table-cell table:formula="of:=[.L117]*[.M117]*[.N11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4"/>
          <table:table-cell table:formula="of:=1/[.C118]*300" office:value-type="float" office:value="4" calcext:value-type="float">
            <text:p>4</text:p>
          </table:table-cell>
          <table:table-cell table:formula="of:=[.H118]" office:value-type="float" office:value="4" calcext:value-type="float">
            <text:p>4</text:p>
          </table:table-cell>
          <table:table-cell table:formula="of:=1/[.C118]" office:value-type="float" office:value="0.0133333333333333" calcext:value-type="float">
            <text:p>0.01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8]/[.I118]" office:value-type="float" office:value="1" calcext:value-type="float">
            <text:p>1</text:p>
          </table:table-cell>
          <table:table-cell table:formula="of:=([.J118]*[.K118])/[.H118]" office:value-type="float" office:value="1" calcext:value-type="float">
            <text:p>1</text:p>
          </table:table-cell>
          <table:table-cell table:formula="of:=[.D118]/[.K118]" office:value-type="float" office:value="0" calcext:value-type="float">
            <text:p>0</text:p>
          </table:table-cell>
          <table:table-cell table:formula="of:=([.D118]*[.J118])/[.I118]" office:value-type="float" office:value="0" calcext:value-type="float">
            <text:p>0</text:p>
          </table:table-cell>
          <table:table-cell table:formula="of:=[.L118]*[.M118]*[.N11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81.25" calcext:value-type="float">
            <text:p>81.25</text:p>
          </table:table-cell>
          <table:table-cell table:number-columns-repeated="4"/>
          <table:table-cell table:formula="of:=1/[.C119]*300" office:value-type="float" office:value="3.69230769230769" calcext:value-type="float">
            <text:p>3.69230769230769</text:p>
          </table:table-cell>
          <table:table-cell table:formula="of:=[.H119]" office:value-type="float" office:value="3.69230769230769" calcext:value-type="float">
            <text:p>3.69230769230769</text:p>
          </table:table-cell>
          <table:table-cell table:formula="of:=1/[.C119]" office:value-type="float" office:value="0.0123076923076923" calcext:value-type="float">
            <text:p>0.012307692307692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9]/[.I119]" office:value-type="float" office:value="1" calcext:value-type="float">
            <text:p>1</text:p>
          </table:table-cell>
          <table:table-cell table:formula="of:=([.J119]*[.K119])/[.H119]" office:value-type="float" office:value="1" calcext:value-type="float">
            <text:p>1</text:p>
          </table:table-cell>
          <table:table-cell table:formula="of:=[.D119]/[.K119]" office:value-type="float" office:value="0" calcext:value-type="float">
            <text:p>0</text:p>
          </table:table-cell>
          <table:table-cell table:formula="of:=([.D119]*[.J119])/[.I119]" office:value-type="float" office:value="0" calcext:value-type="float">
            <text:p>0</text:p>
          </table:table-cell>
          <table:table-cell table:formula="of:=[.L119]*[.M119]*[.N11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87.5" calcext:value-type="float">
            <text:p>87.5</text:p>
          </table:table-cell>
          <table:table-cell table:number-columns-repeated="4"/>
          <table:table-cell table:formula="of:=1/[.C120]*300" office:value-type="float" office:value="3.42857142857143" calcext:value-type="float">
            <text:p>3.42857142857143</text:p>
          </table:table-cell>
          <table:table-cell table:formula="of:=[.H120]" office:value-type="float" office:value="3.42857142857143" calcext:value-type="float">
            <text:p>3.42857142857143</text:p>
          </table:table-cell>
          <table:table-cell table:formula="of:=1/[.C120]" office:value-type="float" office:value="0.0114285714285714" calcext:value-type="float">
            <text:p>0.0114285714285714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0]/[.I120]" office:value-type="float" office:value="1" calcext:value-type="float">
            <text:p>1</text:p>
          </table:table-cell>
          <table:table-cell table:formula="of:=([.J120]*[.K120])/[.H120]" office:value-type="float" office:value="1" calcext:value-type="float">
            <text:p>1</text:p>
          </table:table-cell>
          <table:table-cell table:formula="of:=[.D120]/[.K120]" office:value-type="float" office:value="0" calcext:value-type="float">
            <text:p>0</text:p>
          </table:table-cell>
          <table:table-cell table:formula="of:=([.D120]*[.J120])/[.I120]" office:value-type="float" office:value="0" calcext:value-type="float">
            <text:p>0</text:p>
          </table:table-cell>
          <table:table-cell table:formula="of:=[.L120]*[.M120]*[.N12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93.75" calcext:value-type="float">
            <text:p>93.75</text:p>
          </table:table-cell>
          <table:table-cell table:number-columns-repeated="4"/>
          <table:table-cell table:formula="of:=1/[.C121]*300" office:value-type="float" office:value="3.2" calcext:value-type="float">
            <text:p>3.2</text:p>
          </table:table-cell>
          <table:table-cell table:formula="of:=[.H121]" office:value-type="float" office:value="3.2" calcext:value-type="float">
            <text:p>3.2</text:p>
          </table:table-cell>
          <table:table-cell table:formula="of:=1/[.C121]" office:value-type="float" office:value="0.0106666666666667" calcext:value-type="float">
            <text:p>0.010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1]/[.I121]" office:value-type="float" office:value="1" calcext:value-type="float">
            <text:p>1</text:p>
          </table:table-cell>
          <table:table-cell table:formula="of:=([.J121]*[.K121])/[.H121]" office:value-type="float" office:value="1" calcext:value-type="float">
            <text:p>1</text:p>
          </table:table-cell>
          <table:table-cell table:formula="of:=[.D121]/[.K121]" office:value-type="float" office:value="0" calcext:value-type="float">
            <text:p>0</text:p>
          </table:table-cell>
          <table:table-cell table:formula="of:=([.D121]*[.J121])/[.I121]" office:value-type="float" office:value="0" calcext:value-type="float">
            <text:p>0</text:p>
          </table:table-cell>
          <table:table-cell table:formula="of:=[.L121]*[.M121]*[.N12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/>
          <table:table-cell table:formula="of:=1/[.C122]*300" office:value-type="float" office:value="3" calcext:value-type="float">
            <text:p>3</text:p>
          </table:table-cell>
          <table:table-cell table:formula="of:=[.H122]" office:value-type="float" office:value="3" calcext:value-type="float">
            <text:p>3</text:p>
          </table:table-cell>
          <table:table-cell table:formula="of:=1/[.C122]" office:value-type="float" office:value="0.01" calcext:value-type="float">
            <text:p>0.01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2]/[.I122]" office:value-type="float" office:value="1" calcext:value-type="float">
            <text:p>1</text:p>
          </table:table-cell>
          <table:table-cell table:formula="of:=([.J122]*[.K122])/[.H122]" office:value-type="float" office:value="1" calcext:value-type="float">
            <text:p>1</text:p>
          </table:table-cell>
          <table:table-cell table:formula="of:=[.D122]/[.K122]" office:value-type="float" office:value="0" calcext:value-type="float">
            <text:p>0</text:p>
          </table:table-cell>
          <table:table-cell table:formula="of:=([.D122]*[.J122])/[.I122]" office:value-type="float" office:value="0" calcext:value-type="float">
            <text:p>0</text:p>
          </table:table-cell>
          <table:table-cell table:formula="of:=[.L122]*[.M122]*[.N12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06.25" calcext:value-type="float">
            <text:p>106.25</text:p>
          </table:table-cell>
          <table:table-cell table:number-columns-repeated="4"/>
          <table:table-cell table:formula="of:=1/[.C123]*300" office:value-type="float" office:value="2.82352941176471" calcext:value-type="float">
            <text:p>2.82352941176471</text:p>
          </table:table-cell>
          <table:table-cell table:formula="of:=[.H123]" office:value-type="float" office:value="2.82352941176471" calcext:value-type="float">
            <text:p>2.82352941176471</text:p>
          </table:table-cell>
          <table:table-cell table:formula="of:=1/[.C123]" office:value-type="float" office:value="0.00941176470588235" calcext:value-type="float">
            <text:p>0.00941176470588235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3]/[.I123]" office:value-type="float" office:value="1" calcext:value-type="float">
            <text:p>1</text:p>
          </table:table-cell>
          <table:table-cell table:formula="of:=([.J123]*[.K123])/[.H123]" office:value-type="float" office:value="1" calcext:value-type="float">
            <text:p>1</text:p>
          </table:table-cell>
          <table:table-cell table:formula="of:=[.D123]/[.K123]" office:value-type="float" office:value="0" calcext:value-type="float">
            <text:p>0</text:p>
          </table:table-cell>
          <table:table-cell table:formula="of:=([.D123]*[.J123])/[.I123]" office:value-type="float" office:value="0" calcext:value-type="float">
            <text:p>0</text:p>
          </table:table-cell>
          <table:table-cell table:formula="of:=[.L123]*[.M123]*[.N12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12.5" calcext:value-type="float">
            <text:p>112.5</text:p>
          </table:table-cell>
          <table:table-cell table:number-columns-repeated="4"/>
          <table:table-cell table:formula="of:=1/[.C124]*300" office:value-type="float" office:value="2.66666666666667" calcext:value-type="float">
            <text:p>2.66666666666667</text:p>
          </table:table-cell>
          <table:table-cell table:formula="of:=[.H124]" office:value-type="float" office:value="2.66666666666667" calcext:value-type="float">
            <text:p>2.66666666666667</text:p>
          </table:table-cell>
          <table:table-cell table:formula="of:=1/[.C124]" office:value-type="float" office:value="0.00888888888888889" calcext:value-type="float">
            <text:p>0.0088888888888888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4]/[.I124]" office:value-type="float" office:value="1" calcext:value-type="float">
            <text:p>1</text:p>
          </table:table-cell>
          <table:table-cell table:formula="of:=([.J124]*[.K124])/[.H124]" office:value-type="float" office:value="1" calcext:value-type="float">
            <text:p>1</text:p>
          </table:table-cell>
          <table:table-cell table:formula="of:=[.D124]/[.K124]" office:value-type="float" office:value="0" calcext:value-type="float">
            <text:p>0</text:p>
          </table:table-cell>
          <table:table-cell table:formula="of:=([.D124]*[.J124])/[.I124]" office:value-type="float" office:value="0" calcext:value-type="float">
            <text:p>0</text:p>
          </table:table-cell>
          <table:table-cell table:formula="of:=[.L124]*[.M124]*[.N12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18.75" calcext:value-type="float">
            <text:p>118.75</text:p>
          </table:table-cell>
          <table:table-cell table:number-columns-repeated="4"/>
          <table:table-cell table:formula="of:=1/[.C125]*300" office:value-type="float" office:value="2.52631578947368" calcext:value-type="float">
            <text:p>2.52631578947368</text:p>
          </table:table-cell>
          <table:table-cell table:formula="of:=[.H125]" office:value-type="float" office:value="2.52631578947368" calcext:value-type="float">
            <text:p>2.52631578947368</text:p>
          </table:table-cell>
          <table:table-cell table:formula="of:=1/[.C125]" office:value-type="float" office:value="0.00842105263157895" calcext:value-type="float">
            <text:p>0.00842105263157895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5]/[.I125]" office:value-type="float" office:value="1" calcext:value-type="float">
            <text:p>1</text:p>
          </table:table-cell>
          <table:table-cell table:formula="of:=([.J125]*[.K125])/[.H125]" office:value-type="float" office:value="1" calcext:value-type="float">
            <text:p>1</text:p>
          </table:table-cell>
          <table:table-cell table:formula="of:=[.D125]/[.K125]" office:value-type="float" office:value="0" calcext:value-type="float">
            <text:p>0</text:p>
          </table:table-cell>
          <table:table-cell table:formula="of:=([.D125]*[.J125])/[.I125]" office:value-type="float" office:value="0" calcext:value-type="float">
            <text:p>0</text:p>
          </table:table-cell>
          <table:table-cell table:formula="of:=[.L125]*[.M125]*[.N12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4"/>
          <table:table-cell table:formula="of:=1/[.C126]*300" office:value-type="float" office:value="2.5" calcext:value-type="float">
            <text:p>2.5</text:p>
          </table:table-cell>
          <table:table-cell table:formula="of:=[.H126]" office:value-type="float" office:value="2.5" calcext:value-type="float">
            <text:p>2.5</text:p>
          </table:table-cell>
          <table:table-cell table:formula="of:=1/[.C126]" office:value-type="float" office:value="0.00833333333333333" calcext:value-type="float">
            <text:p>0.008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6]/[.I126]" office:value-type="float" office:value="1" calcext:value-type="float">
            <text:p>1</text:p>
          </table:table-cell>
          <table:table-cell table:formula="of:=([.J126]*[.K126])/[.H126]" office:value-type="float" office:value="1" calcext:value-type="float">
            <text:p>1</text:p>
          </table:table-cell>
          <table:table-cell table:formula="of:=[.D126]/[.K126]" office:value-type="float" office:value="0" calcext:value-type="float">
            <text:p>0</text:p>
          </table:table-cell>
          <table:table-cell table:formula="of:=([.D126]*[.J126])/[.I126]" office:value-type="float" office:value="0" calcext:value-type="float">
            <text:p>0</text:p>
          </table:table-cell>
          <table:table-cell table:formula="of:=[.L126]*[.M126]*[.N126]"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minutes number:style="long"/>
      <number:text>:</number:text>
      <number:seconds number:style="long" number:decimal-places="1"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5">00/00/0000</text:date>, <text:time style:data-style-name="N2" text:time-value="19:47:22.10671371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meta:creation-date>2021-11-24T09:42:14Z</meta:creation-date>
    <dc:date>2021-12-15T20:43:47.939404176</dc:date>
    <meta:editing-cycles>20</meta:editing-cycles>
    <meta:editing-duration>PT2H51M58S</meta:editing-duration>
    <meta:document-statistic meta:table-count="1" meta:cell-count="1761" meta:object-count="0"/>
  </office:meta>
</office:document-meta>
</file>